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Reference Sans Serif" svg:font-family="'MS Reference Sans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53.15pt"/>
    </style:style>
    <style:style style:name="co4" style:family="table-column">
      <style:table-column-properties fo:break-before="auto" style:column-width="63.89pt"/>
    </style:style>
    <style:style style:name="co5" style:family="table-column">
      <style:table-column-properties fo:break-before="auto" style:column-width="78.75pt"/>
    </style:style>
    <style:style style:name="co6" style:family="table-column">
      <style:table-column-properties fo:break-before="auto" style:column-width="38.24pt"/>
    </style:style>
    <style:style style:name="co7" style:family="table-column">
      <style:table-column-properties fo:break-before="auto" style:column-width="40.5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123.99pt"/>
    </style:style>
    <style:style style:name="co10" style:family="table-column">
      <style:table-column-properties fo:break-before="auto" style:column-width="108.11pt"/>
    </style:style>
    <style:style style:name="co11" style:family="table-column">
      <style:table-column-properties fo:break-before="auto" style:column-width="65.99pt"/>
    </style:style>
    <style:style style:name="co12" style:family="table-column">
      <style:table-column-properties fo:break-before="auto" style:column-width="19.5pt"/>
    </style:style>
    <style:style style:name="co13" style:family="table-column">
      <style:table-column-properties fo:break-before="auto" style:column-width="80.25pt"/>
    </style:style>
    <style:style style:name="co14" style:family="table-column">
      <style:table-column-properties fo:break-before="auto" style:column-width="34.5pt"/>
    </style:style>
    <style:style style:name="co15" style:family="table-column">
      <style:table-column-properties fo:break-before="auto" style:column-width="110.24pt"/>
    </style:style>
    <style:style style:name="co16" style:family="table-column">
      <style:table-column-properties fo:break-before="auto" style:column-width="90pt"/>
    </style:style>
    <style:style style:name="co17" style:family="table-column">
      <style:table-column-properties fo:break-before="auto" style:column-width="58.51pt"/>
    </style:style>
    <style:style style:name="co18" style:family="table-column">
      <style:table-column-properties fo:break-before="auto" style:column-width="53.26pt"/>
    </style:style>
    <style:style style:name="co19" style:family="table-column">
      <style:table-column-properties fo:break-before="auto" style:column-width="42.75pt"/>
    </style:style>
    <style:style style:name="co20" style:family="table-column">
      <style:table-column-properties fo:break-before="auto" style:column-width="61.51pt"/>
    </style:style>
    <style:style style:name="co21" style:family="table-column">
      <style:table-column-properties fo:break-before="auto" style:column-width="62.25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140.4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33.85pt" fo:break-before="auto" style:use-optimal-row-height="true"/>
    </style:style>
    <style:style style:name="ro4" style:family="table-row">
      <style:table-row-properties style:row-height="15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74pt solid #000000" fo:background-color="#de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MS Reference Sans Serif" fo:font-size="20pt" fo:font-style="normal" fo:text-shadow="none" style:text-underline-style="none" fo:font-weight="normal" style:font-size-asian="20pt" style:font-style-asian="normal" style:font-weight-asian="normal" style:font-name-complex="MS Reference Sans Serif" style:font-size-complex="20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de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MS Reference Sans Serif" fo:font-size="20pt" fo:font-style="normal" fo:text-shadow="none" style:text-underline-style="none" fo:font-weight="normal" style:font-size-asian="20pt" style:font-style-asian="normal" style:font-weight-asian="normal" style:font-name-complex="MS Reference Sans Serif" style:font-size-complex="20pt" style:font-style-complex="normal" style:font-weight-complex="normal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able-cell-properties fo:border-bottom="0.74pt solid #000000" fo:background-color="#de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MS Reference Sans Serif" fo:font-size="20pt" fo:font-style="normal" fo:text-shadow="none" style:text-underline-style="none" fo:font-weight="normal" style:font-size-asian="20pt" style:font-style-asian="normal" style:font-weight-asian="normal" style:font-name-complex="MS Reference Sans Serif" style:font-size-complex="20pt" style:font-style-complex="normal" style:font-weight-complex="normal"/>
    </style:style>
    <style:style style:name="ce5" style:family="table-cell" style:parent-style-name="Default">
      <style:table-cell-properties fo:background-color="#fff2cc" style:diagonal-bl-tr="none" style:diagonal-tl-br="none" fo:border="0.74pt solid #000000" style:rotation-align="none"/>
      <style:text-properties fo:color="#5b9bd5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 style:data-style-name="N10127">
      <style:table-cell-properties style:rotation-align="none"/>
    </style:style>
    <style:style style:name="ce8" style:family="table-cell" style:parent-style-name="Default" style:data-style-name="N3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995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yct</text:p>
          </table:table-cell>
          <table:table-cell office:value-type="string" calcext:value-type="string">
            <text:p>mmin</text:p>
          </table:table-cell>
          <table:table-cell office:value-type="string" calcext:value-type="string">
            <text:p>mmax</text:p>
          </table:table-cell>
          <table:table-cell office:value-type="string" calcext:value-type="string">
            <text:p>cach</text:p>
          </table:table-cell>
          <table:table-cell office:value-type="string" calcext:value-type="string">
            <text:p>chmin</text:p>
          </table:table-cell>
          <table:table-cell office:value-type="string" calcext:value-type="string">
            <text:p>chmax</text:p>
          </table:table-cell>
          <table:table-cell table:style-name="ce3" office:value-type="string" calcext:value-type="string">
            <text:p>average performance</text:p>
          </table:table-cell>
          <table:table-cell table:style-name="ce6" office:value-type="string" calcext:value-type="string">
            <text:p>sum of performanc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VISOR 32/60</text:p>
          </table:table-cell>
          <table:table-cell office:value-type="float" office:value="125" calcext:value-type="float">
            <text:p>125</text:p>
          </table:table-cell>
          <table:table-cell office:value-type="float" office:value="256" calcext:value-type="float">
            <text:p>256</text:p>
          </table:table-cell>
          <table:table-cell office:value-type="float" office:value="6000" calcext:value-type="float">
            <text:p>6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style-name="ce3" table:formula="of:=AVERAGE([.C2:.H2])" office:value-type="float" office:value="1130.16666666667" calcext:value-type="float">
            <text:p>1130.1666666667</text:p>
          </table:table-cell>
          <table:table-cell table:style-name="ce6" table:formula="of:=SUM([.C2];[.D2];[.E2];[.F2];[.G2];[.H2])" office:value-type="float" office:value="6781" calcext:value-type="float">
            <text:p>6781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DAHL 470V/7</text:p>
          </table:table-cell>
          <table:table-cell office:value-type="float" office:value="29" calcext:value-type="float">
            <text:p>29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3" table:formula="of:=AVERAGE([.C3:.H3])" office:value-type="float" office:value="6683.5" calcext:value-type="float">
            <text:p>6683.5</text:p>
          </table:table-cell>
          <table:table-cell table:style-name="ce6" table:formula="of:=SUM([.C3];[.D3];[.E3];[.F3];[.G3];[.H3])" office:value-type="float" office:value="40101" calcext:value-type="float">
            <text:p>40101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DAHL 470/7A</text:p>
          </table:table-cell>
          <table:table-cell office:value-type="float" office:value="29" calcext:value-type="float">
            <text:p>29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3" table:formula="of:=AVERAGE([.C4:.H4])" office:value-type="float" office:value="6683.5" calcext:value-type="float">
            <text:p>6683.5</text:p>
          </table:table-cell>
          <table:table-cell table:style-name="ce6" table:formula="of:=SUM([.C4];[.D4];[.E4];[.F4];[.G4];[.H4])" office:value-type="float" office:value="40101" calcext:value-type="float">
            <text:p>40101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DAHL 470V/7B</text:p>
          </table:table-cell>
          <table:table-cell office:value-type="float" office:value="29" calcext:value-type="float">
            <text:p>29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3" table:formula="of:=AVERAGE([.C5:.H5])" office:value-type="float" office:value="6683.5" calcext:value-type="float">
            <text:p>6683.5</text:p>
          </table:table-cell>
          <table:table-cell table:style-name="ce6" table:formula="of:=SUM([.C5];[.D5];[.E5];[.F5];[.G5];[.H5])" office:value-type="float" office:value="40101" calcext:value-type="float">
            <text:p>40101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DAHL 470V/7C</text:p>
          </table:table-cell>
          <table:table-cell office:value-type="float" office:value="29" calcext:value-type="float">
            <text:p>29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" table:formula="of:=AVERAGE([.C6:.H6])" office:value-type="float" office:value="4014.16666666667" calcext:value-type="float">
            <text:p>4014.1666666667</text:p>
          </table:table-cell>
          <table:table-cell table:style-name="ce6" table:formula="of:=SUM([.C6];[.D6];[.E6];[.F6];[.G6];[.H6])" office:value-type="float" office:value="24085" calcext:value-type="float">
            <text:p>24085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DAHL 470V/8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3" table:formula="of:=AVERAGE([.C7:.H7])" office:value-type="float" office:value="6688.33333333333" calcext:value-type="float">
            <text:p>6688.3333333333</text:p>
          </table:table-cell>
          <table:table-cell table:style-name="ce6" table:formula="of:=SUM([.C7];[.D7];[.E7];[.F7];[.G7];[.H7])" office:value-type="float" office:value="40130" calcext:value-type="float">
            <text:p>40130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DAHL 580-5840</text:p>
          </table:table-cell>
          <table:table-cell office:value-type="float" office:value="23" calcext:value-type="float">
            <text:p>23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3" table:formula="of:=AVERAGE([.C8:.H8])" office:value-type="float" office:value="8022.5" calcext:value-type="float">
            <text:p>8022.5</text:p>
          </table:table-cell>
          <table:table-cell table:style-name="ce6" table:formula="of:=SUM([.C8];[.D8];[.E8];[.F8];[.G8];[.H8])" office:value-type="float" office:value="48135" calcext:value-type="float">
            <text:p>48135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DAHL 580-5850</text:p>
          </table:table-cell>
          <table:table-cell office:value-type="float" office:value="23" calcext:value-type="float">
            <text:p>23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3" table:formula="of:=AVERAGE([.C9:.H9])" office:value-type="float" office:value="8022.5" calcext:value-type="float">
            <text:p>8022.5</text:p>
          </table:table-cell>
          <table:table-cell table:style-name="ce6" table:formula="of:=SUM([.C9];[.D9];[.E9];[.F9];[.G9];[.H9])" office:value-type="float" office:value="48135" calcext:value-type="float">
            <text:p>48135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DAHL 580-5860</text:p>
          </table:table-cell>
          <table:table-cell office:value-type="float" office:value="23" calcext:value-type="float">
            <text:p>23</text:p>
          </table:table-cell>
          <table:table-cell office:value-type="float" office:value="16000" calcext:value-type="float">
            <text:p>16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3" table:formula="of:=AVERAGE([.C10:.H10])" office:value-type="float" office:value="13355.8333333333" calcext:value-type="float">
            <text:p>13355.8333333333</text:p>
          </table:table-cell>
          <table:table-cell table:style-name="ce6" table:formula="of:=SUM([.C10];[.D10];[.E10];[.F10];[.G10];[.H10])" office:value-type="float" office:value="80135" calcext:value-type="float">
            <text:p>80135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DAHL 580 5880</text:p>
          </table:table-cell>
          <table:table-cell office:value-type="float" office:value="23" calcext:value-type="float">
            <text:p>23</text:p>
          </table:table-cell>
          <table:table-cell office:value-type="float" office:value="32000" calcext:value-type="float">
            <text:p>32000</text:p>
          </table:table-cell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style-name="ce3" table:formula="of:=AVERAGE([.C11:.H11])" office:value-type="float" office:value="16041.1666666667" calcext:value-type="float">
            <text:p>16041.1666666667</text:p>
          </table:table-cell>
          <table:table-cell table:style-name="ce6" table:formula="of:=SUM([.C11];[.D11];[.E11];[.F11];[.G11];[.H11])" office:value-type="float" office:value="96247" calcext:value-type="float">
            <text:p>96247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OLLO DN32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table:formula="of:=AVERAGE([.C12:.H12])" office:value-type="float" office:value="733.833333333333" calcext:value-type="float">
            <text:p>733.8333333333</text:p>
          </table:table-cell>
          <table:table-cell table:style-name="ce6" table:formula="of:=SUM([.C12];[.D12];[.E12];[.F12];[.G12];[.H12])" office:value-type="float" office:value="4403" calcext:value-type="float">
            <text:p>4403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OLLO DN420</text:p>
          </table:table-cell>
          <table:table-cell office:value-type="float" office:value="400" calcext:value-type="float">
            <text:p>400</text:p>
          </table:table-cell>
          <table:table-cell office:value-type="float" office:value="512" calcext:value-type="float">
            <text:p>512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3:.H13])" office:value-type="float" office:value="737.166666666667" calcext:value-type="float">
            <text:p>737.1666666667</text:p>
          </table:table-cell>
          <table:table-cell table:style-name="ce6" table:formula="of:=SUM([.C13];[.D13];[.E13];[.F13];[.G13];[.H13])" office:value-type="float" office:value="4423" calcext:value-type="float">
            <text:p>4423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SF 7/65</text:p>
          </table:table-cell>
          <table:table-cell office:value-type="float" office:value="60" calcext:value-type="float">
            <text:p>6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14:.H14])" office:value-type="float" office:value="1689" calcext:value-type="float">
            <text:p>1689</text:p>
          </table:table-cell>
          <table:table-cell table:style-name="ce6" table:formula="of:=SUM([.C14];[.D14];[.E14];[.F14];[.G14];[.H14])" office:value-type="float" office:value="10134" calcext:value-type="float">
            <text:p>10134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F 7/68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15:.H15])" office:value-type="float" office:value="3354" calcext:value-type="float">
            <text:p>3354</text:p>
          </table:table-cell>
          <table:table-cell table:style-name="ce6" table:formula="of:=SUM([.C15];[.D15];[.E15];[.F15];[.G15];[.H15])" office:value-type="float" office:value="20124" calcext:value-type="float">
            <text:p>20124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TI 500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AVERAGE([.C16:.H16])" office:value-type="float" office:value="80.5" calcext:value-type="float">
            <text:p>80.5</text:p>
          </table:table-cell>
          <table:table-cell table:style-name="ce6" table:formula="of:=SUM([.C16];[.D16];[.E16];[.F16];[.G16];[.H16])" office:value-type="float" office:value="483" calcext:value-type="float">
            <text:p>483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TI 8000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3" table:formula="of:=AVERAGE([.C17:.H17])" office:value-type="float" office:value="2791.33333333333" calcext:value-type="float">
            <text:p>2791.3333333333</text:p>
          </table:table-cell>
          <table:table-cell table:style-name="ce6" table:formula="of:=SUM([.C17];[.D17];[.E17];[.F17];[.G17];[.H17])" office:value-type="float" office:value="16748" calcext:value-type="float">
            <text:p>16748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RROUGHS B1955</text:p>
          </table:table-cell>
          <table:table-cell office:value-type="float" office:value="167" calcext:value-type="float">
            <text:p>167</text:p>
          </table:table-cell>
          <table:table-cell office:value-type="float" office:value="524" calcext:value-type="float">
            <text:p>524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3" table:formula="of:=AVERAGE([.C18:.H18])" office:value-type="float" office:value="453" calcext:value-type="float">
            <text:p>453</text:p>
          </table:table-cell>
          <table:table-cell table:style-name="ce6" table:formula="of:=SUM([.C18];[.D18];[.E18];[.F18];[.G18];[.H18])" office:value-type="float" office:value="2718" calcext:value-type="float">
            <text:p>2718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URROUGHS B2900</text:p>
          </table:table-cell>
          <table:table-cell office:value-type="float" office:value="143" calcext:value-type="float">
            <text:p>143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style-name="ce3" table:formula="of:=AVERAGE([.C19:.H19])" office:value-type="float" office:value="949" calcext:value-type="float">
            <text:p>949</text:p>
          </table:table-cell>
          <table:table-cell table:style-name="ce6" table:formula="of:=SUM([.C19];[.D19];[.E19];[.F19];[.G19];[.H19])" office:value-type="float" office:value="5694" calcext:value-type="float">
            <text:p>5694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RROUGHS B2925</text:p>
          </table:table-cell>
          <table:table-cell office:value-type="float" office:value="143" calcext:value-type="float">
            <text:p>14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3" table:formula="of:=AVERAGE([.C20:.H20])" office:value-type="float" office:value="527.333333333333" calcext:value-type="float">
            <text:p>527.3333333333</text:p>
          </table:table-cell>
          <table:table-cell table:style-name="ce6" table:formula="of:=SUM([.C20];[.D20];[.E20];[.F20];[.G20];[.H20])" office:value-type="float" office:value="3164" calcext:value-type="float">
            <text:p>3164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RROUGHS B495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3" table:formula="of:=AVERAGE([.C21:.H21])" office:value-type="float" office:value="1720.66666666667" calcext:value-type="float">
            <text:p>1720.6666666667</text:p>
          </table:table-cell>
          <table:table-cell table:style-name="ce6" table:formula="of:=SUM([.C21];[.D21];[.E21];[.F21];[.G21];[.H21])" office:value-type="float" office:value="10324" calcext:value-type="float">
            <text:p>10324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RROUGHS B5900</text:p>
          </table:table-cell>
          <table:table-cell office:value-type="float" office:value="143" calcext:value-type="float">
            <text:p>143</text:p>
          </table:table-cell>
          <table:table-cell office:value-type="float" office:value="1500" calcext:value-type="float">
            <text:p>1500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style-name="ce3" table:formula="of:=AVERAGE([.C22:.H22])" office:value-type="float" office:value="1330" calcext:value-type="float">
            <text:p>1330</text:p>
          </table:table-cell>
          <table:table-cell table:style-name="ce6" table:formula="of:=SUM([.C22];[.D22];[.E22];[.F22];[.G22];[.H22])" office:value-type="float" office:value="7980" calcext:value-type="float">
            <text:p>7980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RROUGHS B5920</text:p>
          </table:table-cell>
          <table:table-cell office:value-type="float" office:value="143" calcext:value-type="float">
            <text:p>143</text:p>
          </table:table-cell>
          <table:table-cell office:value-type="float" office:value="3100" calcext:value-type="float">
            <text:p>31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3" table:formula="of:=AVERAGE([.C23:.H23])" office:value-type="float" office:value="1578" calcext:value-type="float">
            <text:p>1578</text:p>
          </table:table-cell>
          <table:table-cell table:style-name="ce6" table:formula="of:=SUM([.C23];[.D23];[.E23];[.F23];[.G23];[.H23])" office:value-type="float" office:value="9468" calcext:value-type="float">
            <text:p>9468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RROUGHS B6900</text:p>
          </table:table-cell>
          <table:table-cell office:value-type="float" office:value="143" calcext:value-type="float">
            <text:p>143</text:p>
          </table:table-cell>
          <table:table-cell office:value-type="float" office:value="2300" calcext:value-type="float">
            <text:p>23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style-name="ce3" table:formula="of:=AVERAGE([.C24:.H24])" office:value-type="float" office:value="1452.16666666667" calcext:value-type="float">
            <text:p>1452.1666666667</text:p>
          </table:table-cell>
          <table:table-cell table:style-name="ce6" table:formula="of:=SUM([.C24];[.D24];[.E24];[.F24];[.G24];[.H24])" office:value-type="float" office:value="8713" calcext:value-type="float">
            <text:p>8713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RROUGHS B6925</text:p>
          </table:table-cell>
          <table:table-cell office:value-type="float" office:value="110" calcext:value-type="float">
            <text:p>110</text:p>
          </table:table-cell>
          <table:table-cell office:value-type="float" office:value="3100" calcext:value-type="float">
            <text:p>31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style-name="ce3" table:formula="of:=AVERAGE([.C25:.H25])" office:value-type="float" office:value="1580" calcext:value-type="float">
            <text:p>1580</text:p>
          </table:table-cell>
          <table:table-cell table:style-name="ce6" table:formula="of:=SUM([.C25];[.D25];[.E25];[.F25];[.G25];[.H25])" office:value-type="float" office:value="9480" calcext:value-type="float">
            <text:p>9480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.R.D. 68/10-80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table:formula="of:=AVERAGE([.C26:.H26])" office:value-type="float" office:value="1076.83333333333" calcext:value-type="float">
            <text:p>1076.8333333333</text:p>
          </table:table-cell>
          <table:table-cell table:style-name="ce6" table:formula="of:=SUM([.C26];[.D26];[.E26];[.F26];[.G26];[.H26])" office:value-type="float" office:value="6461" calcext:value-type="float">
            <text:p>6461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.R.D. UNIVERSE 2203T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table:formula="of:=AVERAGE([.C27:.H27])" office:value-type="float" office:value="473.333333333333" calcext:value-type="float">
            <text:p>473.3333333333</text:p>
          </table:table-cell>
          <table:table-cell table:style-name="ce6" table:formula="of:=SUM([.C27];[.D27];[.E27];[.F27];[.G27];[.H27])" office:value-type="float" office:value="2840" calcext:value-type="float">
            <text:p>2840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.R.D. UNIVERSE 68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28:.H28])" office:value-type="float" office:value="1097.16666666667" calcext:value-type="float">
            <text:p>1097.1666666667</text:p>
          </table:table-cell>
          <table:table-cell table:style-name="ce6" table:formula="of:=SUM([.C28];[.D28];[.E28];[.F28];[.G28];[.H28])" office:value-type="float" office:value="6583" calcext:value-type="float">
            <text:p>6583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.R.D. UNIVERSE 68/05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table:formula="of:=AVERAGE([.C29:.H29])" office:value-type="float" office:value="597.333333333333" calcext:value-type="float">
            <text:p>597.3333333333</text:p>
          </table:table-cell>
          <table:table-cell table:style-name="ce6" table:formula="of:=SUM([.C29];[.D29];[.E29];[.F29];[.G29];[.H29])" office:value-type="float" office:value="3584" calcext:value-type="float">
            <text:p>3584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.R.D. UNIVERSE 68/137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table:formula="of:=AVERAGE([.C30:.H30])" office:value-type="float" office:value="973.666666666667" calcext:value-type="float">
            <text:p>973.6666666667</text:p>
          </table:table-cell>
          <table:table-cell table:style-name="ce6" table:formula="of:=SUM([.C30];[.D30];[.E30];[.F30];[.G30];[.H30])" office:value-type="float" office:value="5842" calcext:value-type="float">
            <text:p>5842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.R.D. UNIVERSE 68/37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31:.H31])" office:value-type="float" office:value="931.166666666667" calcext:value-type="float">
            <text:p>931.1666666667</text:p>
          </table:table-cell>
          <table:table-cell table:style-name="ce6" table:formula="of:=SUM([.C31];[.D31];[.E31];[.F31];[.G31];[.H31])" office:value-type="float" office:value="5587" calcext:value-type="float">
            <text:p>5587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DC CYBER 170/750</text:p>
          </table:table-cell>
          <table:table-cell office:value-type="float" office:value="25" calcext:value-type="float">
            <text:p>25</text:p>
          </table:table-cell>
          <table:table-cell office:value-type="float" office:value="1310" calcext:value-type="float">
            <text:p>1310</text:p>
          </table:table-cell>
          <table:table-cell office:value-type="float" office:value="2620" calcext:value-type="float">
            <text:p>2620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32:.H32])" office:value-type="float" office:value="687" calcext:value-type="float">
            <text:p>687</text:p>
          </table:table-cell>
          <table:table-cell table:style-name="ce6" table:formula="of:=SUM([.C32];[.D32];[.E32];[.F32];[.G32];[.H32])" office:value-type="float" office:value="4122" calcext:value-type="float">
            <text:p>4122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DC CYBER 170/760</text:p>
          </table:table-cell>
          <table:table-cell office:value-type="float" office:value="25" calcext:value-type="float">
            <text:p>25</text:p>
          </table:table-cell>
          <table:table-cell office:value-type="float" office:value="1310" calcext:value-type="float">
            <text:p>1310</text:p>
          </table:table-cell>
          <table:table-cell office:value-type="float" office:value="2620" calcext:value-type="float">
            <text:p>2620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33:.H33])" office:value-type="float" office:value="687" calcext:value-type="float">
            <text:p>687</text:p>
          </table:table-cell>
          <table:table-cell table:style-name="ce6" table:formula="of:=SUM([.C33];[.D33];[.E33];[.F33];[.G33];[.H33])" office:value-type="float" office:value="4122" calcext:value-type="float">
            <text:p>4122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DC CYBER 170/815</text:p>
          </table:table-cell>
          <table:table-cell office:value-type="float" office:value="50" calcext:value-type="float">
            <text:p>50</text:p>
          </table:table-cell>
          <table:table-cell office:value-type="float" office:value="2620" calcext:value-type="float">
            <text:p>2620</text:p>
          </table:table-cell>
          <table:table-cell office:value-type="float" office:value="10480" calcext:value-type="float">
            <text:p>1048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34:.H34])" office:value-type="float" office:value="2202.66666666667" calcext:value-type="float">
            <text:p>2202.6666666667</text:p>
          </table:table-cell>
          <table:table-cell table:style-name="ce6" table:formula="of:=SUM([.C34];[.D34];[.E34];[.F34];[.G34];[.H34])" office:value-type="float" office:value="13216" calcext:value-type="float">
            <text:p>13216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DC CYBER 170/825</text:p>
          </table:table-cell>
          <table:table-cell office:value-type="float" office:value="50" calcext:value-type="float">
            <text:p>50</text:p>
          </table:table-cell>
          <table:table-cell office:value-type="float" office:value="2620" calcext:value-type="float">
            <text:p>2620</text:p>
          </table:table-cell>
          <table:table-cell office:value-type="float" office:value="10480" calcext:value-type="float">
            <text:p>1048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35:.H35])" office:value-type="float" office:value="2202.66666666667" calcext:value-type="float">
            <text:p>2202.6666666667</text:p>
          </table:table-cell>
          <table:table-cell table:style-name="ce6" table:formula="of:=SUM([.C35];[.D35];[.E35];[.F35];[.G35];[.H35])" office:value-type="float" office:value="13216" calcext:value-type="float">
            <text:p>13216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DC CYBER 170/835</text:p>
          </table:table-cell>
          <table:table-cell office:value-type="float" office:value="56" calcext:value-type="float">
            <text:p>56</text:p>
          </table:table-cell>
          <table:table-cell office:value-type="float" office:value="5240" calcext:value-type="float">
            <text:p>5240</text:p>
          </table:table-cell>
          <table:table-cell office:value-type="float" office:value="20970" calcext:value-type="float">
            <text:p>2097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36:.H36])" office:value-type="float" office:value="4388.66666666667" calcext:value-type="float">
            <text:p>4388.6666666667</text:p>
          </table:table-cell>
          <table:table-cell table:style-name="ce6" table:formula="of:=SUM([.C36];[.D36];[.E36];[.F36];[.G36];[.H36])" office:value-type="float" office:value="26332" calcext:value-type="float">
            <text:p>26332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DC CYBER 170/845</text:p>
          </table:table-cell>
          <table:table-cell office:value-type="float" office:value="64" calcext:value-type="float">
            <text:p>64</text:p>
          </table:table-cell>
          <table:table-cell office:value-type="float" office:value="5240" calcext:value-type="float">
            <text:p>5240</text:p>
          </table:table-cell>
          <table:table-cell office:value-type="float" office:value="20970" calcext:value-type="float">
            <text:p>2097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37:.H37])" office:value-type="float" office:value="4390" calcext:value-type="float">
            <text:p>4390</text:p>
          </table:table-cell>
          <table:table-cell table:style-name="ce6" table:formula="of:=SUM([.C37];[.D37];[.E37];[.F37];[.G37];[.H37])" office:value-type="float" office:value="26340" calcext:value-type="float">
            <text:p>26340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DC OMEGA 480-I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AVERAGE([.C38:.H38])" office:value-type="float" office:value="427.166666666667" calcext:value-type="float">
            <text:p>427.1666666667</text:p>
          </table:table-cell>
          <table:table-cell table:style-name="ce6" table:formula="of:=SUM([.C38];[.D38];[.E38];[.F38];[.G38];[.H38])" office:value-type="float" office:value="2563" calcext:value-type="float">
            <text:p>2563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DC OMEGA 480-II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table:formula="of:=AVERAGE([.C39:.H39])" office:value-type="float" office:value="844" calcext:value-type="float">
            <text:p>844</text:p>
          </table:table-cell>
          <table:table-cell table:style-name="ce6" table:formula="of:=SUM([.C39];[.D39];[.E39];[.F39];[.G39];[.H39])" office:value-type="float" office:value="5064" calcext:value-type="float">
            <text:p>5064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DC OMEGA 480-III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table:formula="of:=AVERAGE([.C40:.H40])" office:value-type="float" office:value="1677.33333333333" calcext:value-type="float">
            <text:p>1677.3333333333</text:p>
          </table:table-cell>
          <table:table-cell table:style-name="ce6" table:formula="of:=SUM([.C40];[.D40];[.E40];[.F40];[.G40];[.H40])" office:value-type="float" office:value="10064" calcext:value-type="float">
            <text:p>10064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MBEX 1636-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table:formula="of:=AVERAGE([.C41:.H41])" office:value-type="float" office:value="844.333333333333" calcext:value-type="float">
            <text:p>844.3333333333</text:p>
          </table:table-cell>
          <table:table-cell table:style-name="ce6" table:formula="of:=SUM([.C41];[.D41];[.E41];[.F41];[.G41];[.H41])" office:value-type="float" office:value="5066" calcext:value-type="float">
            <text:p>5066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MBEX 1636-1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table:formula="of:=AVERAGE([.C42:.H42])" office:value-type="float" office:value="1511" calcext:value-type="float">
            <text:p>1511</text:p>
          </table:table-cell>
          <table:table-cell table:style-name="ce6" table:formula="of:=SUM([.C42];[.D42];[.E42];[.F42];[.G42];[.H42])" office:value-type="float" office:value="9066" calcext:value-type="float">
            <text:p>9066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MBEX 1641-1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table:formula="of:=AVERAGE([.C43:.H43])" office:value-type="float" office:value="3011" calcext:value-type="float">
            <text:p>3011</text:p>
          </table:table-cell>
          <table:table-cell table:style-name="ce6" table:formula="of:=SUM([.C43];[.D43];[.E43];[.F43];[.G43];[.H43])" office:value-type="float" office:value="18066" calcext:value-type="float">
            <text:p>18066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MBEX 1641-11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44:.H44])" office:value-type="float" office:value="3011.16666666667" calcext:value-type="float">
            <text:p>3011.1666666667</text:p>
          </table:table-cell>
          <table:table-cell table:style-name="ce6" table:formula="of:=SUM([.C44];[.D44];[.E44];[.F44];[.G44];[.H44])" office:value-type="float" office:value="18067" calcext:value-type="float">
            <text:p>18067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MBEX 1651-1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45:.H45])" office:value-type="float" office:value="3011.16666666667" calcext:value-type="float">
            <text:p>3011.1666666667</text:p>
          </table:table-cell>
          <table:table-cell table:style-name="ce6" table:formula="of:=SUM([.C45];[.D45];[.E45];[.F45];[.G45];[.H45])" office:value-type="float" office:value="18067" calcext:value-type="float">
            <text:p>18067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C DECSYS 10 1091</text:p>
          </table:table-cell>
          <table:table-cell office:value-type="float" office:value="133" calcext:value-type="float">
            <text:p>133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" table:formula="of:=AVERAGE([.C46:.H46])" office:value-type="float" office:value="2192.83333333333" calcext:value-type="float">
            <text:p>2192.8333333333</text:p>
          </table:table-cell>
          <table:table-cell table:style-name="ce6" table:formula="of:=SUM([.C46];[.D46];[.E46];[.F46];[.G46];[.H46])" office:value-type="float" office:value="13157" calcext:value-type="float">
            <text:p>13157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EC DECSYS 20 2060</text:p>
          </table:table-cell>
          <table:table-cell office:value-type="float" office:value="133" calcext:value-type="float">
            <text:p>133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" table:formula="of:=AVERAGE([.C47:.H47])" office:value-type="float" office:value="1526.16666666667" calcext:value-type="float">
            <text:p>1526.1666666667</text:p>
          </table:table-cell>
          <table:table-cell table:style-name="ce6" table:formula="of:=SUM([.C47];[.D47];[.E47];[.F47];[.G47];[.H47])" office:value-type="float" office:value="9157" calcext:value-type="float">
            <text:p>9157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C MICROVAX-1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AVERAGE([.C48:.H48])" office:value-type="float" office:value="307.333333333333" calcext:value-type="float">
            <text:p>307.3333333333</text:p>
          </table:table-cell>
          <table:table-cell table:style-name="ce6" table:formula="of:=SUM([.C48];[.D48];[.E48];[.F48];[.G48];[.H48])" office:value-type="float" office:value="1844" calcext:value-type="float">
            <text:p>1844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C VAX 11/730</text:p>
          </table:table-cell>
          <table:table-cell office:value-type="float" office:value="810" calcext:value-type="float">
            <text:p>81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AVERAGE([.C49:.H49])" office:value-type="float" office:value="1135.33333333333" calcext:value-type="float">
            <text:p>1135.3333333333</text:p>
          </table:table-cell>
          <table:table-cell table:style-name="ce6" table:formula="of:=SUM([.C49];[.D49];[.E49];[.F49];[.G49];[.H49])" office:value-type="float" office:value="6812" calcext:value-type="float">
            <text:p>6812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C VAX 11/750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table:formula="of:=AVERAGE([.C50:.H50])" office:value-type="float" office:value="1473.66666666667" calcext:value-type="float">
            <text:p>1473.6666666667</text:p>
          </table:table-cell>
          <table:table-cell table:style-name="ce6" table:formula="of:=SUM([.C50];[.D50];[.E50];[.F50];[.G50];[.H50])" office:value-type="float" office:value="8842" calcext:value-type="float">
            <text:p>8842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C VAX 11/780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51:.H51])" office:value-type="float" office:value="1454.83333333333" calcext:value-type="float">
            <text:p>1454.8333333333</text:p>
          </table:table-cell>
          <table:table-cell table:style-name="ce6" table:formula="of:=SUM([.C51];[.D51];[.E51];[.F51];[.G51];[.H51])" office:value-type="float" office:value="8729" calcext:value-type="float">
            <text:p>8729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G ECLIPSE C/350</text:p>
          </table:table-cell>
          <table:table-cell office:value-type="float" office:value="700" calcext:value-type="float">
            <text:p>700</text:p>
          </table:table-cell>
          <table:table-cell office:value-type="float" office:value="384" calcext:value-type="float">
            <text:p>384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AVERAGE([.C52:.H52])" office:value-type="float" office:value="1514.33333333333" calcext:value-type="float">
            <text:p>1514.3333333333</text:p>
          </table:table-cell>
          <table:table-cell table:style-name="ce6" table:formula="of:=SUM([.C52];[.D52];[.E52];[.F52];[.G52];[.H52])" office:value-type="float" office:value="9086" calcext:value-type="float">
            <text:p>9086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G ECLIPSE M/600</text:p>
          </table:table-cell>
          <table:table-cell office:value-type="float" office:value="700" calcext:value-type="float">
            <text:p>700</text:p>
          </table:table-cell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AVERAGE([.C53:.H53])" office:value-type="float" office:value="493" calcext:value-type="float">
            <text:p>493</text:p>
          </table:table-cell>
          <table:table-cell table:style-name="ce6" table:formula="of:=SUM([.C53];[.D53];[.E53];[.F53];[.G53];[.H53])" office:value-type="float" office:value="2958" calcext:value-type="float">
            <text:p>2958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G ECLIPSE MV/1000</text:p>
          </table:table-cell>
          <table:table-cell office:value-type="float" office:value="140" calcext:value-type="float">
            <text:p>140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table:formula="of:=AVERAGE([.C54:.H54])" office:value-type="float" office:value="2860" calcext:value-type="float">
            <text:p>2860</text:p>
          </table:table-cell>
          <table:table-cell table:style-name="ce6" table:formula="of:=SUM([.C54];[.D54];[.E54];[.F54];[.G54];[.H54])" office:value-type="float" office:value="17160" calcext:value-type="float">
            <text:p>17160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G ECLIPSE MV/40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table:formula="of:=AVERAGE([.C55:.H55])" office:value-type="float" office:value="1533.83333333333" calcext:value-type="float">
            <text:p>1533.8333333333</text:p>
          </table:table-cell>
          <table:table-cell table:style-name="ce6" table:formula="of:=SUM([.C55];[.D55];[.E55];[.F55];[.G55];[.H55])" office:value-type="float" office:value="9203" calcext:value-type="float">
            <text:p>9203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G ECLIPSE MV/6000</text:p>
          </table:table-cell>
          <table:table-cell office:value-type="float" office:value="110" calcext:value-type="float">
            <text:p>11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table:formula="of:=AVERAGE([.C56:.H56])" office:value-type="float" office:value="854.833333333333" calcext:value-type="float">
            <text:p>854.8333333333</text:p>
          </table:table-cell>
          <table:table-cell table:style-name="ce6" table:formula="of:=SUM([.C56];[.D56];[.E56];[.F56];[.G56];[.H56])" office:value-type="float" office:value="5129" calcext:value-type="float">
            <text:p>5129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G ECLIPSE MV/8000</text:p>
          </table:table-cell>
          <table:table-cell office:value-type="float" office:value="110" calcext:value-type="float">
            <text:p>1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table:formula="of:=AVERAGE([.C57:.H57])" office:value-type="float" office:value="2188.16666666667" calcext:value-type="float">
            <text:p>2188.1666666667</text:p>
          </table:table-cell>
          <table:table-cell table:style-name="ce6" table:formula="of:=SUM([.C57];[.D57];[.E57];[.F57];[.G57];[.H57])" office:value-type="float" office:value="13129" calcext:value-type="float">
            <text:p>13129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G ECLIPSE MV/8000 II</text:p>
          </table:table-cell>
          <table:table-cell office:value-type="float" office:value="220" calcext:value-type="float">
            <text:p>22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table:formula="of:=AVERAGE([.C58:.H58])" office:value-type="float" office:value="1539.83333333333" calcext:value-type="float">
            <text:p>1539.8333333333</text:p>
          </table:table-cell>
          <table:table-cell table:style-name="ce6" table:formula="of:=SUM([.C58];[.D58];[.E58];[.F58];[.G58];[.H58])" office:value-type="float" office:value="9239" calcext:value-type="float">
            <text:p>9239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ORMATION F4000/100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AVERAGE([.C59:.H59])" office:value-type="float" office:value="1510.16666666667" calcext:value-type="float">
            <text:p>1510.1666666667</text:p>
          </table:table-cell>
          <table:table-cell table:style-name="ce6" table:formula="of:=SUM([.C59];[.D59];[.E59];[.F59];[.G59];[.H59])" office:value-type="float" office:value="9061" calcext:value-type="float">
            <text:p>9061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ORMATION F4000/200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AVERAGE([.C60:.H60])" office:value-type="float" office:value="1510.16666666667" calcext:value-type="float">
            <text:p>1510.1666666667</text:p>
          </table:table-cell>
          <table:table-cell table:style-name="ce6" table:formula="of:=SUM([.C60];[.D60];[.E60];[.F60];[.G60];[.H60])" office:value-type="float" office:value="9061" calcext:value-type="float">
            <text:p>9061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ORMATION F4000/200AP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AVERAGE([.C61:.H61])" office:value-type="float" office:value="1510.16666666667" calcext:value-type="float">
            <text:p>1510.1666666667</text:p>
          </table:table-cell>
          <table:table-cell table:style-name="ce6" table:formula="of:=SUM([.C61];[.D61];[.E61];[.F61];[.G61];[.H61])" office:value-type="float" office:value="9061" calcext:value-type="float">
            <text:p>9061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ORMATION F4000/300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AVERAGE([.C62:.H62])" office:value-type="float" office:value="1510.16666666667" calcext:value-type="float">
            <text:p>1510.1666666667</text:p>
          </table:table-cell>
          <table:table-cell table:style-name="ce6" table:formula="of:=SUM([.C62];[.D62];[.E62];[.F62];[.G62];[.H62])" office:value-type="float" office:value="9061" calcext:value-type="float">
            <text:p>9061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ORMATION F4000/300AP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AVERAGE([.C63:.H63])" office:value-type="float" office:value="1510.16666666667" calcext:value-type="float">
            <text:p>1510.1666666667</text:p>
          </table:table-cell>
          <table:table-cell table:style-name="ce6" table:formula="of:=SUM([.C63];[.D63];[.E63];[.F63];[.G63];[.H63])" office:value-type="float" office:value="9061" calcext:value-type="float">
            <text:p>9061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OUR PHASE 2000/260</text:p>
          </table:table-cell>
          <table:table-cell office:value-type="float" office:value="125" calcext:value-type="float">
            <text:p>125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3" table:formula="of:=AVERAGE([.C64:.H64])" office:value-type="float" office:value="277.5" calcext:value-type="float">
            <text:p>277.5</text:p>
          </table:table-cell>
          <table:table-cell table:style-name="ce6" table:formula="of:=SUM([.C64];[.D64];[.E64];[.F64];[.G64];[.H64])" office:value-type="float" office:value="1665" calcext:value-type="float">
            <text:p>1665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OULD CONCEPT 32/8705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table:formula="of:=AVERAGE([.C65:.H65])" office:value-type="float" office:value="1696.33333333333" calcext:value-type="float">
            <text:p>1696.3333333333</text:p>
          </table:table-cell>
          <table:table-cell table:style-name="ce6" table:formula="of:=SUM([.C65];[.D65];[.E65];[.F65];[.G65];[.H65])" office:value-type="float" office:value="10178" calcext:value-type="float">
            <text:p>10178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OULD CONCEPT 32/875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table:formula="of:=AVERAGE([.C66:.H66])" office:value-type="float" office:value="3029.66666666667" calcext:value-type="float">
            <text:p>3029.6666666667</text:p>
          </table:table-cell>
          <table:table-cell table:style-name="ce6" table:formula="of:=SUM([.C66];[.D66];[.E66];[.F66];[.G66];[.H66])" office:value-type="float" office:value="18178" calcext:value-type="float">
            <text:p>18178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OULD CONCEPT 32/878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table:formula="of:=AVERAGE([.C67:.H67])" office:value-type="float" office:value="3040.33333333333" calcext:value-type="float">
            <text:p>3040.3333333333</text:p>
          </table:table-cell>
          <table:table-cell table:style-name="ce6" table:formula="of:=SUM([.C67];[.D67];[.E67];[.F67];[.G67];[.H67])" office:value-type="float" office:value="18242" calcext:value-type="float">
            <text:p>18242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P 3000/30</text:p>
          </table:table-cell>
          <table:table-cell office:value-type="float" office:value="90" calcext:value-type="float">
            <text:p>9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" table:formula="of:=AVERAGE([.C68:.H68])" office:value-type="float" office:value="226.5" calcext:value-type="float">
            <text:p>226.5</text:p>
          </table:table-cell>
          <table:table-cell table:style-name="ce6" table:formula="of:=SUM([.C68];[.D68];[.E68];[.F68];[.G68];[.H68])" office:value-type="float" office:value="1359" calcext:value-type="float">
            <text:p>1359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P 3000/40</text:p>
          </table:table-cell>
          <table:table-cell office:value-type="float" office:value="10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" table:formula="of:=AVERAGE([.C69:.H69])" office:value-type="float" office:value="395.666666666667" calcext:value-type="float">
            <text:p>395.6666666667</text:p>
          </table:table-cell>
          <table:table-cell table:style-name="ce6" table:formula="of:=SUM([.C69];[.D69];[.E69];[.F69];[.G69];[.H69])" office:value-type="float" office:value="2374" calcext:value-type="float">
            <text:p>2374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P 3000/44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70:.H70])" office:value-type="float" office:value="855.333333333333" calcext:value-type="float">
            <text:p>855.3333333333</text:p>
          </table:table-cell>
          <table:table-cell table:style-name="ce6" table:formula="of:=SUM([.C70];[.D70];[.E70];[.F70];[.G70];[.H70])" office:value-type="float" office:value="5132" calcext:value-type="float">
            <text:p>5132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P 3000/48</text:p>
          </table:table-cell>
          <table:table-cell office:value-type="float" office:value="105" calcext:value-type="float">
            <text:p>10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3" table:formula="of:=AVERAGE([.C71:.H71])" office:value-type="float" office:value="1022.5" calcext:value-type="float">
            <text:p>1022.5</text:p>
          </table:table-cell>
          <table:table-cell table:style-name="ce6" table:formula="of:=SUM([.C71];[.D71];[.E71];[.F71];[.G71];[.H71])" office:value-type="float" office:value="6135" calcext:value-type="float">
            <text:p>6135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P 3000/64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72:.H72])" office:value-type="float" office:value="1685" calcext:value-type="float">
            <text:p>1685</text:p>
          </table:table-cell>
          <table:table-cell table:style-name="ce6" table:formula="of:=SUM([.C72];[.D72];[.E72];[.F72];[.G72];[.H72])" office:value-type="float" office:value="10110" calcext:value-type="float">
            <text:p>10110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P 3000/88</text:p>
          </table:table-cell>
          <table:table-cell office:value-type="float" office:value="75" calcext:value-type="float">
            <text:p>75</text:p>
          </table:table-cell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3" table:formula="of:=AVERAGE([.C73:.H73])" office:value-type="float" office:value="1855.66666666667" calcext:value-type="float">
            <text:p>1855.6666666667</text:p>
          </table:table-cell>
          <table:table-cell table:style-name="ce6" table:formula="of:=SUM([.C73];[.D73];[.E73];[.F73];[.G73];[.H73])" office:value-type="float" office:value="11134" calcext:value-type="float">
            <text:p>11134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P 3000/III</text:p>
          </table:table-cell>
          <table:table-cell office:value-type="float" office:value="175" calcext:value-type="float">
            <text:p>175</text:p>
          </table:table-cell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74:.H74])" office:value-type="float" office:value="409.666666666667" calcext:value-type="float">
            <text:p>409.6666666667</text:p>
          </table:table-cell>
          <table:table-cell table:style-name="ce6" table:formula="of:=SUM([.C74];[.D74];[.E74];[.F74];[.G74];[.H74])" office:value-type="float" office:value="2458" calcext:value-type="float">
            <text:p>2458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ARRIS 100</text:p>
          </table:table-cell>
          <table:table-cell office:value-type="float" office:value="300" calcext:value-type="float">
            <text:p>300</text:p>
          </table:table-cell>
          <table:table-cell office:value-type="float" office:value="768" calcext:value-type="float">
            <text:p>768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75:.H75])" office:value-type="float" office:value="683" calcext:value-type="float">
            <text:p>683</text:p>
          </table:table-cell>
          <table:table-cell table:style-name="ce6" table:formula="of:=SUM([.C75];[.D75];[.E75];[.F75];[.G75];[.H75])" office:value-type="float" office:value="4098" calcext:value-type="float">
            <text:p>4098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RRIS 300</text:p>
          </table:table-cell>
          <table:table-cell office:value-type="float" office:value="300" calcext:value-type="float">
            <text:p>300</text:p>
          </table:table-cell>
          <table:table-cell office:value-type="float" office:value="768" calcext:value-type="float">
            <text:p>76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76:.H76])" office:value-type="float" office:value="684" calcext:value-type="float">
            <text:p>684</text:p>
          </table:table-cell>
          <table:table-cell table:style-name="ce6" table:formula="of:=SUM([.C76];[.D76];[.E76];[.F76];[.G76];[.H76])" office:value-type="float" office:value="4104" calcext:value-type="float">
            <text:p>4104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ARRIS 500</text:p>
          </table:table-cell>
          <table:table-cell office:value-type="float" office:value="300" calcext:value-type="float">
            <text:p>300</text:p>
          </table:table-cell>
          <table:table-cell office:value-type="float" office:value="768" calcext:value-type="float">
            <text:p>768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77:.H77])" office:value-type="float" office:value="2184" calcext:value-type="float">
            <text:p>2184</text:p>
          </table:table-cell>
          <table:table-cell table:style-name="ce6" table:formula="of:=SUM([.C77];[.D77];[.E77];[.F77];[.G77];[.H77])" office:value-type="float" office:value="13104" calcext:value-type="float">
            <text:p>13104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RRIS 600</text:p>
          </table:table-cell>
          <table:table-cell office:value-type="float" office:value="300" calcext:value-type="float">
            <text:p>300</text:p>
          </table:table-cell>
          <table:table-cell office:value-type="float" office:value="768" calcext:value-type="float">
            <text:p>768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78:.H78])" office:value-type="float" office:value="932.166666666667" calcext:value-type="float">
            <text:p>932.1666666667</text:p>
          </table:table-cell>
          <table:table-cell table:style-name="ce6" table:formula="of:=SUM([.C78];[.D78];[.E78];[.F78];[.G78];[.H78])" office:value-type="float" office:value="5593" calcext:value-type="float">
            <text:p>5593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RRIS 700</text:p>
          </table:table-cell>
          <table:table-cell office:value-type="float" office:value="300" calcext:value-type="float">
            <text:p>300</text:p>
          </table:table-cell>
          <table:table-cell office:value-type="float" office:value="384" calcext:value-type="float">
            <text:p>384</text:p>
          </table:table-cell>
          <table:table-cell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79:.H79])" office:value-type="float" office:value="2119.16666666667" calcext:value-type="float">
            <text:p>2119.1666666667</text:p>
          </table:table-cell>
          <table:table-cell table:style-name="ce6" table:formula="of:=SUM([.C79];[.D79];[.E79];[.F79];[.G79];[.H79])" office:value-type="float" office:value="12715" calcext:value-type="float">
            <text:p>12715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RRIS 80</text:p>
          </table:table-cell>
          <table:table-cell office:value-type="float" office:value="300" calcext:value-type="float">
            <text:p>300</text:p>
          </table:table-cell>
          <table:table-cell office:value-type="float" office:value="192" calcext:value-type="float">
            <text:p>192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80:.H80])" office:value-type="float" office:value="216" calcext:value-type="float">
            <text:p>216</text:p>
          </table:table-cell>
          <table:table-cell table:style-name="ce6" table:formula="of:=SUM([.C80];[.D80];[.E80];[.F80];[.G80];[.H80])" office:value-type="float" office:value="1296" calcext:value-type="float">
            <text:p>1296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RRIS 800</text:p>
          </table:table-cell>
          <table:table-cell office:value-type="float" office:value="180" calcext:value-type="float">
            <text:p>180</text:p>
          </table:table-cell>
          <table:table-cell office:value-type="float" office:value="768" calcext:value-type="float">
            <text:p>768</text:p>
          </table:table-cell>
          <table:table-cell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3" table:formula="of:=AVERAGE([.C81:.H81])" office:value-type="float" office:value="2164.33333333333" calcext:value-type="float">
            <text:p>2164.3333333333</text:p>
          </table:table-cell>
          <table:table-cell table:style-name="ce6" table:formula="of:=SUM([.C81];[.D81];[.E81];[.F81];[.G81];[.H81])" office:value-type="float" office:value="12986" calcext:value-type="float">
            <text:p>12986</text:p>
          </table:table-cell>
          <table:table-cell table:number-columns-repeated="10"/>
          <table:table-cell table:style-name="ce7"/>
          <table:table-cell table:number-columns-repeated="100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ONEYWELL DPS 6/35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AVERAGE([.C82:.H82])" office:value-type="float" office:value="722.666666666667" calcext:value-type="float">
            <text:p>722.6666666667</text:p>
          </table:table-cell>
          <table:table-cell table:style-name="ce6" table:formula="of:=SUM([.C82];[.D82];[.E82];[.F82];[.G82];[.H82])" office:value-type="float" office:value="4336" calcext:value-type="float">
            <text:p>4336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ONEYWELL DPS 6/92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style-name="ce3" table:formula="of:=AVERAGE([.C83:.H83])" office:value-type="float" office:value="895.833333333333" calcext:value-type="float">
            <text:p>895.8333333333</text:p>
          </table:table-cell>
          <table:table-cell table:style-name="ce6" table:formula="of:=SUM([.C83];[.D83];[.E83];[.F83];[.G83];[.H83])" office:value-type="float" office:value="5375" calcext:value-type="float">
            <text:p>5375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ONEYWELL DPS 6/96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style-name="ce3" table:formula="of:=AVERAGE([.C84:.H84])" office:value-type="float" office:value="2903.66666666667" calcext:value-type="float">
            <text:p>2903.6666666667</text:p>
          </table:table-cell>
          <table:table-cell table:style-name="ce6" table:formula="of:=SUM([.C84];[.D84];[.E84];[.F84];[.G84];[.H84])" office:value-type="float" office:value="17422" calcext:value-type="float">
            <text:p>17422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ONEYWELL DPS 7/35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table:formula="of:=AVERAGE([.C85:.H85])" office:value-type="float" office:value="555.5" calcext:value-type="float">
            <text:p>555.5</text:p>
          </table:table-cell>
          <table:table-cell table:style-name="ce6" table:formula="of:=SUM([.C85];[.D85];[.E85];[.F85];[.G85];[.H85])" office:value-type="float" office:value="3333" calcext:value-type="float">
            <text:p>3333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ONEYWELL DPS 7/45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86:.H86])" office:value-type="float" office:value="889.833333333333" calcext:value-type="float">
            <text:p>889.8333333333</text:p>
          </table:table-cell>
          <table:table-cell table:style-name="ce6" table:formula="of:=SUM([.C86];[.D86];[.E86];[.F86];[.G86];[.H86])" office:value-type="float" office:value="5339" calcext:value-type="float">
            <text:p>5339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ONEYWELL DPS 7/55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87:.H87])" office:value-type="float" office:value="1024.83333333333" calcext:value-type="float">
            <text:p>1024.8333333333</text:p>
          </table:table-cell>
          <table:table-cell table:style-name="ce6" table:formula="of:=SUM([.C87];[.D87];[.E87];[.F87];[.G87];[.H87])" office:value-type="float" office:value="6149" calcext:value-type="float">
            <text:p>6149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ONEYWELL DPS 7/65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88:.H88])" office:value-type="float" office:value="1025.33333333333" calcext:value-type="float">
            <text:p>1025.3333333333</text:p>
          </table:table-cell>
          <table:table-cell table:style-name="ce6" table:formula="of:=SUM([.C88];[.D88];[.E88];[.F88];[.G88];[.H88])" office:value-type="float" office:value="6152" calcext:value-type="float">
            <text:p>6152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ONEYWELL DPS 8/44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3" table:formula="of:=AVERAGE([.C89:.H89])" office:value-type="float" office:value="1028.16666666667" calcext:value-type="float">
            <text:p>1028.1666666667</text:p>
          </table:table-cell>
          <table:table-cell table:style-name="ce6" table:formula="of:=SUM([.C89];[.D89];[.E89];[.F89];[.G89];[.H89])" office:value-type="float" office:value="6169" calcext:value-type="float">
            <text:p>6169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ONEYWELL DPS 8/49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3" table:formula="of:=AVERAGE([.C90:.H90])" office:value-type="float" office:value="5698.83333333333" calcext:value-type="float">
            <text:p>5698.8333333333</text:p>
          </table:table-cell>
          <table:table-cell table:style-name="ce6" table:formula="of:=SUM([.C90];[.D90];[.E90];[.F90];[.G90];[.H90])" office:value-type="float" office:value="34193" calcext:value-type="float">
            <text:p>34193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ONEYWELL DPS 8/50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style-name="ce3" table:formula="of:=AVERAGE([.C91:.H91])" office:value-type="float" office:value="1704.5" calcext:value-type="float">
            <text:p>1704.5</text:p>
          </table:table-cell>
          <table:table-cell table:style-name="ce6" table:formula="of:=SUM([.C91];[.D91];[.E91];[.F91];[.G91];[.H91])" office:value-type="float" office:value="10227" calcext:value-type="float">
            <text:p>10227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ONEYWELL DPS 8/52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style-name="ce3" table:formula="of:=AVERAGE([.C92:.H92])" office:value-type="float" office:value="5704.5" calcext:value-type="float">
            <text:p>5704.5</text:p>
          </table:table-cell>
          <table:table-cell table:style-name="ce6" table:formula="of:=SUM([.C92];[.D92];[.E92];[.F92];[.G92];[.H92])" office:value-type="float" office:value="34227" calcext:value-type="float">
            <text:p>34227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ONEYWELL DPS 8/62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style-name="ce3" table:formula="of:=AVERAGE([.C93:.H93])" office:value-type="float" office:value="5704.5" calcext:value-type="float">
            <text:p>5704.5</text:p>
          </table:table-cell>
          <table:table-cell table:style-name="ce6" table:formula="of:=SUM([.C93];[.D93];[.E93];[.F93];[.G93];[.H93])" office:value-type="float" office:value="34227" calcext:value-type="float">
            <text:p>34227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ONEYWELL DPS 8/20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3" table:formula="of:=AVERAGE([.C94:.H94])" office:value-type="float" office:value="1028.16666666667" calcext:value-type="float">
            <text:p>1028.1666666667</text:p>
          </table:table-cell>
          <table:table-cell table:style-name="ce6" table:formula="of:=SUM([.C94];[.D94];[.E94];[.F94];[.G94];[.H94])" office:value-type="float" office:value="6169" calcext:value-type="float">
            <text:p>6169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BM 3033 S</text:p>
          </table:table-cell>
          <table:table-cell office:value-type="float" office:value="57" calcext:value-type="float">
            <text:p>57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3" table:formula="of:=AVERAGE([.C95:.H95])" office:value-type="float" office:value="3346" calcext:value-type="float">
            <text:p>3346</text:p>
          </table:table-cell>
          <table:table-cell table:style-name="ce6" table:formula="of:=SUM([.C95];[.D95];[.E95];[.F95];[.G95];[.H95])" office:value-type="float" office:value="20076" calcext:value-type="float">
            <text:p>20076</text:p>
          </table:table-cell>
          <table:table-cell table:number-columns-repeated="10"/>
          <table:table-cell table:style-name="ce7"/>
          <table:table-cell table:style-name="ce8"/>
          <table:table-cell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BM 3033 U</text:p>
          </table:table-cell>
          <table:table-cell office:value-type="float" office:value="57" calcext:value-type="float">
            <text:p>57</text:p>
          </table:table-cell>
          <table:table-cell office:value-type="float" office:value="4000" calcext:value-type="float">
            <text:p>4000</text:p>
          </table:table-cell>
          <table:table-cell office:value-type="float" office:value="24000" calcext:value-type="float">
            <text:p>24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3" table:formula="of:=AVERAGE([.C96:.H96])" office:value-type="float" office:value="4691.5" calcext:value-type="float">
            <text:p>4691.5</text:p>
          </table:table-cell>
          <table:table-cell table:style-name="ce6" table:formula="of:=SUM([.C96];[.D96];[.E96];[.F96];[.G96];[.H96])" office:value-type="float" office:value="28149" calcext:value-type="float">
            <text:p>28149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BM 3081</text:p>
          </table:table-cell>
          <table:table-cell office:value-type="float" office:value="26" calcext:value-type="float">
            <text:p>26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97:.H97])" office:value-type="float" office:value="8021.66666666667" calcext:value-type="float">
            <text:p>8021.6666666667</text:p>
          </table:table-cell>
          <table:table-cell table:style-name="ce6" table:formula="of:=SUM([.C97];[.D97];[.E97];[.F97];[.G97];[.H97])" office:value-type="float" office:value="48130" calcext:value-type="float">
            <text:p>48130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BM 3081 D</text:p>
          </table:table-cell>
          <table:table-cell office:value-type="float" office:value="26" calcext:value-type="float">
            <text:p>26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98:.H98])" office:value-type="float" office:value="8020.33333333333" calcext:value-type="float">
            <text:p>8020.3333333333</text:p>
          </table:table-cell>
          <table:table-cell table:style-name="ce6" table:formula="of:=SUM([.C98];[.D98];[.E98];[.F98];[.G98];[.H98])" office:value-type="float" office:value="48122" calcext:value-type="float">
            <text:p>48122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BM 3083 B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99:.H99])" office:value-type="float" office:value="6676.33333333333" calcext:value-type="float">
            <text:p>6676.3333333333</text:p>
          </table:table-cell>
          <table:table-cell table:style-name="ce6" table:formula="of:=SUM([.C99];[.D99];[.E99];[.F99];[.G99];[.H99])" office:value-type="float" office:value="40058" calcext:value-type="float">
            <text:p>40058</text:p>
          </table:table-cell>
          <table:table-cell table:number-columns-repeated="11"/>
          <table:table-cell table:style-name="ce8"/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BM 3083 E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" table:formula="of:=AVERAGE([.C100:.H100])" office:value-type="float" office:value="4008.33333333333" calcext:value-type="float">
            <text:p>4008.3333333333</text:p>
          </table:table-cell>
          <table:table-cell table:style-name="ce6" table:formula="of:=SUM([.C100];[.D100];[.E100];[.F100];[.G100];[.H100])" office:value-type="float" office:value="24050" calcext:value-type="float">
            <text:p>24050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BM 370/125-2</text:p>
          </table:table-cell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AVERAGE([.C101:.H101])" office:value-type="float" office:value="181.666666666667" calcext:value-type="float">
            <text:p>181.6666666667</text:p>
          </table:table-cell>
          <table:table-cell table:style-name="ce6" table:formula="of:=SUM([.C101];[.D101];[.E101];[.F101];[.G101];[.H101])" office:value-type="float" office:value="1090" calcext:value-type="float">
            <text:p>1090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BM 370/148</text:p>
          </table:table-cell>
          <table:table-cell office:value-type="float" office:value="203" calcext:value-type="float">
            <text:p>20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table:formula="of:=AVERAGE([.C102:.H102])" office:value-type="float" office:value="534.833333333333" calcext:value-type="float">
            <text:p>534.8333333333</text:p>
          </table:table-cell>
          <table:table-cell table:style-name="ce6" table:formula="of:=SUM([.C102];[.D102];[.E102];[.F102];[.G102];[.H102])" office:value-type="float" office:value="3209" calcext:value-type="float">
            <text:p>3209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BM 370/158-3</text:p>
          </table:table-cell>
          <table:table-cell office:value-type="float" office:value="115" calcext:value-type="float">
            <text:p>115</text:p>
          </table:table-cell>
          <table:table-cell office:value-type="float" office:value="512" calcext:value-type="float">
            <text:p>512</text:p>
          </table:table-cell>
          <table:table-cell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03:.H103])" office:value-type="float" office:value="1108.33333333333" calcext:value-type="float">
            <text:p>1108.3333333333</text:p>
          </table:table-cell>
          <table:table-cell table:style-name="ce6" table:formula="of:=SUM([.C103];[.D103];[.E103];[.F103];[.G103];[.H103])" office:value-type="float" office:value="6650" calcext:value-type="float">
            <text:p>6650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BM 38/3</text:p>
          </table:table-cell>
          <table:table-cell office:value-type="float" office:value="1100" calcext:value-type="float">
            <text:p>1100</text:p>
          </table:table-cell>
          <table:table-cell office:value-type="float" office:value="512" calcext:value-type="float">
            <text:p>512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AVERAGE([.C104:.H104])" office:value-type="float" office:value="519" calcext:value-type="float">
            <text:p>519</text:p>
          </table:table-cell>
          <table:table-cell table:style-name="ce6" table:formula="of:=SUM([.C104];[.D104];[.E104];[.F104];[.G104];[.H104])" office:value-type="float" office:value="3114" calcext:value-type="float">
            <text:p>3114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BM 38/4</text:p>
          </table:table-cell>
          <table:table-cell office:value-type="float" office:value="1100" calcext:value-type="float">
            <text:p>1100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AVERAGE([.C105:.H105])" office:value-type="float" office:value="645" calcext:value-type="float">
            <text:p>645</text:p>
          </table:table-cell>
          <table:table-cell table:style-name="ce6" table:formula="of:=SUM([.C105];[.D105];[.E105];[.F105];[.G105];[.H105])" office:value-type="float" office:value="3870" calcext:value-type="float">
            <text:p>3870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BM 38/5</text:p>
          </table:table-cell>
          <table:table-cell office:value-type="float" office:value="600" calcext:value-type="float">
            <text:p>600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AVERAGE([.C106:.H106])" office:value-type="float" office:value="561.666666666667" calcext:value-type="float">
            <text:p>561.6666666667</text:p>
          </table:table-cell>
          <table:table-cell table:style-name="ce6" table:formula="of:=SUM([.C106];[.D106];[.E106];[.F106];[.G106];[.H106])" office:value-type="float" office:value="3370" calcext:value-type="float">
            <text:p>3370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BM 38/7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AVERAGE([.C107:.H107])" office:value-type="float" office:value="1067" calcext:value-type="float">
            <text:p>1067</text:p>
          </table:table-cell>
          <table:table-cell table:style-name="ce6" table:formula="of:=SUM([.C107];[.D107];[.E107];[.F107];[.G107];[.H107])" office:value-type="float" office:value="6402" calcext:value-type="float">
            <text:p>6402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BM 38/8</text:p>
          </table:table-cell>
          <table:table-cell office:value-type="float" office:value="400" calcext:value-type="float">
            <text:p>4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AVERAGE([.C108:.H108])" office:value-type="float" office:value="2067" calcext:value-type="float">
            <text:p>2067</text:p>
          </table:table-cell>
          <table:table-cell table:style-name="ce6" table:formula="of:=SUM([.C108];[.D108];[.E108];[.F108];[.G108];[.H108])" office:value-type="float" office:value="12402" calcext:value-type="float">
            <text:p>12402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BM 432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table:formula="of:=AVERAGE([.C109:.H109])" office:value-type="float" office:value="483.833333333333" calcext:value-type="float">
            <text:p>483.8333333333</text:p>
          </table:table-cell>
          <table:table-cell table:style-name="ce6" table:formula="of:=SUM([.C109];[.D109];[.E109];[.F109];[.G109];[.H109])" office:value-type="float" office:value="2903" calcext:value-type="float">
            <text:p>2903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BM 4331-1</text:p>
          </table:table-cell>
          <table:table-cell office:value-type="float" office:value="900" calcext:value-type="float">
            <text:p>90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table:formula="of:=AVERAGE([.C110:.H110])" office:value-type="float" office:value="402.5" calcext:value-type="float">
            <text:p>402.5</text:p>
          </table:table-cell>
          <table:table-cell table:style-name="ce6" table:formula="of:=SUM([.C110];[.D110];[.E110];[.F110];[.G110];[.H110])" office:value-type="float" office:value="2415" calcext:value-type="float">
            <text:p>2415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BM 4331-11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table:formula="of:=AVERAGE([.C111:.H111])" office:value-type="float" office:value="984.5" calcext:value-type="float">
            <text:p>984.5</text:p>
          </table:table-cell>
          <table:table-cell table:style-name="ce6" table:formula="of:=SUM([.C111];[.D111];[.E111];[.F111];[.G111];[.H111])" office:value-type="float" office:value="5907" calcext:value-type="float">
            <text:p>5907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BM 4331-2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table:formula="of:=AVERAGE([.C112:.H112])" office:value-type="float" office:value="985.166666666667" calcext:value-type="float">
            <text:p>985.1666666667</text:p>
          </table:table-cell>
          <table:table-cell table:style-name="ce6" table:formula="of:=SUM([.C112];[.D112];[.E112];[.F112];[.G112];[.H112])" office:value-type="float" office:value="5911" calcext:value-type="float">
            <text:p>5911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BM 4341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13:.H113])" office:value-type="float" office:value="1151.5" calcext:value-type="float">
            <text:p>1151.5</text:p>
          </table:table-cell>
          <table:table-cell table:style-name="ce6" table:formula="of:=SUM([.C113];[.D113];[.E113];[.F113];[.G113];[.H113])" office:value-type="float" office:value="6909" calcext:value-type="float">
            <text:p>6909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BM 4341-1</text:p>
          </table:table-cell>
          <table:table-cell office:value-type="float" office:value="225" calcext:value-type="float">
            <text:p>22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14:.H114])" office:value-type="float" office:value="1040.33333333333" calcext:value-type="float">
            <text:p>1040.3333333333</text:p>
          </table:table-cell>
          <table:table-cell table:style-name="ce6" table:formula="of:=SUM([.C114];[.D114];[.E114];[.F114];[.G114];[.H114])" office:value-type="float" office:value="6242" calcext:value-type="float">
            <text:p>6242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BM 4341-10</text:p>
          </table:table-cell>
          <table:table-cell office:value-type="float" office:value="225" calcext:value-type="float">
            <text:p>22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15:.H115])" office:value-type="float" office:value="1040.33333333333" calcext:value-type="float">
            <text:p>1040.3333333333</text:p>
          </table:table-cell>
          <table:table-cell table:style-name="ce6" table:formula="of:=SUM([.C115];[.D115];[.E115];[.F115];[.G115];[.H115])" office:value-type="float" office:value="6242" calcext:value-type="float">
            <text:p>6242</text:p>
          </table:table-cell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BM 4341-11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16:.H116])" office:value-type="float" office:value="1699.16666666667" calcext:value-type="float">
            <text:p>1699.1666666667</text:p>
          </table:table-cell>
          <table:table-cell table:style-name="ce6" table:formula="of:=SUM([.C116];[.D116];[.E116];[.F116];[.G116];[.H116])" office:value-type="float" office:value="10195" calcext:value-type="float">
            <text:p>10195</text:p>
          </table:table-cell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BM 4341-12</text:p>
          </table:table-cell>
          <table:table-cell office:value-type="float" office:value="185" calcext:value-type="float">
            <text:p>185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17:.H117])" office:value-type="float" office:value="3034.66666666667" calcext:value-type="float">
            <text:p>3034.6666666667</text:p>
          </table:table-cell>
          <table:table-cell table:style-name="ce6" table:formula="of:=SUM([.C117];[.D117];[.E117];[.F117];[.G117];[.H117])" office:value-type="float" office:value="18208" calcext:value-type="float">
            <text:p>18208</text:p>
          </table:table-cell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BM 4341-2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18:.H118])" office:value-type="float" office:value="3033.83333333333" calcext:value-type="float">
            <text:p>3033.8333333333</text:p>
          </table:table-cell>
          <table:table-cell table:style-name="ce6" table:formula="of:=SUM([.C118];[.D118];[.E118];[.F118];[.G118];[.H118])" office:value-type="float" office:value="18203" calcext:value-type="float">
            <text:p>18203</text:p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BM 4341-9</text:p>
          </table:table-cell>
          <table:table-cell office:value-type="float" office:value="225" calcext:value-type="float">
            <text:p>225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19:.H119])" office:value-type="float" office:value="872.666666666667" calcext:value-type="float">
            <text:p>872.6666666667</text:p>
          </table:table-cell>
          <table:table-cell table:style-name="ce6" table:formula="of:=SUM([.C119];[.D119];[.E119];[.F119];[.G119];[.H119])" office:value-type="float" office:value="5236" calcext:value-type="float">
            <text:p>5236</text:p>
          </table:table-cell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IBM 4361-4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AVERAGE([.C120:.H120])" office:value-type="float" office:value="2339.66666666667" calcext:value-type="float">
            <text:p>2339.6666666667</text:p>
          </table:table-cell>
          <table:table-cell table:style-name="ce6" table:formula="of:=SUM([.C120];[.D120];[.E120];[.F120];[.G120];[.H120])" office:value-type="float" office:value="14038" calcext:value-type="float">
            <text:p>14038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BM 4361-5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table:formula="of:=AVERAGE([.C121:.H121])" office:value-type="float" office:value="2341.5" calcext:value-type="float">
            <text:p>2341.5</text:p>
          </table:table-cell>
          <table:table-cell table:style-name="ce6" table:formula="of:=SUM([.C121];[.D121];[.E121];[.F121];[.G121];[.H121])" office:value-type="float" office:value="14049" calcext:value-type="float">
            <text:p>14049</text:p>
          </table:table-cell>
          <table:table-cell table:number-columns-repeated="101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BM 4381-1</text:p>
          </table:table-cell>
          <table:table-cell office:value-type="float" office:value="17" calcext:value-type="float">
            <text:p>17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3" table:formula="of:=AVERAGE([.C122:.H122])" office:value-type="float" office:value="3340.5" calcext:value-type="float">
            <text:p>3340.5</text:p>
          </table:table-cell>
          <table:table-cell table:style-name="ce6" table:formula="of:=SUM([.C122];[.D122];[.E122];[.F122];[.G122];[.H122])" office:value-type="float" office:value="20043" calcext:value-type="float">
            <text:p>20043</text:p>
          </table:table-cell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BM 4381-2</text:p>
          </table:table-cell>
          <table:table-cell office:value-type="float" office:value="17" calcext:value-type="float">
            <text:p>17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3" table:formula="of:=AVERAGE([.C123:.H123])" office:value-type="float" office:value="3344.5" calcext:value-type="float">
            <text:p>3344.5</text:p>
          </table:table-cell>
          <table:table-cell table:style-name="ce6" table:formula="of:=SUM([.C123];[.D123];[.E123];[.F123];[.G123];[.H123])" office:value-type="float" office:value="20067" calcext:value-type="float">
            <text:p>20067</text:p>
          </table:table-cell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BM 8130 A</text:p>
          </table:table-cell>
          <table:table-cell office:value-type="float" office:value="1500" calcext:value-type="float">
            <text:p>1500</text:p>
          </table:table-cell>
          <table:table-cell office:value-type="float" office:value="768" calcext:value-type="float">
            <text:p>76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AVERAGE([.C124:.H124])" office:value-type="float" office:value="544.666666666667" calcext:value-type="float">
            <text:p>544.6666666667</text:p>
          </table:table-cell>
          <table:table-cell table:style-name="ce6" table:formula="of:=SUM([.C124];[.D124];[.E124];[.F124];[.G124];[.H124])" office:value-type="float" office:value="3268" calcext:value-type="float">
            <text:p>3268</text:p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BM 8130 B</text:p>
          </table:table-cell>
          <table:table-cell office:value-type="float" office:value="1500" calcext:value-type="float">
            <text:p>1500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AVERAGE([.C125:.H125])" office:value-type="float" office:value="711.333333333333" calcext:value-type="float">
            <text:p>711.3333333333</text:p>
          </table:table-cell>
          <table:table-cell table:style-name="ce6" table:formula="of:=SUM([.C125];[.D125];[.E125];[.F125];[.G125];[.H125])" office:value-type="float" office:value="4268" calcext:value-type="float">
            <text:p>4268</text:p>
          </table:table-cell>
          <table:table-cell table:number-columns-repeated="101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BM 8140</text:p>
          </table:table-cell>
          <table:table-cell office:value-type="float" office:value="800" calcext:value-type="float">
            <text:p>800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AVERAGE([.C126:.H126])" office:value-type="float" office:value="594.666666666667" calcext:value-type="float">
            <text:p>594.6666666667</text:p>
          </table:table-cell>
          <table:table-cell table:style-name="ce6" table:formula="of:=SUM([.C126];[.D126];[.E126];[.F126];[.G126];[.H126])" office:value-type="float" office:value="3568" calcext:value-type="float">
            <text:p>3568</text:p>
          </table:table-cell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PL 4436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27:.H127])" office:value-type="float" office:value="1009.83333333333" calcext:value-type="float">
            <text:p>1009.8333333333</text:p>
          </table:table-cell>
          <table:table-cell table:style-name="ce6" table:formula="of:=SUM([.C127];[.D127];[.E127];[.F127];[.G127];[.H127])" office:value-type="float" office:value="6059" calcext:value-type="float">
            <text:p>6059</text:p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PL 4443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28:.H128])" office:value-type="float" office:value="1677.83333333333" calcext:value-type="float">
            <text:p>1677.8333333333</text:p>
          </table:table-cell>
          <table:table-cell table:style-name="ce6" table:formula="of:=SUM([.C128];[.D128];[.E128];[.F128];[.G128];[.H128])" office:value-type="float" office:value="10067" calcext:value-type="float">
            <text:p>10067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IPL 4445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29:.H129])" office:value-type="float" office:value="1677.5" calcext:value-type="float">
            <text:p>1677.5</text:p>
          </table:table-cell>
          <table:table-cell table:style-name="ce6" table:formula="of:=SUM([.C129];[.D129];[.E129];[.F129];[.G129];[.H129])" office:value-type="float" office:value="10065" calcext:value-type="float">
            <text:p>10065</text:p>
          </table:table-cell>
          <table:table-cell table:number-columns-repeated="101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IPL 4446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30:.H130])" office:value-type="float" office:value="3013.5" calcext:value-type="float">
            <text:p>3013.5</text:p>
          </table:table-cell>
          <table:table-cell table:style-name="ce6" table:formula="of:=SUM([.C130];[.D130];[.E130];[.F130];[.G130];[.H130])" office:value-type="float" office:value="18081" calcext:value-type="float">
            <text:p>18081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PL 4460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31:.H131])" office:value-type="float" office:value="3013.5" calcext:value-type="float">
            <text:p>3013.5</text:p>
          </table:table-cell>
          <table:table-cell table:style-name="ce6" table:formula="of:=SUM([.C131];[.D131];[.E131];[.F131];[.G131];[.H131])" office:value-type="float" office:value="18081" calcext:value-type="float">
            <text:p>18081</text:p>
          </table:table-cell>
          <table:table-cell table:number-columns-repeated="101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PL 448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table:formula="of:=AVERAGE([.C132:.H132])" office:value-type="float" office:value="4018.16666666667" calcext:value-type="float">
            <text:p>4018.1666666667</text:p>
          </table:table-cell>
          <table:table-cell table:style-name="ce6" table:formula="of:=SUM([.C132];[.D132];[.E132];[.F132];[.G132];[.H132])" office:value-type="float" office:value="24109" calcext:value-type="float">
            <text:p>24109</text:p>
          </table:table-cell>
          <table:table-cell table:number-columns-repeated="101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GNUSON M80/3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33:.H133])" office:value-type="float" office:value="1518" calcext:value-type="float">
            <text:p>1518</text:p>
          </table:table-cell>
          <table:table-cell table:style-name="ce6" table:formula="of:=SUM([.C133];[.D133];[.E133];[.F133];[.G133];[.H133])" office:value-type="float" office:value="9108" calcext:value-type="float">
            <text:p>9108</text:p>
          </table:table-cell>
          <table:table-cell table:number-columns-repeated="101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AGNUSON M80/3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34:.H134])" office:value-type="float" office:value="1522" calcext:value-type="float">
            <text:p>1522</text:p>
          </table:table-cell>
          <table:table-cell table:style-name="ce6" table:formula="of:=SUM([.C134];[.D134];[.E134];[.F134];[.G134];[.H134])" office:value-type="float" office:value="9132" calcext:value-type="float">
            <text:p>9132</text:p>
          </table:table-cell>
          <table:table-cell table:number-columns-repeated="101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GNUSON M80/3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35:.H135])" office:value-type="float" office:value="1522.16666666667" calcext:value-type="float">
            <text:p>1522.1666666667</text:p>
          </table:table-cell>
          <table:table-cell table:style-name="ce6" table:formula="of:=SUM([.C135];[.D135];[.E135];[.F135];[.G135];[.H135])" office:value-type="float" office:value="9133" calcext:value-type="float">
            <text:p>9133</text:p>
          </table:table-cell>
          <table:table-cell table:number-columns-repeated="101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AGNUSON M80/42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3" table:formula="of:=AVERAGE([.C136:.H136])" office:value-type="float" office:value="3013.5" calcext:value-type="float">
            <text:p>3013.5</text:p>
          </table:table-cell>
          <table:table-cell table:style-name="ce6" table:formula="of:=SUM([.C136];[.D136];[.E136];[.F136];[.G136];[.H136])" office:value-type="float" office:value="18081" calcext:value-type="float">
            <text:p>18081</text:p>
          </table:table-cell>
          <table:table-cell table:number-columns-repeated="101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AGNUSON M80/43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3" table:formula="of:=AVERAGE([.C137:.H137])" office:value-type="float" office:value="3016" calcext:value-type="float">
            <text:p>3016</text:p>
          </table:table-cell>
          <table:table-cell table:style-name="ce6" table:formula="of:=SUM([.C137];[.D137];[.E137];[.F137];[.G137];[.H137])" office:value-type="float" office:value="18096" calcext:value-type="float">
            <text:p>18096</text:p>
          </table:table-cell>
          <table:table-cell table:number-columns-repeated="101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AGNUSON M80/4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3" table:formula="of:=AVERAGE([.C138:.H138])" office:value-type="float" office:value="3016" calcext:value-type="float">
            <text:p>3016</text:p>
          </table:table-cell>
          <table:table-cell table:style-name="ce6" table:formula="of:=SUM([.C138];[.D138];[.E138];[.F138];[.G138];[.H138])" office:value-type="float" office:value="18096" calcext:value-type="float">
            <text:p>18096</text:p>
          </table:table-cell>
          <table:table-cell table:number-columns-repeated="101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ICRODATA SEQ.MS/3200</text:p>
          </table:table-cell>
          <table:table-cell office:value-type="float" office:value="150" calcext:value-type="float">
            <text:p>15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3" table:formula="of:=AVERAGE([.C139:.H139])" office:value-type="float" office:value="799.666666666667" calcext:value-type="float">
            <text:p>799.6666666667</text:p>
          </table:table-cell>
          <table:table-cell table:style-name="ce6" table:formula="of:=SUM([.C139];[.D139];[.E139];[.F139];[.G139];[.H139])" office:value-type="float" office:value="4798" calcext:value-type="float">
            <text:p>4798</text:p>
          </table:table-cell>
          <table:table-cell table:number-columns-repeated="101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AS AS/3000</text:p>
          </table:table-cell>
          <table:table-cell office:value-type="float" office:value="115" calcext:value-type="float">
            <text:p>11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table:formula="of:=AVERAGE([.C140:.H140])" office:value-type="float" office:value="1689.16666666667" calcext:value-type="float">
            <text:p>1689.1666666667</text:p>
          </table:table-cell>
          <table:table-cell table:style-name="ce6" table:formula="of:=SUM([.C140];[.D140];[.E140];[.F140];[.G140];[.H140])" office:value-type="float" office:value="10135" calcext:value-type="float">
            <text:p>10135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AS AS/3000 N</text:p>
          </table:table-cell>
          <table:table-cell office:value-type="float" office:value="115" calcext:value-type="float">
            <text:p>11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table:formula="of:=AVERAGE([.C141:.H141])" office:value-type="float" office:value="1020.5" calcext:value-type="float">
            <text:p>1020.5</text:p>
          </table:table-cell>
          <table:table-cell table:style-name="ce6" table:formula="of:=SUM([.C141];[.D141];[.E141];[.F141];[.G141];[.H141])" office:value-type="float" office:value="6123" calcext:value-type="float">
            <text:p>6123</text:p>
          </table:table-cell>
          <table:table-cell table:number-columns-repeated="101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AS AS/5000</text:p>
          </table:table-cell>
          <table:table-cell office:value-type="float" office:value="92" calcext:value-type="float">
            <text:p>92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42:.H142])" office:value-type="float" office:value="1688.5" calcext:value-type="float">
            <text:p>1688.5</text:p>
          </table:table-cell>
          <table:table-cell table:style-name="ce6" table:formula="of:=SUM([.C142];[.D142];[.E142];[.F142];[.G142];[.H142])" office:value-type="float" office:value="10131" calcext:value-type="float">
            <text:p>10131</text:p>
          </table:table-cell>
          <table:table-cell table:number-columns-repeated="101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AS AS/5000 E</text:p>
          </table:table-cell>
          <table:table-cell office:value-type="float" office:value="92" calcext:value-type="float">
            <text:p>92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43:.H143])" office:value-type="float" office:value="1688.5" calcext:value-type="float">
            <text:p>1688.5</text:p>
          </table:table-cell>
          <table:table-cell table:style-name="ce6" table:formula="of:=SUM([.C143];[.D143];[.E143];[.F143];[.G143];[.H143])" office:value-type="float" office:value="10131" calcext:value-type="float">
            <text:p>10131</text:p>
          </table:table-cell>
          <table:table-cell table:number-columns-repeated="101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AS AS/5000 N</text:p>
          </table:table-cell>
          <table:table-cell office:value-type="float" office:value="92" calcext:value-type="float">
            <text:p>92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44:.H144])" office:value-type="float" office:value="1683.83333333333" calcext:value-type="float">
            <text:p>1683.8333333333</text:p>
          </table:table-cell>
          <table:table-cell table:style-name="ce6" table:formula="of:=SUM([.C144];[.D144];[.E144];[.F144];[.G144];[.H144])" office:value-type="float" office:value="10103" calcext:value-type="float">
            <text:p>10103</text:p>
          </table:table-cell>
          <table:table-cell table:number-columns-repeated="101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AS AS/6130</text:p>
          </table:table-cell>
          <table:table-cell office:value-type="float" office:value="75" calcext:value-type="float">
            <text:p>75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45:.H145])" office:value-type="float" office:value="3349.66666666667" calcext:value-type="float">
            <text:p>3349.6666666667</text:p>
          </table:table-cell>
          <table:table-cell table:style-name="ce6" table:formula="of:=SUM([.C145];[.D145];[.E145];[.F145];[.G145];[.H145])" office:value-type="float" office:value="20098" calcext:value-type="float">
            <text:p>20098</text:p>
          </table:table-cell>
          <table:table-cell table:number-columns-repeated="101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AS AS/6150</text:p>
          </table:table-cell>
          <table:table-cell office:value-type="float" office:value="60" calcext:value-type="float">
            <text:p>60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46:.H146])" office:value-type="float" office:value="3349.83333333333" calcext:value-type="float">
            <text:p>3349.8333333333</text:p>
          </table:table-cell>
          <table:table-cell table:style-name="ce6" table:formula="of:=SUM([.C146];[.D146];[.E146];[.F146];[.G146];[.H146])" office:value-type="float" office:value="20099" calcext:value-type="float">
            <text:p>20099</text:p>
          </table:table-cell>
          <table:table-cell table:number-columns-repeated="101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AS AS/6620</text:p>
          </table:table-cell>
          <table:table-cell office:value-type="float" office:value="60" calcext:value-type="float">
            <text:p>6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147:.H147])" office:value-type="float" office:value="3022.83333333333" calcext:value-type="float">
            <text:p>3022.8333333333</text:p>
          </table:table-cell>
          <table:table-cell table:style-name="ce6" table:formula="of:=SUM([.C147];[.D147];[.E147];[.F147];[.G147];[.H147])" office:value-type="float" office:value="18137" calcext:value-type="float">
            <text:p>18137</text:p>
          </table:table-cell>
          <table:table-cell table:number-columns-repeated="101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AS AS/6630</text:p>
          </table:table-cell>
          <table:table-cell office:value-type="float" office:value="60" calcext:value-type="float">
            <text:p>60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148:.H148])" office:value-type="float" office:value="3356.16666666667" calcext:value-type="float">
            <text:p>3356.1666666667</text:p>
          </table:table-cell>
          <table:table-cell table:style-name="ce6" table:formula="of:=SUM([.C148];[.D148];[.E148];[.F148];[.G148];[.H148])" office:value-type="float" office:value="20137" calcext:value-type="float">
            <text:p>20137</text:p>
          </table:table-cell>
          <table:table-cell table:number-columns-repeated="101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AS AS/665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table:formula="of:=AVERAGE([.C149:.H149])" office:value-type="float" office:value="3354.83333333333" calcext:value-type="float">
            <text:p>3354.8333333333</text:p>
          </table:table-cell>
          <table:table-cell table:style-name="ce6" table:formula="of:=SUM([.C149];[.D149];[.E149];[.F149];[.G149];[.H149])" office:value-type="float" office:value="20129" calcext:value-type="float">
            <text:p>20129</text:p>
          </table:table-cell>
          <table:table-cell table:number-columns-repeated="101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AS AS/7000</text:p>
          </table:table-cell>
          <table:table-cell office:value-type="float" office:value="72" calcext:value-type="float">
            <text:p>72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" table:formula="of:=AVERAGE([.C150:.H150])" office:value-type="float" office:value="3360" calcext:value-type="float">
            <text:p>3360</text:p>
          </table:table-cell>
          <table:table-cell table:style-name="ce6" table:formula="of:=SUM([.C150];[.D150];[.E150];[.F150];[.G150];[.H150])" office:value-type="float" office:value="20160" calcext:value-type="float">
            <text:p>20160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AS AS/7000 N</text:p>
          </table:table-cell>
          <table:table-cell office:value-type="float" office:value="72" calcext:value-type="float">
            <text:p>72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151:.H151])" office:value-type="float" office:value="1683.66666666667" calcext:value-type="float">
            <text:p>1683.6666666667</text:p>
          </table:table-cell>
          <table:table-cell table:style-name="ce6" table:formula="of:=SUM([.C151];[.D151];[.E151];[.F151];[.G151];[.H151])" office:value-type="float" office:value="10102" calcext:value-type="float">
            <text:p>10102</text:p>
          </table:table-cell>
          <table:table-cell table:number-columns-repeated="101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AS AS/804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" table:formula="of:=AVERAGE([.C152:.H152])" office:value-type="float" office:value="4016" calcext:value-type="float">
            <text:p>4016</text:p>
          </table:table-cell>
          <table:table-cell table:style-name="ce6" table:formula="of:=SUM([.C152];[.D152];[.E152];[.F152];[.G152];[.H152])" office:value-type="float" office:value="24096" calcext:value-type="float">
            <text:p>24096</text:p>
          </table:table-cell>
          <table:table-cell table:number-columns-repeated="101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AS AS/805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153:.H153])" office:value-type="float" office:value="6689.33333333333" calcext:value-type="float">
            <text:p>6689.3333333333</text:p>
          </table:table-cell>
          <table:table-cell table:style-name="ce6" table:formula="of:=SUM([.C153];[.D153];[.E153];[.F153];[.G153];[.H153])" office:value-type="float" office:value="40136" calcext:value-type="float">
            <text:p>40136</text:p>
          </table:table-cell>
          <table:table-cell table:number-columns-repeated="101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AS AS/8060</text:p>
          </table:table-cell>
          <table:table-cell office:value-type="float" office:value="35" calcext:value-type="float">
            <text:p>35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154:.H154])" office:value-type="float" office:value="6688.5" calcext:value-type="float">
            <text:p>6688.5</text:p>
          </table:table-cell>
          <table:table-cell table:style-name="ce6" table:formula="of:=SUM([.C154];[.D154];[.E154];[.F154];[.G154];[.H154])" office:value-type="float" office:value="40131" calcext:value-type="float">
            <text:p>40131</text:p>
          </table:table-cell>
          <table:table-cell table:number-columns-repeated="101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AS AS/9000 DPC</text:p>
          </table:table-cell>
          <table:table-cell office:value-type="float" office:value="38" calcext:value-type="float">
            <text:p>38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3" table:formula="of:=AVERAGE([.C155:.H155])" office:value-type="float" office:value="8035.66666666667" calcext:value-type="float">
            <text:p>8035.6666666667</text:p>
          </table:table-cell>
          <table:table-cell table:style-name="ce6" table:formula="of:=SUM([.C155];[.D155];[.E155];[.F155];[.G155];[.H155])" office:value-type="float" office:value="48214" calcext:value-type="float">
            <text:p>48214</text:p>
          </table:table-cell>
          <table:table-cell table:number-columns-repeated="101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AS AS/9000 N</text:p>
          </table:table-cell>
          <table:table-cell office:value-type="float" office:value="48" calcext:value-type="float">
            <text:p>48</text:p>
          </table:table-cell>
          <table:table-cell office:value-type="float" office:value="4000" calcext:value-type="float">
            <text:p>4000</text:p>
          </table:table-cell>
          <table:table-cell office:value-type="float" office:value="24000" calcext:value-type="float">
            <text:p>24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156:.H156])" office:value-type="float" office:value="4685.33333333333" calcext:value-type="float">
            <text:p>4685.3333333333</text:p>
          </table:table-cell>
          <table:table-cell table:style-name="ce6" table:formula="of:=SUM([.C156];[.D156];[.E156];[.F156];[.G156];[.H156])" office:value-type="float" office:value="28112" calcext:value-type="float">
            <text:p>28112</text:p>
          </table:table-cell>
          <table:table-cell table:number-columns-repeated="101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AS AS/9040</text:p>
          </table:table-cell>
          <table:table-cell office:value-type="float" office:value="38" calcext:value-type="float">
            <text:p>38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157:.H157])" office:value-type="float" office:value="6689" calcext:value-type="float">
            <text:p>6689</text:p>
          </table:table-cell>
          <table:table-cell table:style-name="ce6" table:formula="of:=SUM([.C157];[.D157];[.E157];[.F157];[.G157];[.H157])" office:value-type="float" office:value="40134" calcext:value-type="float">
            <text:p>40134</text:p>
          </table:table-cell>
          <table:table-cell table:number-columns-repeated="101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AS AS/9060</text:p>
          </table:table-cell>
          <table:table-cell office:value-type="float" office:value="30" calcext:value-type="float">
            <text:p>30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158:.H158])" office:value-type="float" office:value="8054.33333333333" calcext:value-type="float">
            <text:p>8054.3333333333</text:p>
          </table:table-cell>
          <table:table-cell table:style-name="ce6" table:formula="of:=SUM([.C158];[.D158];[.E158];[.F158];[.G158];[.H158])" office:value-type="float" office:value="48326" calcext:value-type="float">
            <text:p>48326</text:p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CR V8535 II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AVERAGE([.C159:.H159])" office:value-type="float" office:value="352.833333333333" calcext:value-type="float">
            <text:p>352.8333333333</text:p>
          </table:table-cell>
          <table:table-cell table:style-name="ce6" table:formula="of:=SUM([.C159];[.D159];[.E159];[.F159];[.G159];[.H159])" office:value-type="float" office:value="2117" calcext:value-type="float">
            <text:p>2117</text:p>
          </table:table-cell>
          <table:table-cell table:number-columns-repeated="101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CR V8545 II</text:p>
          </table:table-cell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60:.H160])" office:value-type="float" office:value="515.166666666667" calcext:value-type="float">
            <text:p>515.1666666667</text:p>
          </table:table-cell>
          <table:table-cell table:style-name="ce6" table:formula="of:=SUM([.C160];[.D160];[.E160];[.F160];[.G160];[.H160])" office:value-type="float" office:value="3091" calcext:value-type="float">
            <text:p>3091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CR V8555 II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table:formula="of:=AVERAGE([.C161:.H161])" office:value-type="float" office:value="843.833333333333" calcext:value-type="float">
            <text:p>843.8333333333</text:p>
          </table:table-cell>
          <table:table-cell table:style-name="ce6" table:formula="of:=SUM([.C161];[.D161];[.E161];[.F161];[.G161];[.H161])" office:value-type="float" office:value="5063" calcext:value-type="float">
            <text:p>5063</text:p>
          </table:table-cell>
          <table:table-cell table:number-columns-repeated="101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CR V8565 II</text:p>
          </table:table-cell>
          <table:table-cell office:value-type="float" office:value="56" calcext:value-type="float">
            <text:p>56</text:p>
          </table:table-cell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162:.H162])" office:value-type="float" office:value="1344.16666666667" calcext:value-type="float">
            <text:p>1344.1666666667</text:p>
          </table:table-cell>
          <table:table-cell table:style-name="ce6" table:formula="of:=SUM([.C162];[.D162];[.E162];[.F162];[.G162];[.H162])" office:value-type="float" office:value="8065" calcext:value-type="float">
            <text:p>8065</text:p>
          </table:table-cell>
          <table:table-cell table:number-columns-repeated="101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CR V8565 II E</text:p>
          </table:table-cell>
          <table:table-cell office:value-type="float" office:value="56" calcext:value-type="float">
            <text:p>56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163:.H163])" office:value-type="float" office:value="1677.5" calcext:value-type="float">
            <text:p>1677.5</text:p>
          </table:table-cell>
          <table:table-cell table:style-name="ce6" table:formula="of:=SUM([.C163];[.D163];[.E163];[.F163];[.G163];[.H163])" office:value-type="float" office:value="10065" calcext:value-type="float">
            <text:p>10065</text:p>
          </table:table-cell>
          <table:table-cell table:number-columns-repeated="101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CR V8575 II</text:p>
          </table:table-cell>
          <table:table-cell office:value-type="float" office:value="56" calcext:value-type="float">
            <text:p>56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164:.H164])" office:value-type="float" office:value="2010.83333333333" calcext:value-type="float">
            <text:p>2010.8333333333</text:p>
          </table:table-cell>
          <table:table-cell table:style-name="ce6" table:formula="of:=SUM([.C164];[.D164];[.E164];[.F164];[.G164];[.H164])" office:value-type="float" office:value="12065" calcext:value-type="float">
            <text:p>12065</text:p>
          </table:table-cell>
          <table:table-cell table:number-columns-repeated="101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CR V8585 II</text:p>
          </table:table-cell>
          <table:table-cell office:value-type="float" office:value="56" calcext:value-type="float">
            <text:p>56</text:p>
          </table:table-cell>
          <table:table-cell office:value-type="float" office:value="4000" calcext:value-type="float">
            <text:p>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165:.H165])" office:value-type="float" office:value="2677.5" calcext:value-type="float">
            <text:p>2677.5</text:p>
          </table:table-cell>
          <table:table-cell table:style-name="ce6" table:formula="of:=SUM([.C165];[.D165];[.E165];[.F165];[.G165];[.H165])" office:value-type="float" office:value="16065" calcext:value-type="float">
            <text:p>16065</text:p>
          </table:table-cell>
          <table:table-cell table:number-columns-repeated="101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NCR V8595 II</text:p>
          </table:table-cell>
          <table:table-cell office:value-type="float" office:value="56" calcext:value-type="float">
            <text:p>56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166:.H166])" office:value-type="float" office:value="3344.16666666667" calcext:value-type="float">
            <text:p>3344.1666666667</text:p>
          </table:table-cell>
          <table:table-cell table:style-name="ce6" table:formula="of:=SUM([.C166];[.D166];[.E166];[.F166];[.G166];[.H166])" office:value-type="float" office:value="20065" calcext:value-type="float">
            <text:p>20065</text:p>
          </table:table-cell>
          <table:table-cell table:number-columns-repeated="10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NCR V8635 </text:p>
          </table:table-cell>
          <table:table-cell office:value-type="float" office:value="38" calcext:value-type="float">
            <text:p>38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3" table:formula="of:=AVERAGE([.C167:.H167])" office:value-type="float" office:value="2019.66666666667" calcext:value-type="float">
            <text:p>2019.6666666667</text:p>
          </table:table-cell>
          <table:table-cell table:style-name="ce6" table:formula="of:=SUM([.C167];[.D167];[.E167];[.F167];[.G167];[.H167])" office:value-type="float" office:value="12118" calcext:value-type="float">
            <text:p>12118</text:p>
          </table:table-cell>
          <table:table-cell table:number-columns-repeated="101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CR V8650</text:p>
          </table:table-cell>
          <table:table-cell office:value-type="float" office:value="38" calcext:value-type="float">
            <text:p>38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3" table:formula="of:=AVERAGE([.C168:.H168])" office:value-type="float" office:value="2019.66666666667" calcext:value-type="float">
            <text:p>2019.6666666667</text:p>
          </table:table-cell>
          <table:table-cell table:style-name="ce6" table:formula="of:=SUM([.C168];[.D168];[.E168];[.F168];[.G168];[.H168])" office:value-type="float" office:value="12118" calcext:value-type="float">
            <text:p>12118</text:p>
          </table:table-cell>
          <table:table-cell table:number-columns-repeated="101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NCR V8635</text:p>
          </table:table-cell>
          <table:table-cell office:value-type="float" office:value="38" calcext:value-type="float">
            <text:p>38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169:.H169])" office:value-type="float" office:value="4019" calcext:value-type="float">
            <text:p>4019</text:p>
          </table:table-cell>
          <table:table-cell table:style-name="ce6" table:formula="of:=SUM([.C169];[.D169];[.E169];[.F169];[.G169];[.H169])" office:value-type="float" office:value="24114" calcext:value-type="float">
            <text:p>24114</text:p>
          </table:table-cell>
          <table:table-cell table:number-columns-repeated="101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NCR V8665</text:p>
          </table:table-cell>
          <table:table-cell office:value-type="float" office:value="38" calcext:value-type="float">
            <text:p>38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170:.H170])" office:value-type="float" office:value="5368.33333333333" calcext:value-type="float">
            <text:p>5368.3333333333</text:p>
          </table:table-cell>
          <table:table-cell table:style-name="ce6" table:formula="of:=SUM([.C170];[.D170];[.E170];[.F170];[.G170];[.H170])" office:value-type="float" office:value="32210" calcext:value-type="float">
            <text:p>32210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CR V8670</text:p>
          </table:table-cell>
          <table:table-cell office:value-type="float" office:value="38" calcext:value-type="float">
            <text:p>38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3" table:formula="of:=AVERAGE([.C171:.H171])" office:value-type="float" office:value="3369" calcext:value-type="float">
            <text:p>3369</text:p>
          </table:table-cell>
          <table:table-cell table:style-name="ce6" table:formula="of:=SUM([.C171];[.D171];[.E171];[.F171];[.G171];[.H171])" office:value-type="float" office:value="20214" calcext:value-type="float">
            <text:p>20214</text:p>
          </table:table-cell>
          <table:table-cell table:number-columns-repeated="101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IXDORF 8890/3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table:formula="of:=AVERAGE([.C172:.H172])" office:value-type="float" office:value="533.833333333333" calcext:value-type="float">
            <text:p>533.8333333333</text:p>
          </table:table-cell>
          <table:table-cell table:style-name="ce6" table:formula="of:=SUM([.C172];[.D172];[.E172];[.F172];[.G172];[.H172])" office:value-type="float" office:value="3203" calcext:value-type="float">
            <text:p>3203</text:p>
          </table:table-cell>
          <table:table-cell table:number-columns-repeated="101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NIXDORF 8890/5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AVERAGE([.C173:.H173])" office:value-type="float" office:value="867.5" calcext:value-type="float">
            <text:p>867.5</text:p>
          </table:table-cell>
          <table:table-cell table:style-name="ce6" table:formula="of:=SUM([.C173];[.D173];[.E173];[.F173];[.G173];[.H173])" office:value-type="float" office:value="5205" calcext:value-type="float">
            <text:p>5205</text:p>
          </table:table-cell>
          <table:table-cell table:number-columns-repeated="101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NIXDORF 8890/7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table:formula="of:=AVERAGE([.C174:.H174])" office:value-type="float" office:value="1711.66666666667" calcext:value-type="float">
            <text:p>1711.6666666667</text:p>
          </table:table-cell>
          <table:table-cell table:style-name="ce6" table:formula="of:=SUM([.C174];[.D174];[.E174];[.F174];[.G174];[.H174])" office:value-type="float" office:value="10270" calcext:value-type="float">
            <text:p>10270</text:p>
          </table:table-cell>
          <table:table-cell table:number-columns-repeated="101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ERKIN-ELMER 3205</text:p>
          </table:table-cell>
          <table:table-cell office:value-type="float" office:value="250" calcext:value-type="float">
            <text:p>25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table:formula="of:=AVERAGE([.C175:.H175])" office:value-type="float" office:value="795" calcext:value-type="float">
            <text:p>795</text:p>
          </table:table-cell>
          <table:table-cell table:style-name="ce6" table:formula="of:=SUM([.C175];[.D175];[.E175];[.F175];[.G175];[.H175])" office:value-type="float" office:value="4770" calcext:value-type="float">
            <text:p>4770</text:p>
          </table:table-cell>
          <table:table-cell table:number-columns-repeated="10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ERKIN-ELMER 3210</text:p>
          </table:table-cell>
          <table:table-cell office:value-type="float" office:value="250" calcext:value-type="float">
            <text:p>25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3" table:formula="of:=AVERAGE([.C176:.H176])" office:value-type="float" office:value="795.5" calcext:value-type="float">
            <text:p>795.5</text:p>
          </table:table-cell>
          <table:table-cell table:style-name="ce6" table:formula="of:=SUM([.C176];[.D176];[.E176];[.F176];[.G176];[.H176])" office:value-type="float" office:value="4773" calcext:value-type="float">
            <text:p>4773</text:p>
          </table:table-cell>
          <table:table-cell table:number-columns-repeated="101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ERKIN-ELMER 323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177:.H177])" office:value-type="float" office:value="2876.66666666667" calcext:value-type="float">
            <text:p>2876.6666666667</text:p>
          </table:table-cell>
          <table:table-cell table:style-name="ce6" table:formula="of:=SUM([.C177];[.D177];[.E177];[.F177];[.G177];[.H177])" office:value-type="float" office:value="17260" calcext:value-type="float">
            <text:p>17260</text:p>
          </table:table-cell>
          <table:table-cell table:number-columns-repeated="101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RIME 50-2250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table:formula="of:=AVERAGE([.C178:.H178])" office:value-type="float" office:value="780" calcext:value-type="float">
            <text:p>780</text:p>
          </table:table-cell>
          <table:table-cell table:style-name="ce6" table:formula="of:=SUM([.C178];[.D178];[.E178];[.F178];[.G178];[.H178])" office:value-type="float" office:value="4680" calcext:value-type="float">
            <text:p>4680</text:p>
          </table:table-cell>
          <table:table-cell table:number-columns-repeated="101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RIME 50-250 II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179:.H179])" office:value-type="float" office:value="447.5" calcext:value-type="float">
            <text:p>447.5</text:p>
          </table:table-cell>
          <table:table-cell table:style-name="ce6" table:formula="of:=SUM([.C179];[.D179];[.E179];[.F179];[.G179];[.H179])" office:value-type="float" office:value="2685" calcext:value-type="float">
            <text:p>2685</text:p>
          </table:table-cell>
          <table:table-cell table:number-columns-repeated="101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RIME 50-550 II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table:formula="of:=AVERAGE([.C180:.H180])" office:value-type="float" office:value="863.833333333333" calcext:value-type="float">
            <text:p>863.8333333333</text:p>
          </table:table-cell>
          <table:table-cell table:style-name="ce6" table:formula="of:=SUM([.C180];[.D180];[.E180];[.F180];[.G180];[.H180])" office:value-type="float" office:value="5183" calcext:value-type="float">
            <text:p>5183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RIME 50-750 II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table:formula="of:=AVERAGE([.C181:.H181])" office:value-type="float" office:value="1531.83333333333" calcext:value-type="float">
            <text:p>1531.8333333333</text:p>
          </table:table-cell>
          <table:table-cell table:style-name="ce6" table:formula="of:=SUM([.C181];[.D181];[.E181];[.F181];[.G181];[.H181])" office:value-type="float" office:value="9191" calcext:value-type="float">
            <text:p>9191</text:p>
          </table:table-cell>
          <table:table-cell table:number-columns-repeated="101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RIME 50-850 II</text:p>
          </table:table-cell>
          <table:table-cell office:value-type="float" office:value="160" calcext:value-type="float">
            <text:p>16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table:formula="of:=AVERAGE([.C182:.H182])" office:value-type="float" office:value="1701" calcext:value-type="float">
            <text:p>1701</text:p>
          </table:table-cell>
          <table:table-cell table:style-name="ce6" table:formula="of:=SUM([.C182];[.D182];[.E182];[.F182];[.G182];[.H182])" office:value-type="float" office:value="10206" calcext:value-type="float">
            <text:p>10206</text:p>
          </table:table-cell>
          <table:table-cell table:number-columns-repeated="101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IEMENS 7.521</text:p>
          </table:table-cell>
          <table:table-cell office:value-type="float" office:value="240" calcext:value-type="float">
            <text:p>24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table:formula="of:=AVERAGE([.C183:.H183])" office:value-type="float" office:value="294" calcext:value-type="float">
            <text:p>294</text:p>
          </table:table-cell>
          <table:table-cell table:style-name="ce6" table:formula="of:=SUM([.C183];[.D183];[.E183];[.F183];[.G183];[.H183])" office:value-type="float" office:value="1764" calcext:value-type="float">
            <text:p>1764</text:p>
          </table:table-cell>
          <table:table-cell table:number-columns-repeated="101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IEMENS 7.531</text:p>
          </table:table-cell>
          <table:table-cell office:value-type="float" office:value="240" calcext:value-type="float">
            <text:p>240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table:formula="of:=AVERAGE([.C184:.H184])" office:value-type="float" office:value="461" calcext:value-type="float">
            <text:p>461</text:p>
          </table:table-cell>
          <table:table-cell table:style-name="ce6" table:formula="of:=SUM([.C184];[.D184];[.E184];[.F184];[.G184];[.H184])" office:value-type="float" office:value="2766" calcext:value-type="float">
            <text:p>2766</text:p>
          </table:table-cell>
          <table:table-cell table:number-columns-repeated="101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IEMENS 7.536</text:p>
          </table:table-cell>
          <table:table-cell office:value-type="float" office:value="105" calcext:value-type="float">
            <text:p>10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185:.H185])" office:value-type="float" office:value="1020.66666666667" calcext:value-type="float">
            <text:p>1020.6666666667</text:p>
          </table:table-cell>
          <table:table-cell table:style-name="ce6" table:formula="of:=SUM([.C185];[.D185];[.E185];[.F185];[.G185];[.H185])" office:value-type="float" office:value="6124" calcext:value-type="float">
            <text:p>6124</text:p>
          </table:table-cell>
          <table:table-cell table:number-columns-repeated="101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IEMENS 7.541</text:p>
          </table:table-cell>
          <table:table-cell office:value-type="float" office:value="105" calcext:value-type="float">
            <text:p>105</text:p>
          </table:table-cell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3" table:formula="of:=AVERAGE([.C186:.H186])" office:value-type="float" office:value="1357.16666666667" calcext:value-type="float">
            <text:p>1357.1666666667</text:p>
          </table:table-cell>
          <table:table-cell table:style-name="ce6" table:formula="of:=SUM([.C186];[.D186];[.E186];[.F186];[.G186];[.H186])" office:value-type="float" office:value="8143" calcext:value-type="float">
            <text:p>8143</text:p>
          </table:table-cell>
          <table:table-cell table:number-columns-repeated="101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IEMENS 7.551</text:p>
          </table:table-cell>
          <table:table-cell office:value-type="float" office:value="105" calcext:value-type="float">
            <text:p>10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3" table:formula="of:=AVERAGE([.C187:.H187])" office:value-type="float" office:value="1689.83333333333" calcext:value-type="float">
            <text:p>1689.8333333333</text:p>
          </table:table-cell>
          <table:table-cell table:style-name="ce6" table:formula="of:=SUM([.C187];[.D187];[.E187];[.F187];[.G187];[.H187])" office:value-type="float" office:value="10139" calcext:value-type="float">
            <text:p>10139</text:p>
          </table:table-cell>
          <table:table-cell table:number-columns-repeated="101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IEMENS 7.561</text:p>
          </table:table-cell>
          <table:table-cell office:value-type="float" office:value="52" calcext:value-type="float">
            <text:p>52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3" table:formula="of:=AVERAGE([.C188:.H188])" office:value-type="float" office:value="3350" calcext:value-type="float">
            <text:p>3350</text:p>
          </table:table-cell>
          <table:table-cell table:style-name="ce6" table:formula="of:=SUM([.C188];[.D188];[.E188];[.F188];[.G188];[.H188])" office:value-type="float" office:value="20100" calcext:value-type="float">
            <text:p>20100</text:p>
          </table:table-cell>
          <table:table-cell table:number-columns-repeated="101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IEMENS 7.865-2</text:p>
          </table:table-cell>
          <table:table-cell office:value-type="float" office:value="70" calcext:value-type="float">
            <text:p>70</text:p>
          </table:table-cell>
          <table:table-cell office:value-type="float" office:value="4000" calcext:value-type="float">
            <text:p>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189:.H189])" office:value-type="float" office:value="2682" calcext:value-type="float">
            <text:p>2682</text:p>
          </table:table-cell>
          <table:table-cell table:style-name="ce6" table:formula="of:=SUM([.C189];[.D189];[.E189];[.F189];[.G189];[.H189])" office:value-type="float" office:value="16092" calcext:value-type="float">
            <text:p>16092</text:p>
          </table:table-cell>
          <table:table-cell table:number-columns-repeated="101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IEMENS 7.870-2</text:p>
          </table:table-cell>
          <table:table-cell office:value-type="float" office:value="59" calcext:value-type="float">
            <text:p>59</text:p>
          </table:table-cell>
          <table:table-cell office:value-type="float" office:value="4000" calcext:value-type="float">
            <text:p>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3" table:formula="of:=AVERAGE([.C190:.H190])" office:value-type="float" office:value="2684.83333333333" calcext:value-type="float">
            <text:p>2684.8333333333</text:p>
          </table:table-cell>
          <table:table-cell table:style-name="ce6" table:formula="of:=SUM([.C190];[.D190];[.E190];[.F190];[.G190];[.H190])" office:value-type="float" office:value="16109" calcext:value-type="float">
            <text:p>16109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IEMENS 7.872-2</text:p>
          </table:table-cell>
          <table:table-cell office:value-type="float" office:value="59" calcext:value-type="float">
            <text:p>59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C191:.H191])" office:value-type="float" office:value="4026.5" calcext:value-type="float">
            <text:p>4026.5</text:p>
          </table:table-cell>
          <table:table-cell table:style-name="ce6" table:formula="of:=SUM([.C191];[.D191];[.E191];[.F191];[.G191];[.H191])" office:value-type="float" office:value="24159" calcext:value-type="float">
            <text:p>24159</text:p>
          </table:table-cell>
          <table:table-cell table:number-columns-repeated="101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IEMENS 7.875-2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" table:formula="of:=AVERAGE([.C192:.H192])" office:value-type="float" office:value="5347" calcext:value-type="float">
            <text:p>5347</text:p>
          </table:table-cell>
          <table:table-cell table:style-name="ce6" table:formula="of:=SUM([.C192];[.D192];[.E192];[.F192];[.G192];[.H192])" office:value-type="float" office:value="32082" calcext:value-type="float">
            <text:p>32082</text:p>
          </table:table-cell>
          <table:table-cell table:number-columns-repeated="10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IEMENS 7.880-2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3" table:formula="of:=AVERAGE([.C193:.H193])" office:value-type="float" office:value="6686.33333333333" calcext:value-type="float">
            <text:p>6686.3333333333</text:p>
          </table:table-cell>
          <table:table-cell table:style-name="ce6" table:formula="of:=SUM([.C193];[.D193];[.E193];[.F193];[.G193];[.H193])" office:value-type="float" office:value="40118" calcext:value-type="float">
            <text:p>40118</text:p>
          </table:table-cell>
          <table:table-cell table:number-columns-repeated="101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IEMENS 7.881-2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3" table:formula="of:=AVERAGE([.C194:.H194])" office:value-type="float" office:value="6701.66666666667" calcext:value-type="float">
            <text:p>6701.6666666667</text:p>
          </table:table-cell>
          <table:table-cell table:style-name="ce6" table:formula="of:=SUM([.C194];[.D194];[.E194];[.F194];[.G194];[.H194])" office:value-type="float" office:value="40210" calcext:value-type="float">
            <text:p>40210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PERRY 1100/61 H1</text:p>
          </table:table-cell>
          <table:table-cell office:value-type="float" office:value="116" calcext:value-type="float">
            <text:p>116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3" table:formula="of:=AVERAGE([.C195:.H195])" office:value-type="float" office:value="1696.83333333333" calcext:value-type="float">
            <text:p>1696.8333333333</text:p>
          </table:table-cell>
          <table:table-cell table:style-name="ce6" table:formula="of:=SUM([.C195];[.D195];[.E195];[.F195];[.G195];[.H195])" office:value-type="float" office:value="10181" calcext:value-type="float">
            <text:p>10181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PERRY 1100/81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" table:formula="of:=AVERAGE([.C196:.H196])" office:value-type="float" office:value="5684.33333333333" calcext:value-type="float">
            <text:p>5684.3333333333</text:p>
          </table:table-cell>
          <table:table-cell table:style-name="ce6" table:formula="of:=SUM([.C196];[.D196];[.E196];[.F196];[.G196];[.H196])" office:value-type="float" office:value="34106" calcext:value-type="float">
            <text:p>34106</text:p>
          </table:table-cell>
          <table:table-cell table:number-columns-repeated="101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PERRY 1100/82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style-name="ce3" table:formula="of:=AVERAGE([.C197:.H197])" office:value-type="float" office:value="5696" calcext:value-type="float">
            <text:p>5696</text:p>
          </table:table-cell>
          <table:table-cell table:style-name="ce6" table:formula="of:=SUM([.C197];[.D197];[.E197];[.F197];[.G197];[.H197])" office:value-type="float" office:value="34176" calcext:value-type="float">
            <text:p>34176</text:p>
          </table:table-cell>
          <table:table-cell table:number-columns-repeated="101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PERRY 1100/83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table:style-name="ce3" table:formula="of:=AVERAGE([.C198:.H198])" office:value-type="float" office:value="5719.66666666667" calcext:value-type="float">
            <text:p>5719.6666666667</text:p>
          </table:table-cell>
          <table:table-cell table:style-name="ce6" table:formula="of:=SUM([.C198];[.D198];[.E198];[.F198];[.G198];[.H198])" office:value-type="float" office:value="34318" calcext:value-type="float">
            <text:p>34318</text:p>
          </table:table-cell>
          <table:table-cell table:number-columns-repeated="101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PERRY 1100/84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table:style-name="ce3" table:formula="of:=AVERAGE([.C199:.H199])" office:value-type="float" office:value="6053" calcext:value-type="float">
            <text:p>6053</text:p>
          </table:table-cell>
          <table:table-cell table:style-name="ce6" table:formula="of:=SUM([.C199];[.D199];[.E199];[.F199];[.G199];[.H199])" office:value-type="float" office:value="36318" calcext:value-type="float">
            <text:p>36318</text:p>
          </table:table-cell>
          <table:table-cell table:number-columns-repeated="101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PERRY 1100/93</text:p>
          </table:table-cell>
          <table:table-cell office:value-type="float" office:value="30" calcext:value-type="float">
            <text:p>30</text:p>
          </table:table-cell>
          <table:table-cell office:value-type="float" office:value="8000" calcext:value-type="float">
            <text:p>8000</text:p>
          </table:table-cell>
          <table:table-cell office:value-type="float" office:value="64000" calcext:value-type="float">
            <text:p>6400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style-name="ce3" table:formula="of:=AVERAGE([.C200:.H200])" office:value-type="float" office:value="12052.3333333333" calcext:value-type="float">
            <text:p>12052.3333333333</text:p>
          </table:table-cell>
          <table:table-cell table:style-name="ce6" table:formula="of:=SUM([.C200];[.D200];[.E200];[.F200];[.G200];[.H200])" office:value-type="float" office:value="72314" calcext:value-type="float">
            <text:p>72314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PERRY 1100/94</text:p>
          </table:table-cell>
          <table:table-cell office:value-type="float" office:value="30" calcext:value-type="float">
            <text:p>30</text:p>
          </table:table-cell>
          <table:table-cell office:value-type="float" office:value="8000" calcext:value-type="float">
            <text:p>8000</text:p>
          </table:table-cell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style-name="ce3" table:formula="of:=AVERAGE([.C201:.H201])" office:value-type="float" office:value="12057.6666666667" calcext:value-type="float">
            <text:p>12057.6666666667</text:p>
          </table:table-cell>
          <table:table-cell table:style-name="ce6" table:formula="of:=SUM([.C201];[.D201];[.E201];[.F201];[.G201];[.H201])" office:value-type="float" office:value="72346" calcext:value-type="float">
            <text:p>72346</text:p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ERRY 80/3</text:p>
          </table:table-cell>
          <table:table-cell office:value-type="float" office:value="180" calcext:value-type="float">
            <text:p>180</text:p>
          </table:table-cell>
          <table:table-cell office:value-type="float" office:value="262" calcext:value-type="float">
            <text:p>26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table:formula="of:=AVERAGE([.C202:.H202])" office:value-type="float" office:value="741" calcext:value-type="float">
            <text:p>741</text:p>
          </table:table-cell>
          <table:table-cell table:style-name="ce6" table:formula="of:=SUM([.C202];[.D202];[.E202];[.F202];[.G202];[.H202])" office:value-type="float" office:value="4446" calcext:value-type="float">
            <text:p>4446</text:p>
          </table:table-cell>
          <table:table-cell table:number-columns-repeated="101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ERRY 80/4</text:p>
          </table:table-cell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table:formula="of:=AVERAGE([.C203:.H203])" office:value-type="float" office:value="782.666666666667" calcext:value-type="float">
            <text:p>782.6666666667</text:p>
          </table:table-cell>
          <table:table-cell table:style-name="ce6" table:formula="of:=SUM([.C203];[.D203];[.E203];[.F203];[.G203];[.H203])" office:value-type="float" office:value="4696" calcext:value-type="float">
            <text:p>4696</text:p>
          </table:table-cell>
          <table:table-cell table:number-columns-repeated="101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ERRY 80/5</text:p>
          </table:table-cell>
          <table:table-cell office:value-type="float" office:value="180" calcext:value-type="float">
            <text:p>180</text:p>
          </table:table-cell>
          <table:table-cell office:value-type="float" office:value="262" calcext:value-type="float">
            <text:p>26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table:formula="of:=AVERAGE([.C204:.H204])" office:value-type="float" office:value="741" calcext:value-type="float">
            <text:p>741</text:p>
          </table:table-cell>
          <table:table-cell table:style-name="ce6" table:formula="of:=SUM([.C204];[.D204];[.E204];[.F204];[.G204];[.H204])" office:value-type="float" office:value="4446" calcext:value-type="float">
            <text:p>4446</text:p>
          </table:table-cell>
          <table:table-cell table:number-columns-repeated="101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PERRY 80/6</text:p>
          </table:table-cell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table:formula="of:=AVERAGE([.C205:.H205])" office:value-type="float" office:value="782.666666666667" calcext:value-type="float">
            <text:p>782.6666666667</text:p>
          </table:table-cell>
          <table:table-cell table:style-name="ce6" table:formula="of:=SUM([.C205];[.D205];[.E205];[.F205];[.G205];[.H205])" office:value-type="float" office:value="4696" calcext:value-type="float">
            <text:p>4696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ERRY 80/8</text:p>
          </table:table-cell>
          <table:table-cell office:value-type="float" office:value="124" calcext:value-type="float">
            <text:p>124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206:.H206])" office:value-type="float" office:value="1522.16666666667" calcext:value-type="float">
            <text:p>1522.1666666667</text:p>
          </table:table-cell>
          <table:table-cell table:style-name="ce6" table:formula="of:=SUM([.C206];[.D206];[.E206];[.F206];[.G206];[.H206])" office:value-type="float" office:value="9133" calcext:value-type="float">
            <text:p>9133</text:p>
          </table:table-cell>
          <table:table-cell table:number-columns-repeated="101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ERRY 90/80 MODEL 3</text:p>
          </table:table-cell>
          <table:table-cell office:value-type="float" office:value="98" calcext:value-type="float">
            <text:p>98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C207:.H207])" office:value-type="float" office:value="1523.33333333333" calcext:value-type="float">
            <text:p>1523.3333333333</text:p>
          </table:table-cell>
          <table:table-cell table:style-name="ce6" table:formula="of:=SUM([.C207];[.D207];[.E207];[.F207];[.G207];[.H207])" office:value-type="float" office:value="9140" calcext:value-type="float">
            <text:p>9140</text:p>
          </table:table-cell>
          <table:table-cell table:number-columns-repeated="101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ATUS 32</text:p>
          </table:table-cell>
          <table:table-cell office:value-type="float" office:value="125" calcext:value-type="float">
            <text:p>12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3" table:formula="of:=AVERAGE([.C208:.H208])" office:value-type="float" office:value="1690.16666666667" calcext:value-type="float">
            <text:p>1690.1666666667</text:p>
          </table:table-cell>
          <table:table-cell table:style-name="ce6" table:formula="of:=SUM([.C208];[.D208];[.E208];[.F208];[.G208];[.H208])" office:value-type="float" office:value="10141" calcext:value-type="float">
            <text:p>10141</text:p>
          </table:table-cell>
          <table:table-cell table:number-columns-repeated="101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WANG VS10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AVERAGE([.C209:.H209])" office:value-type="float" office:value="1504" calcext:value-type="float">
            <text:p>1504</text:p>
          </table:table-cell>
          <table:table-cell table:style-name="ce6" table:formula="of:=SUM([.C209];[.D209];[.E209];[.F209];[.G209];[.H209])" office:value-type="float" office:value="9024" calcext:value-type="float">
            <text:p>9024</text:p>
          </table:table-cell>
          <table:table-cell table:number-columns-repeated="101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WANG VS 90</text:p>
          </table:table-cell>
          <table:table-cell office:value-type="float" office:value="480" calcext:value-type="float">
            <text:p>48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AVERAGE([.C210:.H210])" office:value-type="float" office:value="913.333333333333" calcext:value-type="float">
            <text:p>913.3333333333</text:p>
          </table:table-cell>
          <table:table-cell table:style-name="ce6" table:formula="of:=SUM([.C210];[.D210];[.E210];[.F210];[.G210];[.H210])" office:value-type="float" office:value="5480" calcext:value-type="float">
            <text:p>548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verages</text:p>
          </table:table-cell>
          <table:table-cell table:style-name="ce1" table:formula="of:=AVERAGE([.C2:.C210])" office:value-type="float" office:value="203.822966507177" calcext:value-type="float">
            <text:p>203.8229665072</text:p>
          </table:table-cell>
          <table:table-cell table:style-name="ce2" table:formula="of:=AVERAGE([.D2:.D210])" office:value-type="float" office:value="2867.98086124402" calcext:value-type="float">
            <text:p>2867.980861244</text:p>
          </table:table-cell>
          <table:table-cell table:style-name="ce2" table:formula="of:=AVERAGE([.E2:.E210])" office:value-type="float" office:value="11796.1531100478" calcext:value-type="float">
            <text:p>11796.1531100478</text:p>
          </table:table-cell>
          <table:table-cell table:style-name="ce2" table:formula="of:=AVERAGE([.F2:.F210])" office:value-type="float" office:value="25.2057416267943" calcext:value-type="float">
            <text:p>25.2057416268</text:p>
          </table:table-cell>
          <table:table-cell table:style-name="ce2" table:formula="of:=AVERAGE([.G2:.G210])" office:value-type="float" office:value="4.69856459330144" calcext:value-type="float">
            <text:p>4.6985645933</text:p>
          </table:table-cell>
          <table:table-cell table:style-name="ce2" table:formula="of:=AVERAGE([.H2:.H210])" office:value-type="float" office:value="18.2679425837321" calcext:value-type="float">
            <text:p>18.2679425837</text:p>
          </table:table-cell>
          <table:table-cell table:style-name="ce4" table:formula="of:=AVERAGE([.I2:.I210])" office:value-type="float" office:value="2486.02153110048" calcext:value-type="float">
            <text:p>2486.021531100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verage of the performances which are greater than average</text:p>
          </table:table-cell>
          <table:table-cell table:number-columns-repeated="6"/>
          <table:table-cell table:style-name="ce5" table:formula="of:=SUMIF([.$I$1:.$I$1048576];&quot;&gt;&quot;&amp;[.$I$212])/COUNTIF([.$I$1:.$I$210];&quot;&gt;&quot;&amp;[.$I$212])" office:value-type="float" office:value="5080.98122065728" calcext:value-type="float">
            <text:p>5080.9812206573</text:p>
          </table:table-cell>
          <table:table-cell table:number-columns-repeated="1015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pus" table:base-cell-address="$Sheet1.$A$1" table:cell-range-address="$Sheet1.$A$1:.$J$210"/>
        </table:named-expressions>
      </table:table>
      <table:table table:name="Sheet2" table:style-name="ta2">
        <office:forms form:automatic-focus="false" form:apply-design-mode="false"/>
        <table:shapes>
          <draw:frame draw:z-index="0" draw:style-name="gr1" draw:text-style-name="P1" svg:width="780.35pt" svg:height="604.94pt" svg:x="648.37pt" svg:y="2214.11pt">
            <loext:p draw:notify-on-update-of-ranges="Sheet2.A3:Sheet2.A211 Sheet2.H3:Sheet2.H2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number-columns-repeated="1024" table:default-cell-style-name="Default"/>
        <table:table-row table:style-name="ro4">
          <table:table-cell table:number-columns-repeated="3"/>
          <table:table-cell office:value-type="string" calcext:value-type="string">
            <text:p>SORTED BY AVERAGE PERFORMANC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NAME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MMIN</text:p>
          </table:table-cell>
          <table:table-cell office:value-type="string" calcext:value-type="string">
            <text:p>MMAX</text:p>
          </table:table-cell>
          <table:table-cell office:value-type="string" calcext:value-type="string">
            <text:p>CACH</text:p>
          </table:table-cell>
          <table:table-cell office:value-type="string" calcext:value-type="string">
            <text:p>CHMIN</text:p>
          </table:table-cell>
          <table:table-cell office:value-type="string" calcext:value-type="string">
            <text:p>CHMAX</text:p>
          </table:table-cell>
          <table:table-cell office:value-type="string" calcext:value-type="string">
            <text:p>AVERAGE PERFORMANC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TI 500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B3:.G3])" office:value-type="float" office:value="80.5" calcext:value-type="float">
            <text:p>80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370/125-2</text:p>
          </table:table-cell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4:.G4])" office:value-type="float" office:value="181.666666666667" calcext:value-type="float">
            <text:p>181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RRIS 80</text:p>
          </table:table-cell>
          <table:table-cell office:value-type="float" office:value="300" calcext:value-type="float">
            <text:p>300</text:p>
          </table:table-cell>
          <table:table-cell office:value-type="float" office:value="192" calcext:value-type="float">
            <text:p>192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AVERAGE([.B5:.G5])" office:value-type="float" office:value="216" calcext:value-type="float">
            <text:p>2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P 3000/30</text:p>
          </table:table-cell>
          <table:table-cell office:value-type="float" office:value="90" calcext:value-type="float">
            <text:p>9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AVERAGE([.B6:.G6])" office:value-type="float" office:value="226.5" calcext:value-type="float">
            <text:p>226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UR PHASE 2000/260</text:p>
          </table:table-cell>
          <table:table-cell office:value-type="float" office:value="125" calcext:value-type="float">
            <text:p>125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AVERAGE([.B7:.G7])" office:value-type="float" office:value="277.5" calcext:value-type="float">
            <text:p>277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EMENS 7.521</text:p>
          </table:table-cell>
          <table:table-cell office:value-type="float" office:value="240" calcext:value-type="float">
            <text:p>24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B8:.G8])" office:value-type="float" office:value="294" calcext:value-type="float">
            <text:p>29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 MICROVAX-1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9:.G9])" office:value-type="float" office:value="307.333333333333" calcext:value-type="float">
            <text:p>307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CR V8535 II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B10:.G10])" office:value-type="float" office:value="352.833333333333" calcext:value-type="float">
            <text:p>352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P 3000/40</text:p>
          </table:table-cell>
          <table:table-cell office:value-type="float" office:value="10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AVERAGE([.B11:.G11])" office:value-type="float" office:value="395.666666666667" calcext:value-type="float">
            <text:p>395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4331-1</text:p>
          </table:table-cell>
          <table:table-cell office:value-type="float" office:value="900" calcext:value-type="float">
            <text:p>90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12:.G12])" office:value-type="float" office:value="402.5" calcext:value-type="float">
            <text:p>402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P 3000/III</text:p>
          </table:table-cell>
          <table:table-cell office:value-type="float" office:value="175" calcext:value-type="float">
            <text:p>175</text:p>
          </table:table-cell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AVERAGE([.B13:.G13])" office:value-type="float" office:value="409.666666666667" calcext:value-type="float">
            <text:p>409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DC OMEGA 480-I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B14:.G14])" office:value-type="float" office:value="427.166666666667" calcext:value-type="float">
            <text:p>427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IME 50-250 II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AVERAGE([.B15:.G15])" office:value-type="float" office:value="447.5" calcext:value-type="float">
            <text:p>447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URROUGHS B1955</text:p>
          </table:table-cell>
          <table:table-cell office:value-type="float" office:value="167" calcext:value-type="float">
            <text:p>167</text:p>
          </table:table-cell>
          <table:table-cell office:value-type="float" office:value="524" calcext:value-type="float">
            <text:p>524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AVERAGE([.B16:.G16])" office:value-type="float" office:value="453" calcext:value-type="float">
            <text:p>45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EMENS 7.531</text:p>
          </table:table-cell>
          <table:table-cell office:value-type="float" office:value="240" calcext:value-type="float">
            <text:p>240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VERAGE([.B17:.G17])" office:value-type="float" office:value="461" calcext:value-type="float">
            <text:p>46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.R.D. UNIVERSE 2203T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B18:.G18])" office:value-type="float" office:value="473.333333333333" calcext:value-type="float">
            <text:p>473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432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19:.G19])" office:value-type="float" office:value="483.833333333333" calcext:value-type="float">
            <text:p>483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G ECLIPSE M/600</text:p>
          </table:table-cell>
          <table:table-cell office:value-type="float" office:value="700" calcext:value-type="float">
            <text:p>700</text:p>
          </table:table-cell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20:.G20])" office:value-type="float" office:value="493" calcext:value-type="float">
            <text:p>49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CR V8545 II</text:p>
          </table:table-cell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21:.G21])" office:value-type="float" office:value="515.166666666667" calcext:value-type="float">
            <text:p>515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38/3</text:p>
          </table:table-cell>
          <table:table-cell office:value-type="float" office:value="1100" calcext:value-type="float">
            <text:p>1100</text:p>
          </table:table-cell>
          <table:table-cell office:value-type="float" office:value="512" calcext:value-type="float">
            <text:p>512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22:.G22])" office:value-type="float" office:value="519" calcext:value-type="float">
            <text:p>51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URROUGHS B2925</text:p>
          </table:table-cell>
          <table:table-cell office:value-type="float" office:value="143" calcext:value-type="float">
            <text:p>14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AVERAGE([.B23:.G23])" office:value-type="float" office:value="527.333333333333" calcext:value-type="float">
            <text:p>527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XDORF 8890/3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24:.G24])" office:value-type="float" office:value="533.833333333333" calcext:value-type="float">
            <text:p>533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370/148</text:p>
          </table:table-cell>
          <table:table-cell office:value-type="float" office:value="203" calcext:value-type="float">
            <text:p>20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VERAGE([.B25:.G25])" office:value-type="float" office:value="534.833333333333" calcext:value-type="float">
            <text:p>534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8130 A</text:p>
          </table:table-cell>
          <table:table-cell office:value-type="float" office:value="1500" calcext:value-type="float">
            <text:p>1500</text:p>
          </table:table-cell>
          <table:table-cell office:value-type="float" office:value="768" calcext:value-type="float">
            <text:p>76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26:.G26])" office:value-type="float" office:value="544.666666666667" calcext:value-type="float">
            <text:p>544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ONEYWELL DPS 7/35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27:.G27])" office:value-type="float" office:value="555.5" calcext:value-type="float">
            <text:p>555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38/5</text:p>
          </table:table-cell>
          <table:table-cell office:value-type="float" office:value="600" calcext:value-type="float">
            <text:p>600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28:.G28])" office:value-type="float" office:value="561.666666666667" calcext:value-type="float">
            <text:p>561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8140</text:p>
          </table:table-cell>
          <table:table-cell office:value-type="float" office:value="800" calcext:value-type="float">
            <text:p>800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29:.G29])" office:value-type="float" office:value="594.666666666667" calcext:value-type="float">
            <text:p>594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.R.D. UNIVERSE 68/05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B30:.G30])" office:value-type="float" office:value="597.333333333333" calcext:value-type="float">
            <text:p>597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38/4</text:p>
          </table:table-cell>
          <table:table-cell office:value-type="float" office:value="1100" calcext:value-type="float">
            <text:p>1100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31:.G31])" office:value-type="float" office:value="645" calcext:value-type="float">
            <text:p>64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RRIS 100</text:p>
          </table:table-cell>
          <table:table-cell office:value-type="float" office:value="300" calcext:value-type="float">
            <text:p>300</text:p>
          </table:table-cell>
          <table:table-cell office:value-type="float" office:value="768" calcext:value-type="float">
            <text:p>768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AVERAGE([.B32:.G32])" office:value-type="float" office:value="683" calcext:value-type="float">
            <text:p>68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RRIS 300</text:p>
          </table:table-cell>
          <table:table-cell office:value-type="float" office:value="300" calcext:value-type="float">
            <text:p>300</text:p>
          </table:table-cell>
          <table:table-cell office:value-type="float" office:value="768" calcext:value-type="float">
            <text:p>76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AVERAGE([.B33:.G33])" office:value-type="float" office:value="684" calcext:value-type="float">
            <text:p>6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DC CYBER 170/750</text:p>
          </table:table-cell>
          <table:table-cell office:value-type="float" office:value="25" calcext:value-type="float">
            <text:p>25</text:p>
          </table:table-cell>
          <table:table-cell office:value-type="float" office:value="1310" calcext:value-type="float">
            <text:p>1310</text:p>
          </table:table-cell>
          <table:table-cell office:value-type="float" office:value="2620" calcext:value-type="float">
            <text:p>2620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AVERAGE([.B34:.G34])" office:value-type="float" office:value="687" calcext:value-type="float">
            <text:p>68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DC CYBER 170/760</text:p>
          </table:table-cell>
          <table:table-cell office:value-type="float" office:value="25" calcext:value-type="float">
            <text:p>25</text:p>
          </table:table-cell>
          <table:table-cell office:value-type="float" office:value="1310" calcext:value-type="float">
            <text:p>1310</text:p>
          </table:table-cell>
          <table:table-cell office:value-type="float" office:value="2620" calcext:value-type="float">
            <text:p>2620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AVERAGE([.B35:.G35])" office:value-type="float" office:value="687" calcext:value-type="float">
            <text:p>68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8130 B</text:p>
          </table:table-cell>
          <table:table-cell office:value-type="float" office:value="1500" calcext:value-type="float">
            <text:p>1500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36:.G36])" office:value-type="float" office:value="711.333333333333" calcext:value-type="float">
            <text:p>711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ONEYWELL DPS 6/35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B37:.G37])" office:value-type="float" office:value="722.666666666667" calcext:value-type="float">
            <text:p>722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POLLO DN32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38:.G38])" office:value-type="float" office:value="733.833333333333" calcext:value-type="float">
            <text:p>733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POLLO DN420</text:p>
          </table:table-cell>
          <table:table-cell office:value-type="float" office:value="400" calcext:value-type="float">
            <text:p>400</text:p>
          </table:table-cell>
          <table:table-cell office:value-type="float" office:value="512" calcext:value-type="float">
            <text:p>512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39:.G39])" office:value-type="float" office:value="737.166666666667" calcext:value-type="float">
            <text:p>737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PERRY 80/3</text:p>
          </table:table-cell>
          <table:table-cell office:value-type="float" office:value="180" calcext:value-type="float">
            <text:p>180</text:p>
          </table:table-cell>
          <table:table-cell office:value-type="float" office:value="262" calcext:value-type="float">
            <text:p>26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B40:.G40])" office:value-type="float" office:value="741" calcext:value-type="float">
            <text:p>74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PERRY 80/5</text:p>
          </table:table-cell>
          <table:table-cell office:value-type="float" office:value="180" calcext:value-type="float">
            <text:p>180</text:p>
          </table:table-cell>
          <table:table-cell office:value-type="float" office:value="262" calcext:value-type="float">
            <text:p>26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B41:.G41])" office:value-type="float" office:value="741" calcext:value-type="float">
            <text:p>74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IME 50-2250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VERAGE([.B42:.G42])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PERRY 80/4</text:p>
          </table:table-cell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B43:.G43])" office:value-type="float" office:value="782.666666666667" calcext:value-type="float">
            <text:p>782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PERRY 80/6</text:p>
          </table:table-cell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B44:.G44])" office:value-type="float" office:value="782.666666666667" calcext:value-type="float">
            <text:p>782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ERKIN-ELMER 3205</text:p>
          </table:table-cell>
          <table:table-cell office:value-type="float" office:value="250" calcext:value-type="float">
            <text:p>25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AVERAGE([.B45:.G45])" office:value-type="float" office:value="795" calcext:value-type="float">
            <text:p>79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ERKIN-ELMER 3210</text:p>
          </table:table-cell>
          <table:table-cell office:value-type="float" office:value="250" calcext:value-type="float">
            <text:p>25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AVERAGE([.B46:.G46])" office:value-type="float" office:value="795.5" calcext:value-type="float">
            <text:p>795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ICRODATA SEQ.MS/3200</text:p>
          </table:table-cell>
          <table:table-cell office:value-type="float" office:value="150" calcext:value-type="float">
            <text:p>15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formula="of:=AVERAGE([.B47:.G47])" office:value-type="float" office:value="799.666666666667" calcext:value-type="float">
            <text:p>799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CR V8555 II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48:.G48])" office:value-type="float" office:value="843.833333333333" calcext:value-type="float">
            <text:p>843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DC OMEGA 480-II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VERAGE([.B49:.G49])" office:value-type="float" office:value="844" calcext:value-type="float">
            <text:p>8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AMBEX 1636-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B50:.G50])" office:value-type="float" office:value="844.333333333333" calcext:value-type="float">
            <text:p>844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G ECLIPSE MV/6000</text:p>
          </table:table-cell>
          <table:table-cell office:value-type="float" office:value="110" calcext:value-type="float">
            <text:p>11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51:.G51])" office:value-type="float" office:value="854.833333333333" calcext:value-type="float">
            <text:p>854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P 3000/44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AVERAGE([.B52:.G52])" office:value-type="float" office:value="855.333333333333" calcext:value-type="float">
            <text:p>855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IME 50-550 II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AVERAGE([.B53:.G53])" office:value-type="float" office:value="863.833333333333" calcext:value-type="float">
            <text:p>863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XDORF 8890/5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B54:.G54])" office:value-type="float" office:value="867.5" calcext:value-type="float">
            <text:p>867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4341-9</text:p>
          </table:table-cell>
          <table:table-cell office:value-type="float" office:value="225" calcext:value-type="float">
            <text:p>225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B55:.G55])" office:value-type="float" office:value="872.666666666667" calcext:value-type="float">
            <text:p>872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ONEYWELL DPS 7/45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B56:.G56])" office:value-type="float" office:value="889.833333333333" calcext:value-type="float">
            <text:p>889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ONEYWELL DPS 6/92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formula="of:=AVERAGE([.B57:.G57])" office:value-type="float" office:value="895.833333333333" calcext:value-type="float">
            <text:p>895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ANG VS 90</text:p>
          </table:table-cell>
          <table:table-cell office:value-type="float" office:value="480" calcext:value-type="float">
            <text:p>48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58:.G58])" office:value-type="float" office:value="913.333333333333" calcext:value-type="float">
            <text:p>913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.R.D. UNIVERSE 68/37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59:.G59])" office:value-type="float" office:value="931.166666666667" calcext:value-type="float">
            <text:p>931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RRIS 600</text:p>
          </table:table-cell>
          <table:table-cell office:value-type="float" office:value="300" calcext:value-type="float">
            <text:p>300</text:p>
          </table:table-cell>
          <table:table-cell office:value-type="float" office:value="768" calcext:value-type="float">
            <text:p>768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AVERAGE([.B60:.G60])" office:value-type="float" office:value="932.166666666667" calcext:value-type="float">
            <text:p>932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URROUGHS B2900</text:p>
          </table:table-cell>
          <table:table-cell office:value-type="float" office:value="143" calcext:value-type="float">
            <text:p>143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AVERAGE([.B61:.G61])" office:value-type="float" office:value="949" calcext:value-type="float">
            <text:p>94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.R.D. UNIVERSE 68/137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VERAGE([.B62:.G62])" office:value-type="float" office:value="973.666666666667" calcext:value-type="float">
            <text:p>973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4331-11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63:.G63])" office:value-type="float" office:value="984.5" calcext:value-type="float">
            <text:p>984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4331-2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64:.G64])" office:value-type="float" office:value="985.166666666667" calcext:value-type="float">
            <text:p>985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PL 4436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B65:.G65])" office:value-type="float" office:value="1009.83333333333" calcext:value-type="float">
            <text:p>1009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3000 N</text:p>
          </table:table-cell>
          <table:table-cell office:value-type="float" office:value="115" calcext:value-type="float">
            <text:p>11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VERAGE([.B66:.G66])" office:value-type="float" office:value="1020.5" calcext:value-type="float">
            <text:p>1020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EMENS 7.536</text:p>
          </table:table-cell>
          <table:table-cell office:value-type="float" office:value="105" calcext:value-type="float">
            <text:p>10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AVERAGE([.B67:.G67])" office:value-type="float" office:value="1020.66666666667" calcext:value-type="float">
            <text:p>1020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P 3000/48</text:p>
          </table:table-cell>
          <table:table-cell office:value-type="float" office:value="105" calcext:value-type="float">
            <text:p>10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AVERAGE([.B68:.G68])" office:value-type="float" office:value="1022.5" calcext:value-type="float">
            <text:p>1022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ONEYWELL DPS 7/55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B69:.G69])" office:value-type="float" office:value="1024.83333333333" calcext:value-type="float">
            <text:p>1024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ONEYWELL DPS 7/65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AVERAGE([.B70:.G70])" office:value-type="float" office:value="1025.33333333333" calcext:value-type="float">
            <text:p>1025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ONEYWELL DPS 8/44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AVERAGE([.B71:.G71])" office:value-type="float" office:value="1028.16666666667" calcext:value-type="float">
            <text:p>1028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ONEYWELL DPS 8/20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AVERAGE([.B72:.G72])" office:value-type="float" office:value="1028.16666666667" calcext:value-type="float">
            <text:p>1028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4341-1</text:p>
          </table:table-cell>
          <table:table-cell office:value-type="float" office:value="225" calcext:value-type="float">
            <text:p>22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B73:.G73])" office:value-type="float" office:value="1040.33333333333" calcext:value-type="float">
            <text:p>1040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4341-10</text:p>
          </table:table-cell>
          <table:table-cell office:value-type="float" office:value="225" calcext:value-type="float">
            <text:p>22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B74:.G74])" office:value-type="float" office:value="1040.33333333333" calcext:value-type="float">
            <text:p>1040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38/7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75:.G75])" office:value-type="float" office:value="1067" calcext:value-type="float">
            <text:p>10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.R.D. 68/10-80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AVERAGE([.B76:.G76])" office:value-type="float" office:value="1076.83333333333" calcext:value-type="float">
            <text:p>1076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.R.D. UNIVERSE 68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77:.G77])" office:value-type="float" office:value="1097.16666666667" calcext:value-type="float">
            <text:p>1097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370/158-3</text:p>
          </table:table-cell>
          <table:table-cell office:value-type="float" office:value="115" calcext:value-type="float">
            <text:p>115</text:p>
          </table:table-cell>
          <table:table-cell office:value-type="float" office:value="512" calcext:value-type="float">
            <text:p>512</text:p>
          </table:table-cell>
          <table:table-cell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78:.G78])" office:value-type="float" office:value="1108.33333333333" calcext:value-type="float">
            <text:p>1108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VISOR 32/60</text:p>
          </table:table-cell>
          <table:table-cell office:value-type="float" office:value="125" calcext:value-type="float">
            <text:p>125</text:p>
          </table:table-cell>
          <table:table-cell office:value-type="float" office:value="256" calcext:value-type="float">
            <text:p>256</text:p>
          </table:table-cell>
          <table:table-cell office:value-type="float" office:value="6000" calcext:value-type="float">
            <text:p>6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AVERAGE([.B79:.G79])" office:value-type="float" office:value="1130.16666666667" calcext:value-type="float">
            <text:p>1130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 VAX 11/730</text:p>
          </table:table-cell>
          <table:table-cell office:value-type="float" office:value="810" calcext:value-type="float">
            <text:p>81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80:.G80])" office:value-type="float" office:value="1135.33333333333" calcext:value-type="float">
            <text:p>1135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4341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B81:.G81])" office:value-type="float" office:value="1151.5" calcext:value-type="float">
            <text:p>1151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URROUGHS B5900</text:p>
          </table:table-cell>
          <table:table-cell office:value-type="float" office:value="143" calcext:value-type="float">
            <text:p>143</text:p>
          </table:table-cell>
          <table:table-cell office:value-type="float" office:value="1500" calcext:value-type="float">
            <text:p>1500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AVERAGE([.B82:.G82])" office:value-type="float" office:value="1330" calcext:value-type="float">
            <text:p>133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CR V8565 II</text:p>
          </table:table-cell>
          <table:table-cell office:value-type="float" office:value="56" calcext:value-type="float">
            <text:p>56</text:p>
          </table:table-cell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AVERAGE([.B83:.G83])" office:value-type="float" office:value="1344.16666666667" calcext:value-type="float">
            <text:p>1344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EMENS 7.541</text:p>
          </table:table-cell>
          <table:table-cell office:value-type="float" office:value="105" calcext:value-type="float">
            <text:p>105</text:p>
          </table:table-cell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AVERAGE([.B84:.G84])" office:value-type="float" office:value="1357.16666666667" calcext:value-type="float">
            <text:p>1357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URROUGHS B6900</text:p>
          </table:table-cell>
          <table:table-cell office:value-type="float" office:value="143" calcext:value-type="float">
            <text:p>143</text:p>
          </table:table-cell>
          <table:table-cell office:value-type="float" office:value="2300" calcext:value-type="float">
            <text:p>23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formula="of:=AVERAGE([.B85:.G85])" office:value-type="float" office:value="1452.16666666667" calcext:value-type="float">
            <text:p>1452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 VAX 11/780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AVERAGE([.B86:.G86])" office:value-type="float" office:value="1454.83333333333" calcext:value-type="float">
            <text:p>1454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 VAX 11/750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VERAGE([.B87:.G87])" office:value-type="float" office:value="1473.66666666667" calcext:value-type="float">
            <text:p>1473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ANG VS10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8:.G88])" office:value-type="float" office:value="1504" calcext:value-type="float">
            <text:p>15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RMATION F4000/100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B89:.G89])" office:value-type="float" office:value="1510.16666666667" calcext:value-type="float">
            <text:p>1510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RMATION F4000/200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B90:.G90])" office:value-type="float" office:value="1510.16666666667" calcext:value-type="float">
            <text:p>1510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RMATION F4000/200AP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B91:.G91])" office:value-type="float" office:value="1510.16666666667" calcext:value-type="float">
            <text:p>1510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RMATION F4000/300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B92:.G92])" office:value-type="float" office:value="1510.16666666667" calcext:value-type="float">
            <text:p>1510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RMATION F4000/300AP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B93:.G93])" office:value-type="float" office:value="1510.16666666667" calcext:value-type="float">
            <text:p>1510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AMBEX 1636-1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B94:.G94])" office:value-type="float" office:value="1511" calcext:value-type="float">
            <text:p>15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G ECLIPSE C/350</text:p>
          </table:table-cell>
          <table:table-cell office:value-type="float" office:value="700" calcext:value-type="float">
            <text:p>700</text:p>
          </table:table-cell>
          <table:table-cell office:value-type="float" office:value="384" calcext:value-type="float">
            <text:p>384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95:.G95])" office:value-type="float" office:value="1514.33333333333" calcext:value-type="float">
            <text:p>1514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GNUSON M80/3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AVERAGE([.B96:.G96])" office:value-type="float" office:value="1518" calcext:value-type="float">
            <text:p>151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GNUSON M80/3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AVERAGE([.B97:.G97])" office:value-type="float" office:value="1522" calcext:value-type="float">
            <text:p>152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GNUSON M80/3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B98:.G98])" office:value-type="float" office:value="1522.16666666667" calcext:value-type="float">
            <text:p>1522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PERRY 80/8</text:p>
          </table:table-cell>
          <table:table-cell office:value-type="float" office:value="124" calcext:value-type="float">
            <text:p>124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AVERAGE([.B99:.G99])" office:value-type="float" office:value="1522.16666666667" calcext:value-type="float">
            <text:p>1522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PERRY 90/80 MODEL 3</text:p>
          </table:table-cell>
          <table:table-cell office:value-type="float" office:value="98" calcext:value-type="float">
            <text:p>98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AVERAGE([.B100:.G100])" office:value-type="float" office:value="1523.33333333333" calcext:value-type="float">
            <text:p>1523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 DECSYS 20 2060</text:p>
          </table:table-cell>
          <table:table-cell office:value-type="float" office:value="133" calcext:value-type="float">
            <text:p>133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AVERAGE([.B101:.G101])" office:value-type="float" office:value="1526.16666666667" calcext:value-type="float">
            <text:p>1526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IME 50-750 II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AVERAGE([.B102:.G102])" office:value-type="float" office:value="1531.83333333333" calcext:value-type="float">
            <text:p>1531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G ECLIPSE MV/40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103:.G103])" office:value-type="float" office:value="1533.83333333333" calcext:value-type="float">
            <text:p>1533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G ECLIPSE MV/8000 II</text:p>
          </table:table-cell>
          <table:table-cell office:value-type="float" office:value="220" calcext:value-type="float">
            <text:p>22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104:.G104])" office:value-type="float" office:value="1539.83333333333" calcext:value-type="float">
            <text:p>1539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URROUGHS B5920</text:p>
          </table:table-cell>
          <table:table-cell office:value-type="float" office:value="143" calcext:value-type="float">
            <text:p>143</text:p>
          </table:table-cell>
          <table:table-cell office:value-type="float" office:value="3100" calcext:value-type="float">
            <text:p>31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AVERAGE([.B105:.G105])" office:value-type="float" office:value="1578" calcext:value-type="float">
            <text:p>157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URROUGHS B6925</text:p>
          </table:table-cell>
          <table:table-cell office:value-type="float" office:value="110" calcext:value-type="float">
            <text:p>110</text:p>
          </table:table-cell>
          <table:table-cell office:value-type="float" office:value="3100" calcext:value-type="float">
            <text:p>31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formula="of:=AVERAGE([.B106:.G106])" office:value-type="float" office:value="1580" calcext:value-type="float">
            <text:p>15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DC OMEGA 480-III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VERAGE([.B107:.G107])" office:value-type="float" office:value="1677.33333333333" calcext:value-type="float">
            <text:p>1677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PL 4445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108:.G108])" office:value-type="float" office:value="1677.5" calcext:value-type="float">
            <text:p>1677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CR V8565 II E</text:p>
          </table:table-cell>
          <table:table-cell office:value-type="float" office:value="56" calcext:value-type="float">
            <text:p>56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AVERAGE([.B109:.G109])" office:value-type="float" office:value="1677.5" calcext:value-type="float">
            <text:p>1677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PL 4443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B110:.G110])" office:value-type="float" office:value="1677.83333333333" calcext:value-type="float">
            <text:p>1677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7000 N</text:p>
          </table:table-cell>
          <table:table-cell office:value-type="float" office:value="72" calcext:value-type="float">
            <text:p>72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AVERAGE([.B111:.G111])" office:value-type="float" office:value="1683.66666666667" calcext:value-type="float">
            <text:p>1683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5000 N</text:p>
          </table:table-cell>
          <table:table-cell office:value-type="float" office:value="92" calcext:value-type="float">
            <text:p>92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112:.G112])" office:value-type="float" office:value="1683.83333333333" calcext:value-type="float">
            <text:p>1683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P 3000/64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AVERAGE([.B113:.G113])" office:value-type="float" office:value="1685" calcext:value-type="float">
            <text:p>168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5000</text:p>
          </table:table-cell>
          <table:table-cell office:value-type="float" office:value="92" calcext:value-type="float">
            <text:p>92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114:.G114])" office:value-type="float" office:value="1688.5" calcext:value-type="float">
            <text:p>1688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5000 E</text:p>
          </table:table-cell>
          <table:table-cell office:value-type="float" office:value="92" calcext:value-type="float">
            <text:p>92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115:.G115])" office:value-type="float" office:value="1688.5" calcext:value-type="float">
            <text:p>1688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SF 7/65</text:p>
          </table:table-cell>
          <table:table-cell office:value-type="float" office:value="60" calcext:value-type="float">
            <text:p>6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AVERAGE([.B116:.G116])" office:value-type="float" office:value="1689" calcext:value-type="float">
            <text:p>168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3000</text:p>
          </table:table-cell>
          <table:table-cell office:value-type="float" office:value="115" calcext:value-type="float">
            <text:p>11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B117:.G117])" office:value-type="float" office:value="1689.16666666667" calcext:value-type="float">
            <text:p>1689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EMENS 7.551</text:p>
          </table:table-cell>
          <table:table-cell office:value-type="float" office:value="105" calcext:value-type="float">
            <text:p>10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AVERAGE([.B118:.G118])" office:value-type="float" office:value="1689.83333333333" calcext:value-type="float">
            <text:p>1689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RATUS 32</text:p>
          </table:table-cell>
          <table:table-cell office:value-type="float" office:value="125" calcext:value-type="float">
            <text:p>12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AVERAGE([.B119:.G119])" office:value-type="float" office:value="1690.16666666667" calcext:value-type="float">
            <text:p>1690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OULD CONCEPT 32/8705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AVERAGE([.B120:.G120])" office:value-type="float" office:value="1696.33333333333" calcext:value-type="float">
            <text:p>1696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PERRY 1100/61 H1</text:p>
          </table:table-cell>
          <table:table-cell office:value-type="float" office:value="116" calcext:value-type="float">
            <text:p>116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AVERAGE([.B121:.G121])" office:value-type="float" office:value="1696.83333333333" calcext:value-type="float">
            <text:p>1696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4341-11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122:.G122])" office:value-type="float" office:value="1699.16666666667" calcext:value-type="float">
            <text:p>1699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IME 50-850 II</text:p>
          </table:table-cell>
          <table:table-cell office:value-type="float" office:value="160" calcext:value-type="float">
            <text:p>16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AVERAGE([.B123:.G123])" office:value-type="float" office:value="1701" calcext:value-type="float">
            <text:p>170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ONEYWELL DPS 8/50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AVERAGE([.B124:.G124])" office:value-type="float" office:value="1704.5" calcext:value-type="float">
            <text:p>1704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XDORF 8890/7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VERAGE([.B125:.G125])" office:value-type="float" office:value="1711.66666666667" calcext:value-type="float">
            <text:p>1711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URROUGHS B495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AVERAGE([.B126:.G126])" office:value-type="float" office:value="1720.66666666667" calcext:value-type="float">
            <text:p>1720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P 3000/88</text:p>
          </table:table-cell>
          <table:table-cell office:value-type="float" office:value="75" calcext:value-type="float">
            <text:p>75</text:p>
          </table:table-cell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AVERAGE([.B127:.G127])" office:value-type="float" office:value="1855.66666666667" calcext:value-type="float">
            <text:p>1855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CR V8575 II</text:p>
          </table:table-cell>
          <table:table-cell office:value-type="float" office:value="56" calcext:value-type="float">
            <text:p>56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AVERAGE([.B128:.G128])" office:value-type="float" office:value="2010.83333333333" calcext:value-type="float">
            <text:p>2010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CR V8635 </text:p>
          </table:table-cell>
          <table:table-cell office:value-type="float" office:value="38" calcext:value-type="float">
            <text:p>38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AVERAGE([.B129:.G129])" office:value-type="float" office:value="2019.66666666667" calcext:value-type="float">
            <text:p>2019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CR V8650</text:p>
          </table:table-cell>
          <table:table-cell office:value-type="float" office:value="38" calcext:value-type="float">
            <text:p>38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AVERAGE([.B130:.G130])" office:value-type="float" office:value="2019.66666666667" calcext:value-type="float">
            <text:p>2019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38/8</text:p>
          </table:table-cell>
          <table:table-cell office:value-type="float" office:value="400" calcext:value-type="float">
            <text:p>4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131:.G131])" office:value-type="float" office:value="2067" calcext:value-type="float">
            <text:p>20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RRIS 700</text:p>
          </table:table-cell>
          <table:table-cell office:value-type="float" office:value="300" calcext:value-type="float">
            <text:p>300</text:p>
          </table:table-cell>
          <table:table-cell office:value-type="float" office:value="384" calcext:value-type="float">
            <text:p>384</text:p>
          </table:table-cell>
          <table:table-cell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AVERAGE([.B132:.G132])" office:value-type="float" office:value="2119.16666666667" calcext:value-type="float">
            <text:p>2119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RRIS 800</text:p>
          </table:table-cell>
          <table:table-cell office:value-type="float" office:value="180" calcext:value-type="float">
            <text:p>180</text:p>
          </table:table-cell>
          <table:table-cell office:value-type="float" office:value="768" calcext:value-type="float">
            <text:p>768</text:p>
          </table:table-cell>
          <table:table-cell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AVERAGE([.B133:.G133])" office:value-type="float" office:value="2164.33333333333" calcext:value-type="float">
            <text:p>2164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RRIS 500</text:p>
          </table:table-cell>
          <table:table-cell office:value-type="float" office:value="300" calcext:value-type="float">
            <text:p>300</text:p>
          </table:table-cell>
          <table:table-cell office:value-type="float" office:value="768" calcext:value-type="float">
            <text:p>768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AVERAGE([.B134:.G134])" office:value-type="float" office:value="2184" calcext:value-type="float">
            <text:p>21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G ECLIPSE MV/8000</text:p>
          </table:table-cell>
          <table:table-cell office:value-type="float" office:value="110" calcext:value-type="float">
            <text:p>1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135:.G135])" office:value-type="float" office:value="2188.16666666667" calcext:value-type="float">
            <text:p>2188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 DECSYS 10 1091</text:p>
          </table:table-cell>
          <table:table-cell office:value-type="float" office:value="133" calcext:value-type="float">
            <text:p>133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AVERAGE([.B136:.G136])" office:value-type="float" office:value="2192.83333333333" calcext:value-type="float">
            <text:p>2192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DC CYBER 170/815</text:p>
          </table:table-cell>
          <table:table-cell office:value-type="float" office:value="50" calcext:value-type="float">
            <text:p>50</text:p>
          </table:table-cell>
          <table:table-cell office:value-type="float" office:value="2620" calcext:value-type="float">
            <text:p>2620</text:p>
          </table:table-cell>
          <table:table-cell office:value-type="float" office:value="10480" calcext:value-type="float">
            <text:p>1048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AVERAGE([.B137:.G137])" office:value-type="float" office:value="2202.66666666667" calcext:value-type="float">
            <text:p>2202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DC CYBER 170/825</text:p>
          </table:table-cell>
          <table:table-cell office:value-type="float" office:value="50" calcext:value-type="float">
            <text:p>50</text:p>
          </table:table-cell>
          <table:table-cell office:value-type="float" office:value="2620" calcext:value-type="float">
            <text:p>2620</text:p>
          </table:table-cell>
          <table:table-cell office:value-type="float" office:value="10480" calcext:value-type="float">
            <text:p>1048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AVERAGE([.B138:.G138])" office:value-type="float" office:value="2202.66666666667" calcext:value-type="float">
            <text:p>2202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4361-4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B139:.G139])" office:value-type="float" office:value="2339.66666666667" calcext:value-type="float">
            <text:p>2339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4361-5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B140:.G140])" office:value-type="float" office:value="2341.5" calcext:value-type="float">
            <text:p>2341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CR V8585 II</text:p>
          </table:table-cell>
          <table:table-cell office:value-type="float" office:value="56" calcext:value-type="float">
            <text:p>56</text:p>
          </table:table-cell>
          <table:table-cell office:value-type="float" office:value="4000" calcext:value-type="float">
            <text:p>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AVERAGE([.B141:.G141])" office:value-type="float" office:value="2677.5" calcext:value-type="float">
            <text:p>2677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EMENS 7.865-2</text:p>
          </table:table-cell>
          <table:table-cell office:value-type="float" office:value="70" calcext:value-type="float">
            <text:p>70</text:p>
          </table:table-cell>
          <table:table-cell office:value-type="float" office:value="4000" calcext:value-type="float">
            <text:p>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AVERAGE([.B142:.G142])" office:value-type="float" office:value="2682" calcext:value-type="float">
            <text:p>268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EMENS 7.870-2</text:p>
          </table:table-cell>
          <table:table-cell office:value-type="float" office:value="59" calcext:value-type="float">
            <text:p>59</text:p>
          </table:table-cell>
          <table:table-cell office:value-type="float" office:value="4000" calcext:value-type="float">
            <text:p>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AVERAGE([.B143:.G143])" office:value-type="float" office:value="2684.83333333333" calcext:value-type="float">
            <text:p>2684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TI 8000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AVERAGE([.B144:.G144])" office:value-type="float" office:value="2791.33333333333" calcext:value-type="float">
            <text:p>2791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G ECLIPSE MV/1000</text:p>
          </table:table-cell>
          <table:table-cell office:value-type="float" office:value="140" calcext:value-type="float">
            <text:p>140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B145:.G145])" office:value-type="float" office:value="2860" calcext:value-type="float">
            <text:p>28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ERKIN-ELMER 323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AVERAGE([.B146:.G146])" office:value-type="float" office:value="2876.66666666667" calcext:value-type="float">
            <text:p>2876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ONEYWELL DPS 6/96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formula="of:=AVERAGE([.B147:.G147])" office:value-type="float" office:value="2903.66666666667" calcext:value-type="float">
            <text:p>2903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AMBEX 1641-1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B148:.G148])" office:value-type="float" office:value="3011" calcext:value-type="float">
            <text:p>30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AMBEX 1641-11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B149:.G149])" office:value-type="float" office:value="3011.16666666667" calcext:value-type="float">
            <text:p>3011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AMBEX 1651-1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B150:.G150])" office:value-type="float" office:value="3011.16666666667" calcext:value-type="float">
            <text:p>3011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PL 4446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151:.G151])" office:value-type="float" office:value="3013.5" calcext:value-type="float">
            <text:p>3013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PL 4460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152:.G152])" office:value-type="float" office:value="3013.5" calcext:value-type="float">
            <text:p>3013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GNUSON M80/42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AVERAGE([.B153:.G153])" office:value-type="float" office:value="3013.5" calcext:value-type="float">
            <text:p>3013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GNUSON M80/43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AVERAGE([.B154:.G154])" office:value-type="float" office:value="3016" calcext:value-type="float">
            <text:p>30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GNUSON M80/4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AVERAGE([.B155:.G155])" office:value-type="float" office:value="3016" calcext:value-type="float">
            <text:p>30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6620</text:p>
          </table:table-cell>
          <table:table-cell office:value-type="float" office:value="60" calcext:value-type="float">
            <text:p>6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AVERAGE([.B156:.G156])" office:value-type="float" office:value="3022.83333333333" calcext:value-type="float">
            <text:p>3022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OULD CONCEPT 32/875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AVERAGE([.B157:.G157])" office:value-type="float" office:value="3029.66666666667" calcext:value-type="float">
            <text:p>3029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4341-2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158:.G158])" office:value-type="float" office:value="3033.83333333333" calcext:value-type="float">
            <text:p>3033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4341-12</text:p>
          </table:table-cell>
          <table:table-cell office:value-type="float" office:value="185" calcext:value-type="float">
            <text:p>185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159:.G159])" office:value-type="float" office:value="3034.66666666667" calcext:value-type="float">
            <text:p>3034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OULD CONCEPT 32/878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AVERAGE([.B160:.G160])" office:value-type="float" office:value="3040.33333333333" calcext:value-type="float">
            <text:p>3040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4381-1</text:p>
          </table:table-cell>
          <table:table-cell office:value-type="float" office:value="17" calcext:value-type="float">
            <text:p>17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AVERAGE([.B161:.G161])" office:value-type="float" office:value="3340.5" calcext:value-type="float">
            <text:p>3340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CR V8595 II</text:p>
          </table:table-cell>
          <table:table-cell office:value-type="float" office:value="56" calcext:value-type="float">
            <text:p>56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AVERAGE([.B162:.G162])" office:value-type="float" office:value="3344.16666666667" calcext:value-type="float">
            <text:p>3344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4381-2</text:p>
          </table:table-cell>
          <table:table-cell office:value-type="float" office:value="17" calcext:value-type="float">
            <text:p>17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AVERAGE([.B163:.G163])" office:value-type="float" office:value="3344.5" calcext:value-type="float">
            <text:p>3344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3033 S</text:p>
          </table:table-cell>
          <table:table-cell office:value-type="float" office:value="57" calcext:value-type="float">
            <text:p>57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AVERAGE([.B164:.G164])" office:value-type="float" office:value="3346" calcext:value-type="float">
            <text:p>334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6130</text:p>
          </table:table-cell>
          <table:table-cell office:value-type="float" office:value="75" calcext:value-type="float">
            <text:p>75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165:.G165])" office:value-type="float" office:value="3349.66666666667" calcext:value-type="float">
            <text:p>3349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6150</text:p>
          </table:table-cell>
          <table:table-cell office:value-type="float" office:value="60" calcext:value-type="float">
            <text:p>60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166:.G166])" office:value-type="float" office:value="3349.83333333333" calcext:value-type="float">
            <text:p>3349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EMENS 7.561</text:p>
          </table:table-cell>
          <table:table-cell office:value-type="float" office:value="52" calcext:value-type="float">
            <text:p>52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AVERAGE([.B167:.G167])" office:value-type="float" office:value="3350" calcext:value-type="float">
            <text:p>33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SF 7/68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AVERAGE([.B168:.G168])" office:value-type="float" office:value="3354" calcext:value-type="float">
            <text:p>335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665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AVERAGE([.B169:.G169])" office:value-type="float" office:value="3354.83333333333" calcext:value-type="float">
            <text:p>3354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6630</text:p>
          </table:table-cell>
          <table:table-cell office:value-type="float" office:value="60" calcext:value-type="float">
            <text:p>60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AVERAGE([.B170:.G170])" office:value-type="float" office:value="3356.16666666667" calcext:value-type="float">
            <text:p>3356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7000</text:p>
          </table:table-cell>
          <table:table-cell office:value-type="float" office:value="72" calcext:value-type="float">
            <text:p>72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AVERAGE([.B171:.G171])" office:value-type="float" office:value="3360" calcext:value-type="float">
            <text:p>33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CR V8670</text:p>
          </table:table-cell>
          <table:table-cell office:value-type="float" office:value="38" calcext:value-type="float">
            <text:p>38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AVERAGE([.B172:.G172])" office:value-type="float" office:value="3369" calcext:value-type="float">
            <text:p>336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3083 E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AVERAGE([.B173:.G173])" office:value-type="float" office:value="4008.33333333333" calcext:value-type="float">
            <text:p>4008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MDAHL 470V/7C</text:p>
          </table:table-cell>
          <table:table-cell office:value-type="float" office:value="29" calcext:value-type="float">
            <text:p>29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AVERAGE([.B174:.G174])" office:value-type="float" office:value="4014.16666666667" calcext:value-type="float">
            <text:p>4014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804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AVERAGE([.B175:.G175])" office:value-type="float" office:value="4016" calcext:value-type="float">
            <text:p>40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PL 448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AVERAGE([.B176:.G176])" office:value-type="float" office:value="4018.16666666667" calcext:value-type="float">
            <text:p>4018.1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CR V8635</text:p>
          </table:table-cell>
          <table:table-cell office:value-type="float" office:value="38" calcext:value-type="float">
            <text:p>38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AVERAGE([.B177:.G177])" office:value-type="float" office:value="4019" calcext:value-type="float">
            <text:p>401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EMENS 7.872-2</text:p>
          </table:table-cell>
          <table:table-cell office:value-type="float" office:value="59" calcext:value-type="float">
            <text:p>59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AVERAGE([.B178:.G178])" office:value-type="float" office:value="4026.5" calcext:value-type="float">
            <text:p>4026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DC CYBER 170/835</text:p>
          </table:table-cell>
          <table:table-cell office:value-type="float" office:value="56" calcext:value-type="float">
            <text:p>56</text:p>
          </table:table-cell>
          <table:table-cell office:value-type="float" office:value="5240" calcext:value-type="float">
            <text:p>5240</text:p>
          </table:table-cell>
          <table:table-cell office:value-type="float" office:value="20970" calcext:value-type="float">
            <text:p>2097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AVERAGE([.B179:.G179])" office:value-type="float" office:value="4388.66666666667" calcext:value-type="float">
            <text:p>4388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DC CYBER 170/845</text:p>
          </table:table-cell>
          <table:table-cell office:value-type="float" office:value="64" calcext:value-type="float">
            <text:p>64</text:p>
          </table:table-cell>
          <table:table-cell office:value-type="float" office:value="5240" calcext:value-type="float">
            <text:p>5240</text:p>
          </table:table-cell>
          <table:table-cell office:value-type="float" office:value="20970" calcext:value-type="float">
            <text:p>2097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AVERAGE([.B180:.G180])" office:value-type="float" office:value="4390" calcext:value-type="float">
            <text:p>439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9000 N</text:p>
          </table:table-cell>
          <table:table-cell office:value-type="float" office:value="48" calcext:value-type="float">
            <text:p>48</text:p>
          </table:table-cell>
          <table:table-cell office:value-type="float" office:value="4000" calcext:value-type="float">
            <text:p>4000</text:p>
          </table:table-cell>
          <table:table-cell office:value-type="float" office:value="24000" calcext:value-type="float">
            <text:p>24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AVERAGE([.B181:.G181])" office:value-type="float" office:value="4685.33333333333" calcext:value-type="float">
            <text:p>4685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3033 U</text:p>
          </table:table-cell>
          <table:table-cell office:value-type="float" office:value="57" calcext:value-type="float">
            <text:p>57</text:p>
          </table:table-cell>
          <table:table-cell office:value-type="float" office:value="4000" calcext:value-type="float">
            <text:p>4000</text:p>
          </table:table-cell>
          <table:table-cell office:value-type="float" office:value="24000" calcext:value-type="float">
            <text:p>24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AVERAGE([.B182:.G182])" office:value-type="float" office:value="4691.5" calcext:value-type="float">
            <text:p>4691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EMENS 7.875-2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AVERAGE([.B183:.G183])" office:value-type="float" office:value="5347" calcext:value-type="float">
            <text:p>534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CR V8665</text:p>
          </table:table-cell>
          <table:table-cell office:value-type="float" office:value="38" calcext:value-type="float">
            <text:p>38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AVERAGE([.B184:.G184])" office:value-type="float" office:value="5368.33333333333" calcext:value-type="float">
            <text:p>5368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PERRY 1100/81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AVERAGE([.B185:.G185])" office:value-type="float" office:value="5684.33333333333" calcext:value-type="float">
            <text:p>5684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PERRY 1100/82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formula="of:=AVERAGE([.B186:.G186])" office:value-type="float" office:value="5696" calcext:value-type="float">
            <text:p>569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ONEYWELL DPS 8/49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AVERAGE([.B187:.G187])" office:value-type="float" office:value="5698.83333333333" calcext:value-type="float">
            <text:p>5698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ONEYWELL DPS 8/52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AVERAGE([.B188:.G188])" office:value-type="float" office:value="5704.5" calcext:value-type="float">
            <text:p>5704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ONEYWELL DPS 8/62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AVERAGE([.B189:.G189])" office:value-type="float" office:value="5704.5" calcext:value-type="float">
            <text:p>5704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PERRY 1100/83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table:formula="of:=AVERAGE([.B190:.G190])" office:value-type="float" office:value="5719.66666666667" calcext:value-type="float">
            <text:p>5719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PERRY 1100/84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table:formula="of:=AVERAGE([.B191:.G191])" office:value-type="float" office:value="6053" calcext:value-type="float">
            <text:p>605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3083 B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AVERAGE([.B192:.G192])" office:value-type="float" office:value="6676.33333333333" calcext:value-type="float">
            <text:p>6676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MDAHL 470V/7</text:p>
          </table:table-cell>
          <table:table-cell office:value-type="float" office:value="29" calcext:value-type="float">
            <text:p>29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AVERAGE([.B193:.G193])" office:value-type="float" office:value="6683.5" calcext:value-type="float">
            <text:p>6683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MDAHL 470/7A</text:p>
          </table:table-cell>
          <table:table-cell office:value-type="float" office:value="29" calcext:value-type="float">
            <text:p>29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AVERAGE([.B194:.G194])" office:value-type="float" office:value="6683.5" calcext:value-type="float">
            <text:p>6683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MDAHL 470V/7B</text:p>
          </table:table-cell>
          <table:table-cell office:value-type="float" office:value="29" calcext:value-type="float">
            <text:p>29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AVERAGE([.B195:.G195])" office:value-type="float" office:value="6683.5" calcext:value-type="float">
            <text:p>6683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EMENS 7.880-2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AVERAGE([.B196:.G196])" office:value-type="float" office:value="6686.33333333333" calcext:value-type="float">
            <text:p>6686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MDAHL 470V/8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AVERAGE([.B197:.G197])" office:value-type="float" office:value="6688.33333333333" calcext:value-type="float">
            <text:p>6688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8060</text:p>
          </table:table-cell>
          <table:table-cell office:value-type="float" office:value="35" calcext:value-type="float">
            <text:p>35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AVERAGE([.B198:.G198])" office:value-type="float" office:value="6688.5" calcext:value-type="float">
            <text:p>6688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9040</text:p>
          </table:table-cell>
          <table:table-cell office:value-type="float" office:value="38" calcext:value-type="float">
            <text:p>38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AVERAGE([.B199:.G199])" office:value-type="float" office:value="6689" calcext:value-type="float">
            <text:p>668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805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AVERAGE([.B200:.G200])" office:value-type="float" office:value="6689.33333333333" calcext:value-type="float">
            <text:p>6689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EMENS 7.881-2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AVERAGE([.B201:.G201])" office:value-type="float" office:value="6701.66666666667" calcext:value-type="float">
            <text:p>6701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3081 D</text:p>
          </table:table-cell>
          <table:table-cell office:value-type="float" office:value="26" calcext:value-type="float">
            <text:p>26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AVERAGE([.B202:.G202])" office:value-type="float" office:value="8020.33333333333" calcext:value-type="float">
            <text:p>8020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 3081</text:p>
          </table:table-cell>
          <table:table-cell office:value-type="float" office:value="26" calcext:value-type="float">
            <text:p>26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AVERAGE([.B203:.G203])" office:value-type="float" office:value="8021.66666666667" calcext:value-type="float">
            <text:p>8021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MDAHL 580-5840</text:p>
          </table:table-cell>
          <table:table-cell office:value-type="float" office:value="23" calcext:value-type="float">
            <text:p>23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AVERAGE([.B204:.G204])" office:value-type="float" office:value="8022.5" calcext:value-type="float">
            <text:p>8022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MDAHL 580-5850</text:p>
          </table:table-cell>
          <table:table-cell office:value-type="float" office:value="23" calcext:value-type="float">
            <text:p>23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AVERAGE([.B205:.G205])" office:value-type="float" office:value="8022.5" calcext:value-type="float">
            <text:p>8022.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9000 DPC</text:p>
          </table:table-cell>
          <table:table-cell office:value-type="float" office:value="38" calcext:value-type="float">
            <text:p>38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AVERAGE([.B206:.G206])" office:value-type="float" office:value="8035.66666666667" calcext:value-type="float">
            <text:p>8035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S AS/9060</text:p>
          </table:table-cell>
          <table:table-cell office:value-type="float" office:value="30" calcext:value-type="float">
            <text:p>30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AVERAGE([.B207:.G207])" office:value-type="float" office:value="8054.33333333333" calcext:value-type="float">
            <text:p>8054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PERRY 1100/93</text:p>
          </table:table-cell>
          <table:table-cell office:value-type="float" office:value="30" calcext:value-type="float">
            <text:p>30</text:p>
          </table:table-cell>
          <table:table-cell office:value-type="float" office:value="8000" calcext:value-type="float">
            <text:p>8000</text:p>
          </table:table-cell>
          <table:table-cell office:value-type="float" office:value="64000" calcext:value-type="float">
            <text:p>6400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formula="of:=AVERAGE([.B208:.G208])" office:value-type="float" office:value="12052.3333333333" calcext:value-type="float">
            <text:p>12052.3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PERRY 1100/94</text:p>
          </table:table-cell>
          <table:table-cell office:value-type="float" office:value="30" calcext:value-type="float">
            <text:p>30</text:p>
          </table:table-cell>
          <table:table-cell office:value-type="float" office:value="8000" calcext:value-type="float">
            <text:p>8000</text:p>
          </table:table-cell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formula="of:=AVERAGE([.B209:.G209])" office:value-type="float" office:value="12057.6666666667" calcext:value-type="float">
            <text:p>12057.66666666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MDAHL 580-5860</text:p>
          </table:table-cell>
          <table:table-cell office:value-type="float" office:value="23" calcext:value-type="float">
            <text:p>23</text:p>
          </table:table-cell>
          <table:table-cell office:value-type="float" office:value="16000" calcext:value-type="float">
            <text:p>16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AVERAGE([.B210:.G210])" office:value-type="float" office:value="13355.8333333333" calcext:value-type="float">
            <text:p>13355.8333333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MDAHL 580 5880</text:p>
          </table:table-cell>
          <table:table-cell office:value-type="float" office:value="23" calcext:value-type="float">
            <text:p>23</text:p>
          </table:table-cell>
          <table:table-cell office:value-type="float" office:value="32000" calcext:value-type="float">
            <text:p>32000</text:p>
          </table:table-cell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AVERAGE([.B211:.G211])" office:value-type="float" office:value="16041.1666666667" calcext:value-type="float">
            <text:p>16041.1666666667</text:p>
          </table:table-cell>
          <table:table-cell table:number-columns-repeated="1016"/>
        </table:table-row>
        <table:table-row table:style-name="ro4" table:number-rows-repeated="10483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2" table:number-columns-repeated="6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yct</text:p>
          </table:table-cell>
          <table:table-cell office:value-type="string" calcext:value-type="string">
            <text:p>mmin</text:p>
          </table:table-cell>
          <table:table-cell office:value-type="string" calcext:value-type="string">
            <text:p>mmax</text:p>
          </table:table-cell>
          <table:table-cell office:value-type="string" calcext:value-type="string">
            <text:p>cach</text:p>
          </table:table-cell>
          <table:table-cell office:value-type="string" calcext:value-type="string">
            <text:p>chmin</text:p>
          </table:table-cell>
          <table:table-cell office:value-type="string" calcext:value-type="string">
            <text:p>ch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VISOR 32/60</text:p>
          </table:table-cell>
          <table:table-cell office:value-type="float" office:value="125" calcext:value-type="float">
            <text:p>125</text:p>
          </table:table-cell>
          <table:table-cell office:value-type="float" office:value="256" calcext:value-type="float">
            <text:p>256</text:p>
          </table:table-cell>
          <table:table-cell office:value-type="float" office:value="6000" calcext:value-type="float">
            <text:p>6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DAHL 470V/7</text:p>
          </table:table-cell>
          <table:table-cell office:value-type="float" office:value="29" calcext:value-type="float">
            <text:p>29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DAHL 470/7A</text:p>
          </table:table-cell>
          <table:table-cell office:value-type="float" office:value="29" calcext:value-type="float">
            <text:p>29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DAHL 470V/7B</text:p>
          </table:table-cell>
          <table:table-cell office:value-type="float" office:value="29" calcext:value-type="float">
            <text:p>29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AMDAHL 470V/7C</text:p>
          </table:table-cell>
          <table:table-cell office:value-type="float" office:value="29" calcext:value-type="float">
            <text:p>29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DAHL 470V/8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DAHL 580-5840</text:p>
          </table:table-cell>
          <table:table-cell office:value-type="float" office:value="23" calcext:value-type="float">
            <text:p>23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DAHL 580-5850</text:p>
          </table:table-cell>
          <table:table-cell office:value-type="float" office:value="23" calcext:value-type="float">
            <text:p>23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DAHL 580-5860</text:p>
          </table:table-cell>
          <table:table-cell office:value-type="float" office:value="23" calcext:value-type="float">
            <text:p>23</text:p>
          </table:table-cell>
          <table:table-cell office:value-type="float" office:value="16000" calcext:value-type="float">
            <text:p>16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DAHL 580 5880</text:p>
          </table:table-cell>
          <table:table-cell office:value-type="float" office:value="23" calcext:value-type="float">
            <text:p>23</text:p>
          </table:table-cell>
          <table:table-cell office:value-type="float" office:value="32000" calcext:value-type="float">
            <text:p>32000</text:p>
          </table:table-cell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APOLLO DN32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APOLLO DN420</text:p>
          </table:table-cell>
          <table:table-cell office:value-type="float" office:value="400" calcext:value-type="float">
            <text:p>400</text:p>
          </table:table-cell>
          <table:table-cell office:value-type="float" office:value="512" calcext:value-type="float">
            <text:p>512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BASF 7/65</text:p>
          </table:table-cell>
          <table:table-cell office:value-type="float" office:value="60" calcext:value-type="float">
            <text:p>6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BASF 7/68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BTI 500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TI 8000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BURROUGHS B1955</text:p>
          </table:table-cell>
          <table:table-cell office:value-type="float" office:value="167" calcext:value-type="float">
            <text:p>167</text:p>
          </table:table-cell>
          <table:table-cell office:value-type="float" office:value="524" calcext:value-type="float">
            <text:p>524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URROUGHS B2900</text:p>
          </table:table-cell>
          <table:table-cell office:value-type="float" office:value="143" calcext:value-type="float">
            <text:p>143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BURROUGHS B2925</text:p>
          </table:table-cell>
          <table:table-cell office:value-type="float" office:value="143" calcext:value-type="float">
            <text:p>14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RROUGHS B495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RROUGHS B5900</text:p>
          </table:table-cell>
          <table:table-cell office:value-type="float" office:value="143" calcext:value-type="float">
            <text:p>143</text:p>
          </table:table-cell>
          <table:table-cell office:value-type="float" office:value="1500" calcext:value-type="float">
            <text:p>1500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BURROUGHS B5920</text:p>
          </table:table-cell>
          <table:table-cell office:value-type="float" office:value="143" calcext:value-type="float">
            <text:p>143</text:p>
          </table:table-cell>
          <table:table-cell office:value-type="float" office:value="3100" calcext:value-type="float">
            <text:p>31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RROUGHS B6900</text:p>
          </table:table-cell>
          <table:table-cell office:value-type="float" office:value="143" calcext:value-type="float">
            <text:p>143</text:p>
          </table:table-cell>
          <table:table-cell office:value-type="float" office:value="2300" calcext:value-type="float">
            <text:p>23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RROUGHS B6925</text:p>
          </table:table-cell>
          <table:table-cell office:value-type="float" office:value="110" calcext:value-type="float">
            <text:p>110</text:p>
          </table:table-cell>
          <table:table-cell office:value-type="float" office:value="3100" calcext:value-type="float">
            <text:p>31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C.R.D. 68/10-80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C.R.D. UNIVERSE 2203T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C.R.D. UNIVERSE 68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C.R.D. UNIVERSE 68/05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C.R.D. UNIVERSE 68/137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C.R.D. UNIVERSE 68/37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DC CYBER 170/750</text:p>
          </table:table-cell>
          <table:table-cell office:value-type="float" office:value="25" calcext:value-type="float">
            <text:p>25</text:p>
          </table:table-cell>
          <table:table-cell office:value-type="float" office:value="1310" calcext:value-type="float">
            <text:p>1310</text:p>
          </table:table-cell>
          <table:table-cell office:value-type="float" office:value="2620" calcext:value-type="float">
            <text:p>2620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DC CYBER 170/760</text:p>
          </table:table-cell>
          <table:table-cell office:value-type="float" office:value="25" calcext:value-type="float">
            <text:p>25</text:p>
          </table:table-cell>
          <table:table-cell office:value-type="float" office:value="1310" calcext:value-type="float">
            <text:p>1310</text:p>
          </table:table-cell>
          <table:table-cell office:value-type="float" office:value="2620" calcext:value-type="float">
            <text:p>2620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DC CYBER 170/815</text:p>
          </table:table-cell>
          <table:table-cell office:value-type="float" office:value="50" calcext:value-type="float">
            <text:p>50</text:p>
          </table:table-cell>
          <table:table-cell office:value-type="float" office:value="2620" calcext:value-type="float">
            <text:p>2620</text:p>
          </table:table-cell>
          <table:table-cell office:value-type="float" office:value="10480" calcext:value-type="float">
            <text:p>1048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DC CYBER 170/825</text:p>
          </table:table-cell>
          <table:table-cell office:value-type="float" office:value="50" calcext:value-type="float">
            <text:p>50</text:p>
          </table:table-cell>
          <table:table-cell office:value-type="float" office:value="2620" calcext:value-type="float">
            <text:p>2620</text:p>
          </table:table-cell>
          <table:table-cell office:value-type="float" office:value="10480" calcext:value-type="float">
            <text:p>1048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DC CYBER 170/835</text:p>
          </table:table-cell>
          <table:table-cell office:value-type="float" office:value="56" calcext:value-type="float">
            <text:p>56</text:p>
          </table:table-cell>
          <table:table-cell office:value-type="float" office:value="5240" calcext:value-type="float">
            <text:p>5240</text:p>
          </table:table-cell>
          <table:table-cell office:value-type="float" office:value="20970" calcext:value-type="float">
            <text:p>2097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DC CYBER 170/845</text:p>
          </table:table-cell>
          <table:table-cell office:value-type="float" office:value="64" calcext:value-type="float">
            <text:p>64</text:p>
          </table:table-cell>
          <table:table-cell office:value-type="float" office:value="5240" calcext:value-type="float">
            <text:p>5240</text:p>
          </table:table-cell>
          <table:table-cell office:value-type="float" office:value="20970" calcext:value-type="float">
            <text:p>2097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DC OMEGA 480-I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DC OMEGA 480-II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DC OMEGA 480-III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AMBEX 1636-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AMBEX 1636-1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AMBEX 1641-1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CAMBEX 1641-11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CAMBEX 1651-1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DEC DECSYS 10 1091</text:p>
          </table:table-cell>
          <table:table-cell office:value-type="float" office:value="133" calcext:value-type="float">
            <text:p>133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DEC DECSYS 20 2060</text:p>
          </table:table-cell>
          <table:table-cell office:value-type="float" office:value="133" calcext:value-type="float">
            <text:p>133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DEC MICROVAX-1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DEC VAX 11/730</text:p>
          </table:table-cell>
          <table:table-cell office:value-type="float" office:value="810" calcext:value-type="float">
            <text:p>81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DEC VAX 11/750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EC VAX 11/780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DG ECLIPSE C/350</text:p>
          </table:table-cell>
          <table:table-cell office:value-type="float" office:value="700" calcext:value-type="float">
            <text:p>700</text:p>
          </table:table-cell>
          <table:table-cell office:value-type="float" office:value="384" calcext:value-type="float">
            <text:p>384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DG ECLIPSE M/600</text:p>
          </table:table-cell>
          <table:table-cell office:value-type="float" office:value="700" calcext:value-type="float">
            <text:p>700</text:p>
          </table:table-cell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DG ECLIPSE MV/1000</text:p>
          </table:table-cell>
          <table:table-cell office:value-type="float" office:value="140" calcext:value-type="float">
            <text:p>140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DG ECLIPSE MV/40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DG ECLIPSE MV/6000</text:p>
          </table:table-cell>
          <table:table-cell office:value-type="float" office:value="110" calcext:value-type="float">
            <text:p>11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DG ECLIPSE MV/8000</text:p>
          </table:table-cell>
          <table:table-cell office:value-type="float" office:value="110" calcext:value-type="float">
            <text:p>1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DG ECLIPSE MV/8000 II</text:p>
          </table:table-cell>
          <table:table-cell office:value-type="float" office:value="220" calcext:value-type="float">
            <text:p>22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FORMATION F4000/100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FORMATION F4000/200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FORMATION F4000/200AP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FORMATION F4000/300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FORMATION F4000/300AP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FOUR PHASE 2000/260</text:p>
          </table:table-cell>
          <table:table-cell office:value-type="float" office:value="125" calcext:value-type="float">
            <text:p>125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OULD CONCEPT 32/8705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OULD CONCEPT 32/875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OULD CONCEPT 32/878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HP 3000/30</text:p>
          </table:table-cell>
          <table:table-cell office:value-type="float" office:value="90" calcext:value-type="float">
            <text:p>9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HP 3000/40</text:p>
          </table:table-cell>
          <table:table-cell office:value-type="float" office:value="10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P 3000/44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HP 3000/48</text:p>
          </table:table-cell>
          <table:table-cell office:value-type="float" office:value="105" calcext:value-type="float">
            <text:p>10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P 3000/64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P 3000/88</text:p>
          </table:table-cell>
          <table:table-cell office:value-type="float" office:value="75" calcext:value-type="float">
            <text:p>75</text:p>
          </table:table-cell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P 3000/III</text:p>
          </table:table-cell>
          <table:table-cell office:value-type="float" office:value="175" calcext:value-type="float">
            <text:p>175</text:p>
          </table:table-cell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ARRIS 100</text:p>
          </table:table-cell>
          <table:table-cell office:value-type="float" office:value="300" calcext:value-type="float">
            <text:p>300</text:p>
          </table:table-cell>
          <table:table-cell office:value-type="float" office:value="768" calcext:value-type="float">
            <text:p>768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RRIS 300</text:p>
          </table:table-cell>
          <table:table-cell office:value-type="float" office:value="300" calcext:value-type="float">
            <text:p>300</text:p>
          </table:table-cell>
          <table:table-cell office:value-type="float" office:value="768" calcext:value-type="float">
            <text:p>76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ARRIS 500</text:p>
          </table:table-cell>
          <table:table-cell office:value-type="float" office:value="300" calcext:value-type="float">
            <text:p>300</text:p>
          </table:table-cell>
          <table:table-cell office:value-type="float" office:value="768" calcext:value-type="float">
            <text:p>768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RRIS 600</text:p>
          </table:table-cell>
          <table:table-cell office:value-type="float" office:value="300" calcext:value-type="float">
            <text:p>300</text:p>
          </table:table-cell>
          <table:table-cell office:value-type="float" office:value="768" calcext:value-type="float">
            <text:p>768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RRIS 700</text:p>
          </table:table-cell>
          <table:table-cell office:value-type="float" office:value="300" calcext:value-type="float">
            <text:p>300</text:p>
          </table:table-cell>
          <table:table-cell office:value-type="float" office:value="384" calcext:value-type="float">
            <text:p>384</text:p>
          </table:table-cell>
          <table:table-cell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RRIS 80</text:p>
          </table:table-cell>
          <table:table-cell office:value-type="float" office:value="300" calcext:value-type="float">
            <text:p>300</text:p>
          </table:table-cell>
          <table:table-cell office:value-type="float" office:value="192" calcext:value-type="float">
            <text:p>192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RRIS 800</text:p>
          </table:table-cell>
          <table:table-cell office:value-type="float" office:value="180" calcext:value-type="float">
            <text:p>180</text:p>
          </table:table-cell>
          <table:table-cell office:value-type="float" office:value="768" calcext:value-type="float">
            <text:p>768</text:p>
          </table:table-cell>
          <table:table-cell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HONEYWELL DPS 6/35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ONEYWELL DPS 6/92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ONEYWELL DPS 6/96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HONEYWELL DPS 7/35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HONEYWELL DPS 7/45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HONEYWELL DPS 7/55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HONEYWELL DPS 7/65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HONEYWELL DPS 8/44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HONEYWELL DPS 8/49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ONEYWELL DPS 8/50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ONEYWELL DPS 8/52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ONEYWELL DPS 8/62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HONEYWELL DPS 8/20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IBM 3033 S</text:p>
          </table:table-cell>
          <table:table-cell office:value-type="float" office:value="57" calcext:value-type="float">
            <text:p>57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IBM 3033 U</text:p>
          </table:table-cell>
          <table:table-cell office:value-type="float" office:value="57" calcext:value-type="float">
            <text:p>57</text:p>
          </table:table-cell>
          <table:table-cell office:value-type="float" office:value="4000" calcext:value-type="float">
            <text:p>4000</text:p>
          </table:table-cell>
          <table:table-cell office:value-type="float" office:value="24000" calcext:value-type="float">
            <text:p>24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BM 3081</text:p>
          </table:table-cell>
          <table:table-cell office:value-type="float" office:value="26" calcext:value-type="float">
            <text:p>26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BM 3081 D</text:p>
          </table:table-cell>
          <table:table-cell office:value-type="float" office:value="26" calcext:value-type="float">
            <text:p>26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BM 3083 B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IBM 3083 E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IBM 370/125-2</text:p>
          </table:table-cell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IBM 370/148</text:p>
          </table:table-cell>
          <table:table-cell office:value-type="float" office:value="203" calcext:value-type="float">
            <text:p>20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IBM 370/158-3</text:p>
          </table:table-cell>
          <table:table-cell office:value-type="float" office:value="115" calcext:value-type="float">
            <text:p>115</text:p>
          </table:table-cell>
          <table:table-cell office:value-type="float" office:value="512" calcext:value-type="float">
            <text:p>512</text:p>
          </table:table-cell>
          <table:table-cell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IBM 38/3</text:p>
          </table:table-cell>
          <table:table-cell office:value-type="float" office:value="1100" calcext:value-type="float">
            <text:p>1100</text:p>
          </table:table-cell>
          <table:table-cell office:value-type="float" office:value="512" calcext:value-type="float">
            <text:p>512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IBM 38/4</text:p>
          </table:table-cell>
          <table:table-cell office:value-type="float" office:value="1100" calcext:value-type="float">
            <text:p>1100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IBM 38/5</text:p>
          </table:table-cell>
          <table:table-cell office:value-type="float" office:value="600" calcext:value-type="float">
            <text:p>600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IBM 38/7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IBM 38/8</text:p>
          </table:table-cell>
          <table:table-cell office:value-type="float" office:value="400" calcext:value-type="float">
            <text:p>4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IBM 432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IBM 4331-1</text:p>
          </table:table-cell>
          <table:table-cell office:value-type="float" office:value="900" calcext:value-type="float">
            <text:p>90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IBM 4331-11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IBM 4331-2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IBM 4341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IBM 4341-1</text:p>
          </table:table-cell>
          <table:table-cell office:value-type="float" office:value="225" calcext:value-type="float">
            <text:p>22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IBM 4341-10</text:p>
          </table:table-cell>
          <table:table-cell office:value-type="float" office:value="225" calcext:value-type="float">
            <text:p>22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IBM 4341-11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IBM 4341-12</text:p>
          </table:table-cell>
          <table:table-cell office:value-type="float" office:value="185" calcext:value-type="float">
            <text:p>185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IBM 4341-2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IBM 4341-9</text:p>
          </table:table-cell>
          <table:table-cell office:value-type="float" office:value="225" calcext:value-type="float">
            <text:p>225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IBM 4361-4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IBM 4361-5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IBM 4381-1</text:p>
          </table:table-cell>
          <table:table-cell office:value-type="float" office:value="17" calcext:value-type="float">
            <text:p>17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IBM 4381-2</text:p>
          </table:table-cell>
          <table:table-cell office:value-type="float" office:value="17" calcext:value-type="float">
            <text:p>17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IBM 8130 A</text:p>
          </table:table-cell>
          <table:table-cell office:value-type="float" office:value="1500" calcext:value-type="float">
            <text:p>1500</text:p>
          </table:table-cell>
          <table:table-cell office:value-type="float" office:value="768" calcext:value-type="float">
            <text:p>76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IBM 8130 B</text:p>
          </table:table-cell>
          <table:table-cell office:value-type="float" office:value="1500" calcext:value-type="float">
            <text:p>1500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IBM 8140</text:p>
          </table:table-cell>
          <table:table-cell office:value-type="float" office:value="800" calcext:value-type="float">
            <text:p>800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IPL 4436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IPL 4443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IPL 4445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IPL 4446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IPL 4460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IPL 448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MAGNUSON M80/3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MAGNUSON M80/3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MAGNUSON M80/3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MAGNUSON M80/42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MAGNUSON M80/43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MAGNUSON M80/4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ICRODATA SEQ.MS/3200</text:p>
          </table:table-cell>
          <table:table-cell office:value-type="float" office:value="150" calcext:value-type="float">
            <text:p>15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NAS AS/3000</text:p>
          </table:table-cell>
          <table:table-cell office:value-type="float" office:value="115" calcext:value-type="float">
            <text:p>11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NAS AS/3000 N</text:p>
          </table:table-cell>
          <table:table-cell office:value-type="float" office:value="115" calcext:value-type="float">
            <text:p>11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NAS AS/5000</text:p>
          </table:table-cell>
          <table:table-cell office:value-type="float" office:value="92" calcext:value-type="float">
            <text:p>92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NAS AS/5000 E</text:p>
          </table:table-cell>
          <table:table-cell office:value-type="float" office:value="92" calcext:value-type="float">
            <text:p>92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NAS AS/5000 N</text:p>
          </table:table-cell>
          <table:table-cell office:value-type="float" office:value="92" calcext:value-type="float">
            <text:p>92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NAS AS/6130</text:p>
          </table:table-cell>
          <table:table-cell office:value-type="float" office:value="75" calcext:value-type="float">
            <text:p>75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NAS AS/6150</text:p>
          </table:table-cell>
          <table:table-cell office:value-type="float" office:value="60" calcext:value-type="float">
            <text:p>60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NAS AS/6620</text:p>
          </table:table-cell>
          <table:table-cell office:value-type="float" office:value="60" calcext:value-type="float">
            <text:p>6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NAS AS/6630</text:p>
          </table:table-cell>
          <table:table-cell office:value-type="float" office:value="60" calcext:value-type="float">
            <text:p>60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NAS AS/665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NAS AS/7000</text:p>
          </table:table-cell>
          <table:table-cell office:value-type="float" office:value="72" calcext:value-type="float">
            <text:p>72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NAS AS/7000 N</text:p>
          </table:table-cell>
          <table:table-cell office:value-type="float" office:value="72" calcext:value-type="float">
            <text:p>72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NAS AS/804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AS AS/805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AS AS/8060</text:p>
          </table:table-cell>
          <table:table-cell office:value-type="float" office:value="35" calcext:value-type="float">
            <text:p>35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AS AS/9000 DPC</text:p>
          </table:table-cell>
          <table:table-cell office:value-type="float" office:value="38" calcext:value-type="float">
            <text:p>38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AS AS/9000 N</text:p>
          </table:table-cell>
          <table:table-cell office:value-type="float" office:value="48" calcext:value-type="float">
            <text:p>48</text:p>
          </table:table-cell>
          <table:table-cell office:value-type="float" office:value="4000" calcext:value-type="float">
            <text:p>4000</text:p>
          </table:table-cell>
          <table:table-cell office:value-type="float" office:value="24000" calcext:value-type="float">
            <text:p>24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AS AS/9040</text:p>
          </table:table-cell>
          <table:table-cell office:value-type="float" office:value="38" calcext:value-type="float">
            <text:p>38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AS AS/9060</text:p>
          </table:table-cell>
          <table:table-cell office:value-type="float" office:value="30" calcext:value-type="float">
            <text:p>30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NCR V8535 II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NCR V8545 II</text:p>
          </table:table-cell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NCR V8555 II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NCR V8565 II</text:p>
          </table:table-cell>
          <table:table-cell office:value-type="float" office:value="56" calcext:value-type="float">
            <text:p>56</text:p>
          </table:table-cell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NCR V8565 II E</text:p>
          </table:table-cell>
          <table:table-cell office:value-type="float" office:value="56" calcext:value-type="float">
            <text:p>56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NCR V8575 II</text:p>
          </table:table-cell>
          <table:table-cell office:value-type="float" office:value="56" calcext:value-type="float">
            <text:p>56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NCR V8585 II</text:p>
          </table:table-cell>
          <table:table-cell office:value-type="float" office:value="56" calcext:value-type="float">
            <text:p>56</text:p>
          </table:table-cell>
          <table:table-cell office:value-type="float" office:value="4000" calcext:value-type="float">
            <text:p>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NCR V8595 II</text:p>
          </table:table-cell>
          <table:table-cell office:value-type="float" office:value="56" calcext:value-type="float">
            <text:p>56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NCR V8635 </text:p>
          </table:table-cell>
          <table:table-cell office:value-type="float" office:value="38" calcext:value-type="float">
            <text:p>38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CR V8650</text:p>
          </table:table-cell>
          <table:table-cell office:value-type="float" office:value="38" calcext:value-type="float">
            <text:p>38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NCR V8635</text:p>
          </table:table-cell>
          <table:table-cell office:value-type="float" office:value="38" calcext:value-type="float">
            <text:p>38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NCR V8665</text:p>
          </table:table-cell>
          <table:table-cell office:value-type="float" office:value="38" calcext:value-type="float">
            <text:p>38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CR V8670</text:p>
          </table:table-cell>
          <table:table-cell office:value-type="float" office:value="38" calcext:value-type="float">
            <text:p>38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NIXDORF 8890/3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NIXDORF 8890/5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NIXDORF 8890/7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PERKIN-ELMER 3205</text:p>
          </table:table-cell>
          <table:table-cell office:value-type="float" office:value="250" calcext:value-type="float">
            <text:p>25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PERKIN-ELMER 3210</text:p>
          </table:table-cell>
          <table:table-cell office:value-type="float" office:value="250" calcext:value-type="float">
            <text:p>25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PERKIN-ELMER 323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PRIME 50-2250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PRIME 50-250 II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PRIME 50-550 II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PRIME 50-750 II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PRIME 50-850 II</text:p>
          </table:table-cell>
          <table:table-cell office:value-type="float" office:value="160" calcext:value-type="float">
            <text:p>16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SIEMENS 7.521</text:p>
          </table:table-cell>
          <table:table-cell office:value-type="float" office:value="240" calcext:value-type="float">
            <text:p>24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SIEMENS 7.531</text:p>
          </table:table-cell>
          <table:table-cell office:value-type="float" office:value="240" calcext:value-type="float">
            <text:p>240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SIEMENS 7.536</text:p>
          </table:table-cell>
          <table:table-cell office:value-type="float" office:value="105" calcext:value-type="float">
            <text:p>10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SIEMENS 7.541</text:p>
          </table:table-cell>
          <table:table-cell office:value-type="float" office:value="105" calcext:value-type="float">
            <text:p>105</text:p>
          </table:table-cell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SIEMENS 7.551</text:p>
          </table:table-cell>
          <table:table-cell office:value-type="float" office:value="105" calcext:value-type="float">
            <text:p>10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SIEMENS 7.561</text:p>
          </table:table-cell>
          <table:table-cell office:value-type="float" office:value="52" calcext:value-type="float">
            <text:p>52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SIEMENS 7.865-2</text:p>
          </table:table-cell>
          <table:table-cell office:value-type="float" office:value="70" calcext:value-type="float">
            <text:p>70</text:p>
          </table:table-cell>
          <table:table-cell office:value-type="float" office:value="4000" calcext:value-type="float">
            <text:p>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SIEMENS 7.870-2</text:p>
          </table:table-cell>
          <table:table-cell office:value-type="float" office:value="59" calcext:value-type="float">
            <text:p>59</text:p>
          </table:table-cell>
          <table:table-cell office:value-type="float" office:value="4000" calcext:value-type="float">
            <text:p>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IEMENS 7.872-2</text:p>
          </table:table-cell>
          <table:table-cell office:value-type="float" office:value="59" calcext:value-type="float">
            <text:p>59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SIEMENS 7.875-2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SIEMENS 7.880-2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IEMENS 7.881-2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PERRY 1100/61 H1</text:p>
          </table:table-cell>
          <table:table-cell office:value-type="float" office:value="116" calcext:value-type="float">
            <text:p>116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PERRY 1100/81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PERRY 1100/82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PERRY 1100/83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PERRY 1100/84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PERRY 1100/93</text:p>
          </table:table-cell>
          <table:table-cell office:value-type="float" office:value="30" calcext:value-type="float">
            <text:p>30</text:p>
          </table:table-cell>
          <table:table-cell office:value-type="float" office:value="8000" calcext:value-type="float">
            <text:p>8000</text:p>
          </table:table-cell>
          <table:table-cell office:value-type="float" office:value="64000" calcext:value-type="float">
            <text:p>6400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PERRY 1100/94</text:p>
          </table:table-cell>
          <table:table-cell office:value-type="float" office:value="30" calcext:value-type="float">
            <text:p>30</text:p>
          </table:table-cell>
          <table:table-cell office:value-type="float" office:value="8000" calcext:value-type="float">
            <text:p>8000</text:p>
          </table:table-cell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SPERRY 80/3</text:p>
          </table:table-cell>
          <table:table-cell office:value-type="float" office:value="180" calcext:value-type="float">
            <text:p>180</text:p>
          </table:table-cell>
          <table:table-cell office:value-type="float" office:value="262" calcext:value-type="float">
            <text:p>26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SPERRY 80/4</text:p>
          </table:table-cell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SPERRY 80/5</text:p>
          </table:table-cell>
          <table:table-cell office:value-type="float" office:value="180" calcext:value-type="float">
            <text:p>180</text:p>
          </table:table-cell>
          <table:table-cell office:value-type="float" office:value="262" calcext:value-type="float">
            <text:p>26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SPERRY 80/6</text:p>
          </table:table-cell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SPERRY 80/8</text:p>
          </table:table-cell>
          <table:table-cell office:value-type="float" office:value="124" calcext:value-type="float">
            <text:p>124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SPERRY 90/80 MODEL 3</text:p>
          </table:table-cell>
          <table:table-cell office:value-type="float" office:value="98" calcext:value-type="float">
            <text:p>98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STRATUS 32</text:p>
          </table:table-cell>
          <table:table-cell office:value-type="float" office:value="125" calcext:value-type="float">
            <text:p>12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WANG VS10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WANG VS 90</text:p>
          </table:table-cell>
          <table:table-cell office:value-type="float" office:value="480" calcext:value-type="float">
            <text:p>48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104836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Sheet3.A1:Sheet3.H210" table:contains-header="false"/>
        <table:database-range table:name="__Anonymous_Sheet_DB__2" table:target-range-address="Sheet3.H1:Sheet3.H210" table:display-filter-buttons="true">
          <table:filter>
            <table:filter-and>
              <table:filter-condition table:field-number="0" table:data-type="number" table:value="20" table:operator="&gt;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Reference Sans Serif" svg:font-family="'MS Reference Sans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22:22:14.210912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12-03T20:02:41</meta:creation-date>
    <dc:date>2016-12-05T00:17:58.606155703</dc:date>
    <meta:generator>LibreOffice/5.1.4.2$Linux_X86_64 LibreOffice_project/10m0$Build-2</meta:generator>
    <meta:editing-duration>PT5M36S</meta:editing-duration>
    <meta:editing-cycles>2</meta:editing-cycles>
    <meta:document-statistic meta:table-count="3" meta:cell-count="5469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53cm" svg:height="21.342cm" xlink:href=".." xlink:type="simple" chart:class="chart:line" chart:style-name="ch1">
        <chart:legend chart:legend-position="end" svg:x="24.678cm" svg:y="10.372cm" style:legend-expansion="high" chart:style-name="ch2"/>
        <chart:plot-area chart:style-name="ch3" table:cell-range-address="Sheet2.A3:Sheet2.A211 Sheet2.H3:Sheet2.H211" chart:data-source-has-labels="column" svg:x="0.55cm" svg:y="0.426cm" svg:width="23.578cm" svg:height="20.49cm">
          <chartooo:coordinate-region svg:x="2.117cm" svg:y="0.426cm" svg:width="22.011cm" svg:height="16.767cm"/>
          <chart:axis chart:dimension="x" chart:name="primary-x" chart:style-name="ch4" chartooo:axis-type="auto">
            <chartooo:date-scale/>
            <chart:categories table:cell-range-address="Sheet2.A3:Sheet2.A2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H3:Sheet2.H211" chart:class="chart:line">
            <chart:data-point chart:repeated="2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BTI 5000</text:p>
                <draw:g>
                  <svg:desc>Sheet2.A3:Sheet2.A211</svg:desc>
                </draw:g>
              </table:table-cell>
              <table:table-cell office:value-type="float" office:value="80.5">
                <text:p>80.5</text:p>
                <draw:g>
                  <svg:desc>Sheet2.H3:Sheet2.H211</svg:desc>
                </draw:g>
              </table:table-cell>
            </table:table-row>
            <table:table-row>
              <table:table-cell office:value-type="string">
                <text:p>IBM 370/125-2</text:p>
              </table:table-cell>
              <table:table-cell office:value-type="float" office:value="181.666666666667">
                <text:p>181.666666666667</text:p>
              </table:table-cell>
            </table:table-row>
            <table:table-row>
              <table:table-cell office:value-type="string">
                <text:p>HARRIS 8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HP 3000/30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FOUR PHASE 2000/260</text:p>
              </table:table-cell>
              <table:table-cell office:value-type="float" office:value="277.5">
                <text:p>277.5</text:p>
              </table:table-cell>
            </table:table-row>
            <table:table-row>
              <table:table-cell office:value-type="string">
                <text:p>SIEMENS 7.52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DEC MICROVAX-1</text:p>
              </table:table-cell>
              <table:table-cell office:value-type="float" office:value="307.333333333333">
                <text:p>307.333333333333</text:p>
              </table:table-cell>
            </table:table-row>
            <table:table-row>
              <table:table-cell office:value-type="string">
                <text:p>NCR V8535 II</text:p>
              </table:table-cell>
              <table:table-cell office:value-type="float" office:value="352.833333333333">
                <text:p>352.833333333333</text:p>
              </table:table-cell>
            </table:table-row>
            <table:table-row>
              <table:table-cell office:value-type="string">
                <text:p>HP 3000/40</text:p>
              </table:table-cell>
              <table:table-cell office:value-type="float" office:value="395.666666666667">
                <text:p>395.666666666667</text:p>
              </table:table-cell>
            </table:table-row>
            <table:table-row>
              <table:table-cell office:value-type="string">
                <text:p>IBM 4331-1</text:p>
              </table:table-cell>
              <table:table-cell office:value-type="float" office:value="402.5">
                <text:p>402.5</text:p>
              </table:table-cell>
            </table:table-row>
            <table:table-row>
              <table:table-cell office:value-type="string">
                <text:p>HP 3000/III</text:p>
              </table:table-cell>
              <table:table-cell office:value-type="float" office:value="409.666666666667">
                <text:p>409.666666666667</text:p>
              </table:table-cell>
            </table:table-row>
            <table:table-row>
              <table:table-cell office:value-type="string">
                <text:p>CDC OMEGA 480-I</text:p>
              </table:table-cell>
              <table:table-cell office:value-type="float" office:value="427.166666666667">
                <text:p>427.166666666667</text:p>
              </table:table-cell>
            </table:table-row>
            <table:table-row>
              <table:table-cell office:value-type="string">
                <text:p>PRIME 50-250 II</text:p>
              </table:table-cell>
              <table:table-cell office:value-type="float" office:value="447.5">
                <text:p>447.5</text:p>
              </table:table-cell>
            </table:table-row>
            <table:table-row>
              <table:table-cell office:value-type="string">
                <text:p>BURROUGHS B195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SIEMENS 7.53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C.R.D. UNIVERSE 2203T</text:p>
              </table:table-cell>
              <table:table-cell office:value-type="float" office:value="473.333333333333">
                <text:p>473.333333333333</text:p>
              </table:table-cell>
            </table:table-row>
            <table:table-row>
              <table:table-cell office:value-type="string">
                <text:p>IBM 4321</text:p>
              </table:table-cell>
              <table:table-cell office:value-type="float" office:value="483.833333333333">
                <text:p>483.833333333333</text:p>
              </table:table-cell>
            </table:table-row>
            <table:table-row>
              <table:table-cell office:value-type="string">
                <text:p>DG ECLIPSE M/60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NCR V8545 II</text:p>
              </table:table-cell>
              <table:table-cell office:value-type="float" office:value="515.166666666667">
                <text:p>515.166666666667</text:p>
              </table:table-cell>
            </table:table-row>
            <table:table-row>
              <table:table-cell office:value-type="string">
                <text:p>IBM 38/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BURROUGHS B2925</text:p>
              </table:table-cell>
              <table:table-cell office:value-type="float" office:value="527.333333333333">
                <text:p>527.333333333333</text:p>
              </table:table-cell>
            </table:table-row>
            <table:table-row>
              <table:table-cell office:value-type="string">
                <text:p>NIXDORF 8890/30</text:p>
              </table:table-cell>
              <table:table-cell office:value-type="float" office:value="533.833333333333">
                <text:p>533.833333333333</text:p>
              </table:table-cell>
            </table:table-row>
            <table:table-row>
              <table:table-cell office:value-type="string">
                <text:p>IBM 370/148</text:p>
              </table:table-cell>
              <table:table-cell office:value-type="float" office:value="534.833333333333">
                <text:p>534.833333333333</text:p>
              </table:table-cell>
            </table:table-row>
            <table:table-row>
              <table:table-cell office:value-type="string">
                <text:p>IBM 8130 A</text:p>
              </table:table-cell>
              <table:table-cell office:value-type="float" office:value="544.666666666667">
                <text:p>544.666666666667</text:p>
              </table:table-cell>
            </table:table-row>
            <table:table-row>
              <table:table-cell office:value-type="string">
                <text:p>HONEYWELL DPS 7/35</text:p>
              </table:table-cell>
              <table:table-cell office:value-type="float" office:value="555.5">
                <text:p>555.5</text:p>
              </table:table-cell>
            </table:table-row>
            <table:table-row>
              <table:table-cell office:value-type="string">
                <text:p>IBM 38/5</text:p>
              </table:table-cell>
              <table:table-cell office:value-type="float" office:value="561.666666666667">
                <text:p>561.666666666667</text:p>
              </table:table-cell>
            </table:table-row>
            <table:table-row>
              <table:table-cell office:value-type="string">
                <text:p>IBM 8140</text:p>
              </table:table-cell>
              <table:table-cell office:value-type="float" office:value="594.666666666667">
                <text:p>594.666666666667</text:p>
              </table:table-cell>
            </table:table-row>
            <table:table-row>
              <table:table-cell office:value-type="string">
                <text:p>C.R.D. UNIVERSE 68/05</text:p>
              </table:table-cell>
              <table:table-cell office:value-type="float" office:value="597.333333333333">
                <text:p>597.333333333333</text:p>
              </table:table-cell>
            </table:table-row>
            <table:table-row>
              <table:table-cell office:value-type="string">
                <text:p>IBM 38/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HARRIS 10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HARRIS 30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CDC CYBER 170/750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CDC CYBER 170/760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IBM 8130 B</text:p>
              </table:table-cell>
              <table:table-cell office:value-type="float" office:value="711.333333333333">
                <text:p>711.333333333333</text:p>
              </table:table-cell>
            </table:table-row>
            <table:table-row>
              <table:table-cell office:value-type="string">
                <text:p>HONEYWELL DPS 6/35</text:p>
              </table:table-cell>
              <table:table-cell office:value-type="float" office:value="722.666666666667">
                <text:p>722.666666666667</text:p>
              </table:table-cell>
            </table:table-row>
            <table:table-row>
              <table:table-cell office:value-type="string">
                <text:p>APOLLO DN320</text:p>
              </table:table-cell>
              <table:table-cell office:value-type="float" office:value="733.833333333333">
                <text:p>733.833333333333</text:p>
              </table:table-cell>
            </table:table-row>
            <table:table-row>
              <table:table-cell office:value-type="string">
                <text:p>APOLLO DN420</text:p>
              </table:table-cell>
              <table:table-cell office:value-type="float" office:value="737.166666666667">
                <text:p>737.166666666667</text:p>
              </table:table-cell>
            </table:table-row>
            <table:table-row>
              <table:table-cell office:value-type="string">
                <text:p>SPERRY 80/3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SPERRY 80/5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PRIME 50-225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SPERRY 80/4</text:p>
              </table:table-cell>
              <table:table-cell office:value-type="float" office:value="782.666666666667">
                <text:p>782.666666666667</text:p>
              </table:table-cell>
            </table:table-row>
            <table:table-row>
              <table:table-cell office:value-type="string">
                <text:p>SPERRY 80/6</text:p>
              </table:table-cell>
              <table:table-cell office:value-type="float" office:value="782.666666666667">
                <text:p>782.666666666667</text:p>
              </table:table-cell>
            </table:table-row>
            <table:table-row>
              <table:table-cell office:value-type="string">
                <text:p>PERKIN-ELMER 320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PERKIN-ELMER 3210</text:p>
              </table:table-cell>
              <table:table-cell office:value-type="float" office:value="795.5">
                <text:p>795.5</text:p>
              </table:table-cell>
            </table:table-row>
            <table:table-row>
              <table:table-cell office:value-type="string">
                <text:p>MICRODATA SEQ.MS/3200</text:p>
              </table:table-cell>
              <table:table-cell office:value-type="float" office:value="799.666666666667">
                <text:p>799.666666666667</text:p>
              </table:table-cell>
            </table:table-row>
            <table:table-row>
              <table:table-cell office:value-type="string">
                <text:p>NCR V8555 II</text:p>
              </table:table-cell>
              <table:table-cell office:value-type="float" office:value="843.833333333333">
                <text:p>843.833333333333</text:p>
              </table:table-cell>
            </table:table-row>
            <table:table-row>
              <table:table-cell office:value-type="string">
                <text:p>CDC OMEGA 480-II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CAMBEX 1636-1</text:p>
              </table:table-cell>
              <table:table-cell office:value-type="float" office:value="844.333333333333">
                <text:p>844.333333333333</text:p>
              </table:table-cell>
            </table:table-row>
            <table:table-row>
              <table:table-cell office:value-type="string">
                <text:p>DG ECLIPSE MV/6000</text:p>
              </table:table-cell>
              <table:table-cell office:value-type="float" office:value="854.833333333333">
                <text:p>854.833333333333</text:p>
              </table:table-cell>
            </table:table-row>
            <table:table-row>
              <table:table-cell office:value-type="string">
                <text:p>HP 3000/44</text:p>
              </table:table-cell>
              <table:table-cell office:value-type="float" office:value="855.333333333333">
                <text:p>855.333333333333</text:p>
              </table:table-cell>
            </table:table-row>
            <table:table-row>
              <table:table-cell office:value-type="string">
                <text:p>PRIME 50-550 II</text:p>
              </table:table-cell>
              <table:table-cell office:value-type="float" office:value="863.833333333333">
                <text:p>863.833333333333</text:p>
              </table:table-cell>
            </table:table-row>
            <table:table-row>
              <table:table-cell office:value-type="string">
                <text:p>NIXDORF 8890/50</text:p>
              </table:table-cell>
              <table:table-cell office:value-type="float" office:value="867.5">
                <text:p>867.5</text:p>
              </table:table-cell>
            </table:table-row>
            <table:table-row>
              <table:table-cell office:value-type="string">
                <text:p>IBM 4341-9</text:p>
              </table:table-cell>
              <table:table-cell office:value-type="float" office:value="872.666666666667">
                <text:p>872.666666666667</text:p>
              </table:table-cell>
            </table:table-row>
            <table:table-row>
              <table:table-cell office:value-type="string">
                <text:p>HONEYWELL DPS 7/45</text:p>
              </table:table-cell>
              <table:table-cell office:value-type="float" office:value="889.833333333333">
                <text:p>889.833333333333</text:p>
              </table:table-cell>
            </table:table-row>
            <table:table-row>
              <table:table-cell office:value-type="string">
                <text:p>HONEYWELL DPS 6/92</text:p>
              </table:table-cell>
              <table:table-cell office:value-type="float" office:value="895.833333333333">
                <text:p>895.833333333333</text:p>
              </table:table-cell>
            </table:table-row>
            <table:table-row>
              <table:table-cell office:value-type="string">
                <text:p>WANG VS 90</text:p>
              </table:table-cell>
              <table:table-cell office:value-type="float" office:value="913.333333333333">
                <text:p>913.333333333333</text:p>
              </table:table-cell>
            </table:table-row>
            <table:table-row>
              <table:table-cell office:value-type="string">
                <text:p>C.R.D. UNIVERSE 68/37</text:p>
              </table:table-cell>
              <table:table-cell office:value-type="float" office:value="931.166666666667">
                <text:p>931.166666666667</text:p>
              </table:table-cell>
            </table:table-row>
            <table:table-row>
              <table:table-cell office:value-type="string">
                <text:p>HARRIS 600</text:p>
              </table:table-cell>
              <table:table-cell office:value-type="float" office:value="932.166666666667">
                <text:p>932.166666666667</text:p>
              </table:table-cell>
            </table:table-row>
            <table:table-row>
              <table:table-cell office:value-type="string">
                <text:p>BURROUGHS B290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C.R.D. UNIVERSE 68/137</text:p>
              </table:table-cell>
              <table:table-cell office:value-type="float" office:value="973.666666666667">
                <text:p>973.666666666667</text:p>
              </table:table-cell>
            </table:table-row>
            <table:table-row>
              <table:table-cell office:value-type="string">
                <text:p>IBM 4331-11</text:p>
              </table:table-cell>
              <table:table-cell office:value-type="float" office:value="984.5">
                <text:p>984.5</text:p>
              </table:table-cell>
            </table:table-row>
            <table:table-row>
              <table:table-cell office:value-type="string">
                <text:p>IBM 4331-2</text:p>
              </table:table-cell>
              <table:table-cell office:value-type="float" office:value="985.166666666667">
                <text:p>985.166666666667</text:p>
              </table:table-cell>
            </table:table-row>
            <table:table-row>
              <table:table-cell office:value-type="string">
                <text:p>IPL 4436</text:p>
              </table:table-cell>
              <table:table-cell office:value-type="float" office:value="1009.83333333333">
                <text:p>1009.83333333333</text:p>
              </table:table-cell>
            </table:table-row>
            <table:table-row>
              <table:table-cell office:value-type="string">
                <text:p>NAS AS/3000 N</text:p>
              </table:table-cell>
              <table:table-cell office:value-type="float" office:value="1020.5">
                <text:p>1020.5</text:p>
              </table:table-cell>
            </table:table-row>
            <table:table-row>
              <table:table-cell office:value-type="string">
                <text:p>SIEMENS 7.536</text:p>
              </table:table-cell>
              <table:table-cell office:value-type="float" office:value="1020.66666666667">
                <text:p>1020.66666666667</text:p>
              </table:table-cell>
            </table:table-row>
            <table:table-row>
              <table:table-cell office:value-type="string">
                <text:p>HP 3000/48</text:p>
              </table:table-cell>
              <table:table-cell office:value-type="float" office:value="1022.5">
                <text:p>1022.5</text:p>
              </table:table-cell>
            </table:table-row>
            <table:table-row>
              <table:table-cell office:value-type="string">
                <text:p>HONEYWELL DPS 7/55</text:p>
              </table:table-cell>
              <table:table-cell office:value-type="float" office:value="1024.83333333333">
                <text:p>1024.83333333333</text:p>
              </table:table-cell>
            </table:table-row>
            <table:table-row>
              <table:table-cell office:value-type="string">
                <text:p>HONEYWELL DPS 7/65</text:p>
              </table:table-cell>
              <table:table-cell office:value-type="float" office:value="1025.33333333333">
                <text:p>1025.33333333333</text:p>
              </table:table-cell>
            </table:table-row>
            <table:table-row>
              <table:table-cell office:value-type="string">
                <text:p>HONEYWELL DPS 8/44</text:p>
              </table:table-cell>
              <table:table-cell office:value-type="float" office:value="1028.16666666667">
                <text:p>1028.16666666667</text:p>
              </table:table-cell>
            </table:table-row>
            <table:table-row>
              <table:table-cell office:value-type="string">
                <text:p>HONEYWELL DPS 8/20</text:p>
              </table:table-cell>
              <table:table-cell office:value-type="float" office:value="1028.16666666667">
                <text:p>1028.16666666667</text:p>
              </table:table-cell>
            </table:table-row>
            <table:table-row>
              <table:table-cell office:value-type="string">
                <text:p>IBM 4341-1</text:p>
              </table:table-cell>
              <table:table-cell office:value-type="float" office:value="1040.33333333333">
                <text:p>1040.33333333333</text:p>
              </table:table-cell>
            </table:table-row>
            <table:table-row>
              <table:table-cell office:value-type="string">
                <text:p>IBM 4341-10</text:p>
              </table:table-cell>
              <table:table-cell office:value-type="float" office:value="1040.33333333333">
                <text:p>1040.33333333333</text:p>
              </table:table-cell>
            </table:table-row>
            <table:table-row>
              <table:table-cell office:value-type="string">
                <text:p>IBM 38/7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C.R.D. 68/10-80</text:p>
              </table:table-cell>
              <table:table-cell office:value-type="float" office:value="1076.83333333333">
                <text:p>1076.83333333333</text:p>
              </table:table-cell>
            </table:table-row>
            <table:table-row>
              <table:table-cell office:value-type="string">
                <text:p>C.R.D. UNIVERSE 68</text:p>
              </table:table-cell>
              <table:table-cell office:value-type="float" office:value="1097.16666666667">
                <text:p>1097.16666666667</text:p>
              </table:table-cell>
            </table:table-row>
            <table:table-row>
              <table:table-cell office:value-type="string">
                <text:p>IBM 370/158-3</text:p>
              </table:table-cell>
              <table:table-cell office:value-type="float" office:value="1108.33333333333">
                <text:p>1108.33333333333</text:p>
              </table:table-cell>
            </table:table-row>
            <table:table-row>
              <table:table-cell office:value-type="string">
                <text:p>ADVISOR 32/60</text:p>
              </table:table-cell>
              <table:table-cell office:value-type="float" office:value="1130.16666666667">
                <text:p>1130.16666666667</text:p>
              </table:table-cell>
            </table:table-row>
            <table:table-row>
              <table:table-cell office:value-type="string">
                <text:p>DEC VAX 11/730</text:p>
              </table:table-cell>
              <table:table-cell office:value-type="float" office:value="1135.33333333333">
                <text:p>1135.33333333333</text:p>
              </table:table-cell>
            </table:table-row>
            <table:table-row>
              <table:table-cell office:value-type="string">
                <text:p>IBM 4341</text:p>
              </table:table-cell>
              <table:table-cell office:value-type="float" office:value="1151.5">
                <text:p>1151.5</text:p>
              </table:table-cell>
            </table:table-row>
            <table:table-row>
              <table:table-cell office:value-type="string">
                <text:p>BURROUGHS B5900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NCR V8565 II</text:p>
              </table:table-cell>
              <table:table-cell office:value-type="float" office:value="1344.16666666667">
                <text:p>1344.16666666667</text:p>
              </table:table-cell>
            </table:table-row>
            <table:table-row>
              <table:table-cell office:value-type="string">
                <text:p>SIEMENS 7.541</text:p>
              </table:table-cell>
              <table:table-cell office:value-type="float" office:value="1357.16666666667">
                <text:p>1357.16666666667</text:p>
              </table:table-cell>
            </table:table-row>
            <table:table-row>
              <table:table-cell office:value-type="string">
                <text:p>BURROUGHS B6900</text:p>
              </table:table-cell>
              <table:table-cell office:value-type="float" office:value="1452.16666666667">
                <text:p>1452.16666666667</text:p>
              </table:table-cell>
            </table:table-row>
            <table:table-row>
              <table:table-cell office:value-type="string">
                <text:p>DEC VAX 11/780</text:p>
              </table:table-cell>
              <table:table-cell office:value-type="float" office:value="1454.83333333333">
                <text:p>1454.83333333333</text:p>
              </table:table-cell>
            </table:table-row>
            <table:table-row>
              <table:table-cell office:value-type="string">
                <text:p>DEC VAX 11/750</text:p>
              </table:table-cell>
              <table:table-cell office:value-type="float" office:value="1473.66666666667">
                <text:p>1473.66666666667</text:p>
              </table:table-cell>
            </table:table-row>
            <table:table-row>
              <table:table-cell office:value-type="string">
                <text:p>WANG VS10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FORMATION F4000/100</text:p>
              </table:table-cell>
              <table:table-cell office:value-type="float" office:value="1510.16666666667">
                <text:p>1510.16666666667</text:p>
              </table:table-cell>
            </table:table-row>
            <table:table-row>
              <table:table-cell office:value-type="string">
                <text:p>FORMATION F4000/200</text:p>
              </table:table-cell>
              <table:table-cell office:value-type="float" office:value="1510.16666666667">
                <text:p>1510.16666666667</text:p>
              </table:table-cell>
            </table:table-row>
            <table:table-row>
              <table:table-cell office:value-type="string">
                <text:p>FORMATION F4000/200AP</text:p>
              </table:table-cell>
              <table:table-cell office:value-type="float" office:value="1510.16666666667">
                <text:p>1510.16666666667</text:p>
              </table:table-cell>
            </table:table-row>
            <table:table-row>
              <table:table-cell office:value-type="string">
                <text:p>FORMATION F4000/300</text:p>
              </table:table-cell>
              <table:table-cell office:value-type="float" office:value="1510.16666666667">
                <text:p>1510.16666666667</text:p>
              </table:table-cell>
            </table:table-row>
            <table:table-row>
              <table:table-cell office:value-type="string">
                <text:p>FORMATION F4000/300AP</text:p>
              </table:table-cell>
              <table:table-cell office:value-type="float" office:value="1510.16666666667">
                <text:p>1510.16666666667</text:p>
              </table:table-cell>
            </table:table-row>
            <table:table-row>
              <table:table-cell office:value-type="string">
                <text:p>CAMBEX 1636-10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DG ECLIPSE C/350</text:p>
              </table:table-cell>
              <table:table-cell office:value-type="float" office:value="1514.33333333333">
                <text:p>1514.33333333333</text:p>
              </table:table-cell>
            </table:table-row>
            <table:table-row>
              <table:table-cell office:value-type="string">
                <text:p>MAGNUSON M80/30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MAGNUSON M80/31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MAGNUSON M80/32</text:p>
              </table:table-cell>
              <table:table-cell office:value-type="float" office:value="1522.16666666667">
                <text:p>1522.16666666667</text:p>
              </table:table-cell>
            </table:table-row>
            <table:table-row>
              <table:table-cell office:value-type="string">
                <text:p>SPERRY 80/8</text:p>
              </table:table-cell>
              <table:table-cell office:value-type="float" office:value="1522.16666666667">
                <text:p>1522.16666666667</text:p>
              </table:table-cell>
            </table:table-row>
            <table:table-row>
              <table:table-cell office:value-type="string">
                <text:p>SPERRY 90/80 MODEL 3</text:p>
              </table:table-cell>
              <table:table-cell office:value-type="float" office:value="1523.33333333333">
                <text:p>1523.33333333333</text:p>
              </table:table-cell>
            </table:table-row>
            <table:table-row>
              <table:table-cell office:value-type="string">
                <text:p>DEC DECSYS 20 2060</text:p>
              </table:table-cell>
              <table:table-cell office:value-type="float" office:value="1526.16666666667">
                <text:p>1526.16666666667</text:p>
              </table:table-cell>
            </table:table-row>
            <table:table-row>
              <table:table-cell office:value-type="string">
                <text:p>PRIME 50-750 II</text:p>
              </table:table-cell>
              <table:table-cell office:value-type="float" office:value="1531.83333333333">
                <text:p>1531.83333333333</text:p>
              </table:table-cell>
            </table:table-row>
            <table:table-row>
              <table:table-cell office:value-type="string">
                <text:p>DG ECLIPSE MV/4000</text:p>
              </table:table-cell>
              <table:table-cell office:value-type="float" office:value="1533.83333333333">
                <text:p>1533.83333333333</text:p>
              </table:table-cell>
            </table:table-row>
            <table:table-row>
              <table:table-cell office:value-type="string">
                <text:p>DG ECLIPSE MV/8000 II</text:p>
              </table:table-cell>
              <table:table-cell office:value-type="float" office:value="1539.83333333333">
                <text:p>1539.83333333333</text:p>
              </table:table-cell>
            </table:table-row>
            <table:table-row>
              <table:table-cell office:value-type="string">
                <text:p>BURROUGHS B5920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BURROUGHS B6925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CDC OMEGA 480-III</text:p>
              </table:table-cell>
              <table:table-cell office:value-type="float" office:value="1677.33333333333">
                <text:p>1677.33333333333</text:p>
              </table:table-cell>
            </table:table-row>
            <table:table-row>
              <table:table-cell office:value-type="string">
                <text:p>IPL 4445</text:p>
              </table:table-cell>
              <table:table-cell office:value-type="float" office:value="1677.5">
                <text:p>1677.5</text:p>
              </table:table-cell>
            </table:table-row>
            <table:table-row>
              <table:table-cell office:value-type="string">
                <text:p>NCR V8565 II E</text:p>
              </table:table-cell>
              <table:table-cell office:value-type="float" office:value="1677.5">
                <text:p>1677.5</text:p>
              </table:table-cell>
            </table:table-row>
            <table:table-row>
              <table:table-cell office:value-type="string">
                <text:p>IPL 4443</text:p>
              </table:table-cell>
              <table:table-cell office:value-type="float" office:value="1677.83333333333">
                <text:p>1677.83333333333</text:p>
              </table:table-cell>
            </table:table-row>
            <table:table-row>
              <table:table-cell office:value-type="string">
                <text:p>NAS AS/7000 N</text:p>
              </table:table-cell>
              <table:table-cell office:value-type="float" office:value="1683.66666666667">
                <text:p>1683.66666666667</text:p>
              </table:table-cell>
            </table:table-row>
            <table:table-row>
              <table:table-cell office:value-type="string">
                <text:p>NAS AS/5000 N</text:p>
              </table:table-cell>
              <table:table-cell office:value-type="float" office:value="1683.83333333333">
                <text:p>1683.83333333333</text:p>
              </table:table-cell>
            </table:table-row>
            <table:table-row>
              <table:table-cell office:value-type="string">
                <text:p>HP 3000/64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NAS AS/5000</text:p>
              </table:table-cell>
              <table:table-cell office:value-type="float" office:value="1688.5">
                <text:p>1688.5</text:p>
              </table:table-cell>
            </table:table-row>
            <table:table-row>
              <table:table-cell office:value-type="string">
                <text:p>NAS AS/5000 E</text:p>
              </table:table-cell>
              <table:table-cell office:value-type="float" office:value="1688.5">
                <text:p>1688.5</text:p>
              </table:table-cell>
            </table:table-row>
            <table:table-row>
              <table:table-cell office:value-type="string">
                <text:p>BASF 7/65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NAS AS/3000</text:p>
              </table:table-cell>
              <table:table-cell office:value-type="float" office:value="1689.16666666667">
                <text:p>1689.16666666667</text:p>
              </table:table-cell>
            </table:table-row>
            <table:table-row>
              <table:table-cell office:value-type="string">
                <text:p>SIEMENS 7.551</text:p>
              </table:table-cell>
              <table:table-cell office:value-type="float" office:value="1689.83333333333">
                <text:p>1689.83333333333</text:p>
              </table:table-cell>
            </table:table-row>
            <table:table-row>
              <table:table-cell office:value-type="string">
                <text:p>STRATUS 32</text:p>
              </table:table-cell>
              <table:table-cell office:value-type="float" office:value="1690.16666666667">
                <text:p>1690.16666666667</text:p>
              </table:table-cell>
            </table:table-row>
            <table:table-row>
              <table:table-cell office:value-type="string">
                <text:p>GOULD CONCEPT 32/8705</text:p>
              </table:table-cell>
              <table:table-cell office:value-type="float" office:value="1696.33333333333">
                <text:p>1696.33333333333</text:p>
              </table:table-cell>
            </table:table-row>
            <table:table-row>
              <table:table-cell office:value-type="string">
                <text:p>SPERRY 1100/61 H1</text:p>
              </table:table-cell>
              <table:table-cell office:value-type="float" office:value="1696.83333333333">
                <text:p>1696.83333333333</text:p>
              </table:table-cell>
            </table:table-row>
            <table:table-row>
              <table:table-cell office:value-type="string">
                <text:p>IBM 4341-11</text:p>
              </table:table-cell>
              <table:table-cell office:value-type="float" office:value="1699.16666666667">
                <text:p>1699.16666666667</text:p>
              </table:table-cell>
            </table:table-row>
            <table:table-row>
              <table:table-cell office:value-type="string">
                <text:p>PRIME 50-850 II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HONEYWELL DPS 8/50</text:p>
              </table:table-cell>
              <table:table-cell office:value-type="float" office:value="1704.5">
                <text:p>1704.5</text:p>
              </table:table-cell>
            </table:table-row>
            <table:table-row>
              <table:table-cell office:value-type="string">
                <text:p>NIXDORF 8890/70</text:p>
              </table:table-cell>
              <table:table-cell office:value-type="float" office:value="1711.66666666667">
                <text:p>1711.66666666667</text:p>
              </table:table-cell>
            </table:table-row>
            <table:table-row>
              <table:table-cell office:value-type="string">
                <text:p>BURROUGHS B4955</text:p>
              </table:table-cell>
              <table:table-cell office:value-type="float" office:value="1720.66666666667">
                <text:p>1720.66666666667</text:p>
              </table:table-cell>
            </table:table-row>
            <table:table-row>
              <table:table-cell office:value-type="string">
                <text:p>HP 3000/88</text:p>
              </table:table-cell>
              <table:table-cell office:value-type="float" office:value="1855.66666666667">
                <text:p>1855.66666666667</text:p>
              </table:table-cell>
            </table:table-row>
            <table:table-row>
              <table:table-cell office:value-type="string">
                <text:p>NCR V8575 II</text:p>
              </table:table-cell>
              <table:table-cell office:value-type="float" office:value="2010.83333333333">
                <text:p>2010.83333333333</text:p>
              </table:table-cell>
            </table:table-row>
            <table:table-row>
              <table:table-cell office:value-type="string">
                <text:p>NCR V8635 </text:p>
              </table:table-cell>
              <table:table-cell office:value-type="float" office:value="2019.66666666667">
                <text:p>2019.66666666667</text:p>
              </table:table-cell>
            </table:table-row>
            <table:table-row>
              <table:table-cell office:value-type="string">
                <text:p>NCR V8650</text:p>
              </table:table-cell>
              <table:table-cell office:value-type="float" office:value="2019.66666666667">
                <text:p>2019.66666666667</text:p>
              </table:table-cell>
            </table:table-row>
            <table:table-row>
              <table:table-cell office:value-type="string">
                <text:p>IBM 38/8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HARRIS 700</text:p>
              </table:table-cell>
              <table:table-cell office:value-type="float" office:value="2119.16666666667">
                <text:p>2119.16666666667</text:p>
              </table:table-cell>
            </table:table-row>
            <table:table-row>
              <table:table-cell office:value-type="string">
                <text:p>HARRIS 800</text:p>
              </table:table-cell>
              <table:table-cell office:value-type="float" office:value="2164.33333333333">
                <text:p>2164.33333333333</text:p>
              </table:table-cell>
            </table:table-row>
            <table:table-row>
              <table:table-cell office:value-type="string">
                <text:p>HARRIS 500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DG ECLIPSE MV/8000</text:p>
              </table:table-cell>
              <table:table-cell office:value-type="float" office:value="2188.16666666667">
                <text:p>2188.16666666667</text:p>
              </table:table-cell>
            </table:table-row>
            <table:table-row>
              <table:table-cell office:value-type="string">
                <text:p>DEC DECSYS 10 1091</text:p>
              </table:table-cell>
              <table:table-cell office:value-type="float" office:value="2192.83333333333">
                <text:p>2192.83333333333</text:p>
              </table:table-cell>
            </table:table-row>
            <table:table-row>
              <table:table-cell office:value-type="string">
                <text:p>CDC CYBER 170/815</text:p>
              </table:table-cell>
              <table:table-cell office:value-type="float" office:value="2202.66666666667">
                <text:p>2202.66666666667</text:p>
              </table:table-cell>
            </table:table-row>
            <table:table-row>
              <table:table-cell office:value-type="string">
                <text:p>CDC CYBER 170/825</text:p>
              </table:table-cell>
              <table:table-cell office:value-type="float" office:value="2202.66666666667">
                <text:p>2202.66666666667</text:p>
              </table:table-cell>
            </table:table-row>
            <table:table-row>
              <table:table-cell office:value-type="string">
                <text:p>IBM 4361-4</text:p>
              </table:table-cell>
              <table:table-cell office:value-type="float" office:value="2339.66666666667">
                <text:p>2339.66666666667</text:p>
              </table:table-cell>
            </table:table-row>
            <table:table-row>
              <table:table-cell office:value-type="string">
                <text:p>IBM 4361-5</text:p>
              </table:table-cell>
              <table:table-cell office:value-type="float" office:value="2341.5">
                <text:p>2341.5</text:p>
              </table:table-cell>
            </table:table-row>
            <table:table-row>
              <table:table-cell office:value-type="string">
                <text:p>NCR V8585 II</text:p>
              </table:table-cell>
              <table:table-cell office:value-type="float" office:value="2677.5">
                <text:p>2677.5</text:p>
              </table:table-cell>
            </table:table-row>
            <table:table-row>
              <table:table-cell office:value-type="string">
                <text:p>SIEMENS 7.865-2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SIEMENS 7.870-2</text:p>
              </table:table-cell>
              <table:table-cell office:value-type="float" office:value="2684.83333333333">
                <text:p>2684.83333333333</text:p>
              </table:table-cell>
            </table:table-row>
            <table:table-row>
              <table:table-cell office:value-type="string">
                <text:p>BTI 8000</text:p>
              </table:table-cell>
              <table:table-cell office:value-type="float" office:value="2791.33333333333">
                <text:p>2791.33333333333</text:p>
              </table:table-cell>
            </table:table-row>
            <table:table-row>
              <table:table-cell office:value-type="string">
                <text:p>DG ECLIPSE MV/100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PERKIN-ELMER 3230</text:p>
              </table:table-cell>
              <table:table-cell office:value-type="float" office:value="2876.66666666667">
                <text:p>2876.66666666667</text:p>
              </table:table-cell>
            </table:table-row>
            <table:table-row>
              <table:table-cell office:value-type="string">
                <text:p>HONEYWELL DPS 6/96</text:p>
              </table:table-cell>
              <table:table-cell office:value-type="float" office:value="2903.66666666667">
                <text:p>2903.66666666667</text:p>
              </table:table-cell>
            </table:table-row>
            <table:table-row>
              <table:table-cell office:value-type="string">
                <text:p>CAMBEX 1641-1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CAMBEX 1641-11</text:p>
              </table:table-cell>
              <table:table-cell office:value-type="float" office:value="3011.16666666667">
                <text:p>3011.16666666667</text:p>
              </table:table-cell>
            </table:table-row>
            <table:table-row>
              <table:table-cell office:value-type="string">
                <text:p>CAMBEX 1651-1</text:p>
              </table:table-cell>
              <table:table-cell office:value-type="float" office:value="3011.16666666667">
                <text:p>3011.16666666667</text:p>
              </table:table-cell>
            </table:table-row>
            <table:table-row>
              <table:table-cell office:value-type="string">
                <text:p>IPL 4446</text:p>
              </table:table-cell>
              <table:table-cell office:value-type="float" office:value="3013.5">
                <text:p>3013.5</text:p>
              </table:table-cell>
            </table:table-row>
            <table:table-row>
              <table:table-cell office:value-type="string">
                <text:p>IPL 4460</text:p>
              </table:table-cell>
              <table:table-cell office:value-type="float" office:value="3013.5">
                <text:p>3013.5</text:p>
              </table:table-cell>
            </table:table-row>
            <table:table-row>
              <table:table-cell office:value-type="string">
                <text:p>MAGNUSON M80/42</text:p>
              </table:table-cell>
              <table:table-cell office:value-type="float" office:value="3013.5">
                <text:p>3013.5</text:p>
              </table:table-cell>
            </table:table-row>
            <table:table-row>
              <table:table-cell office:value-type="string">
                <text:p>MAGNUSON M80/43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MAGNUSON M80/44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NAS AS/6620</text:p>
              </table:table-cell>
              <table:table-cell office:value-type="float" office:value="3022.83333333333">
                <text:p>3022.83333333333</text:p>
              </table:table-cell>
            </table:table-row>
            <table:table-row>
              <table:table-cell office:value-type="string">
                <text:p>GOULD CONCEPT 32/8750</text:p>
              </table:table-cell>
              <table:table-cell office:value-type="float" office:value="3029.66666666667">
                <text:p>3029.66666666667</text:p>
              </table:table-cell>
            </table:table-row>
            <table:table-row>
              <table:table-cell office:value-type="string">
                <text:p>IBM 4341-2</text:p>
              </table:table-cell>
              <table:table-cell office:value-type="float" office:value="3033.83333333333">
                <text:p>3033.83333333333</text:p>
              </table:table-cell>
            </table:table-row>
            <table:table-row>
              <table:table-cell office:value-type="string">
                <text:p>IBM 4341-12</text:p>
              </table:table-cell>
              <table:table-cell office:value-type="float" office:value="3034.66666666667">
                <text:p>3034.66666666667</text:p>
              </table:table-cell>
            </table:table-row>
            <table:table-row>
              <table:table-cell office:value-type="string">
                <text:p>GOULD CONCEPT 32/8780</text:p>
              </table:table-cell>
              <table:table-cell office:value-type="float" office:value="3040.33333333333">
                <text:p>3040.33333333333</text:p>
              </table:table-cell>
            </table:table-row>
            <table:table-row>
              <table:table-cell office:value-type="string">
                <text:p>IBM 4381-1</text:p>
              </table:table-cell>
              <table:table-cell office:value-type="float" office:value="3340.5">
                <text:p>3340.5</text:p>
              </table:table-cell>
            </table:table-row>
            <table:table-row>
              <table:table-cell office:value-type="string">
                <text:p>NCR V8595 II</text:p>
              </table:table-cell>
              <table:table-cell office:value-type="float" office:value="3344.16666666667">
                <text:p>3344.16666666667</text:p>
              </table:table-cell>
            </table:table-row>
            <table:table-row>
              <table:table-cell office:value-type="string">
                <text:p>IBM 4381-2</text:p>
              </table:table-cell>
              <table:table-cell office:value-type="float" office:value="3344.5">
                <text:p>3344.5</text:p>
              </table:table-cell>
            </table:table-row>
            <table:table-row>
              <table:table-cell office:value-type="string">
                <text:p>IBM 3033 S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NAS AS/6130</text:p>
              </table:table-cell>
              <table:table-cell office:value-type="float" office:value="3349.66666666667">
                <text:p>3349.66666666667</text:p>
              </table:table-cell>
            </table:table-row>
            <table:table-row>
              <table:table-cell office:value-type="string">
                <text:p>NAS AS/6150</text:p>
              </table:table-cell>
              <table:table-cell office:value-type="float" office:value="3349.83333333333">
                <text:p>3349.83333333333</text:p>
              </table:table-cell>
            </table:table-row>
            <table:table-row>
              <table:table-cell office:value-type="string">
                <text:p>SIEMENS 7.561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BASF 7/68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NAS AS/6650</text:p>
              </table:table-cell>
              <table:table-cell office:value-type="float" office:value="3354.83333333333">
                <text:p>3354.83333333333</text:p>
              </table:table-cell>
            </table:table-row>
            <table:table-row>
              <table:table-cell office:value-type="string">
                <text:p>NAS AS/6630</text:p>
              </table:table-cell>
              <table:table-cell office:value-type="float" office:value="3356.16666666667">
                <text:p>3356.16666666667</text:p>
              </table:table-cell>
            </table:table-row>
            <table:table-row>
              <table:table-cell office:value-type="string">
                <text:p>NAS AS/700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NCR V8670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IBM 3083 E</text:p>
              </table:table-cell>
              <table:table-cell office:value-type="float" office:value="4008.33333333333">
                <text:p>4008.33333333333</text:p>
              </table:table-cell>
            </table:table-row>
            <table:table-row>
              <table:table-cell office:value-type="string">
                <text:p>AMDAHL 470V/7C</text:p>
              </table:table-cell>
              <table:table-cell office:value-type="float" office:value="4014.16666666667">
                <text:p>4014.16666666667</text:p>
              </table:table-cell>
            </table:table-row>
            <table:table-row>
              <table:table-cell office:value-type="string">
                <text:p>NAS AS/8040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IPL 4480</text:p>
              </table:table-cell>
              <table:table-cell office:value-type="float" office:value="4018.16666666667">
                <text:p>4018.16666666667</text:p>
              </table:table-cell>
            </table:table-row>
            <table:table-row>
              <table:table-cell office:value-type="string">
                <text:p>NCR V8635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string">
                <text:p>SIEMENS 7.872-2</text:p>
              </table:table-cell>
              <table:table-cell office:value-type="float" office:value="4026.5">
                <text:p>4026.5</text:p>
              </table:table-cell>
            </table:table-row>
            <table:table-row>
              <table:table-cell office:value-type="string">
                <text:p>CDC CYBER 170/835</text:p>
              </table:table-cell>
              <table:table-cell office:value-type="float" office:value="4388.66666666667">
                <text:p>4388.66666666667</text:p>
              </table:table-cell>
            </table:table-row>
            <table:table-row>
              <table:table-cell office:value-type="string">
                <text:p>CDC CYBER 170/845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NAS AS/9000 N</text:p>
              </table:table-cell>
              <table:table-cell office:value-type="float" office:value="4685.33333333333">
                <text:p>4685.33333333333</text:p>
              </table:table-cell>
            </table:table-row>
            <table:table-row>
              <table:table-cell office:value-type="string">
                <text:p>IBM 3033 U</text:p>
              </table:table-cell>
              <table:table-cell office:value-type="float" office:value="4691.5">
                <text:p>4691.5</text:p>
              </table:table-cell>
            </table:table-row>
            <table:table-row>
              <table:table-cell office:value-type="string">
                <text:p>SIEMENS 7.875-2</text:p>
              </table:table-cell>
              <table:table-cell office:value-type="float" office:value="5347">
                <text:p>5347</text:p>
              </table:table-cell>
            </table:table-row>
            <table:table-row>
              <table:table-cell office:value-type="string">
                <text:p>NCR V8665</text:p>
              </table:table-cell>
              <table:table-cell office:value-type="float" office:value="5368.33333333333">
                <text:p>5368.33333333333</text:p>
              </table:table-cell>
            </table:table-row>
            <table:table-row>
              <table:table-cell office:value-type="string">
                <text:p>SPERRY 1100/81</text:p>
              </table:table-cell>
              <table:table-cell office:value-type="float" office:value="5684.33333333333">
                <text:p>5684.33333333333</text:p>
              </table:table-cell>
            </table:table-row>
            <table:table-row>
              <table:table-cell office:value-type="string">
                <text:p>SPERRY 1100/82</text:p>
              </table:table-cell>
              <table:table-cell office:value-type="float" office:value="5696">
                <text:p>5696</text:p>
              </table:table-cell>
            </table:table-row>
            <table:table-row>
              <table:table-cell office:value-type="string">
                <text:p>HONEYWELL DPS 8/49</text:p>
              </table:table-cell>
              <table:table-cell office:value-type="float" office:value="5698.83333333333">
                <text:p>5698.83333333333</text:p>
              </table:table-cell>
            </table:table-row>
            <table:table-row>
              <table:table-cell office:value-type="string">
                <text:p>HONEYWELL DPS 8/52</text:p>
              </table:table-cell>
              <table:table-cell office:value-type="float" office:value="5704.5">
                <text:p>5704.5</text:p>
              </table:table-cell>
            </table:table-row>
            <table:table-row>
              <table:table-cell office:value-type="string">
                <text:p>HONEYWELL DPS 8/62</text:p>
              </table:table-cell>
              <table:table-cell office:value-type="float" office:value="5704.5">
                <text:p>5704.5</text:p>
              </table:table-cell>
            </table:table-row>
            <table:table-row>
              <table:table-cell office:value-type="string">
                <text:p>SPERRY 1100/83</text:p>
              </table:table-cell>
              <table:table-cell office:value-type="float" office:value="5719.66666666667">
                <text:p>5719.66666666667</text:p>
              </table:table-cell>
            </table:table-row>
            <table:table-row>
              <table:table-cell office:value-type="string">
                <text:p>SPERRY 1100/84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IBM 3083 B</text:p>
              </table:table-cell>
              <table:table-cell office:value-type="float" office:value="6676.33333333333">
                <text:p>6676.33333333333</text:p>
              </table:table-cell>
            </table:table-row>
            <table:table-row>
              <table:table-cell office:value-type="string">
                <text:p>AMDAHL 470V/7</text:p>
              </table:table-cell>
              <table:table-cell office:value-type="float" office:value="6683.5">
                <text:p>6683.5</text:p>
              </table:table-cell>
            </table:table-row>
            <table:table-row>
              <table:table-cell office:value-type="string">
                <text:p>AMDAHL 470/7A</text:p>
              </table:table-cell>
              <table:table-cell office:value-type="float" office:value="6683.5">
                <text:p>6683.5</text:p>
              </table:table-cell>
            </table:table-row>
            <table:table-row>
              <table:table-cell office:value-type="string">
                <text:p>AMDAHL 470V/7B</text:p>
              </table:table-cell>
              <table:table-cell office:value-type="float" office:value="6683.5">
                <text:p>6683.5</text:p>
              </table:table-cell>
            </table:table-row>
            <table:table-row>
              <table:table-cell office:value-type="string">
                <text:p>SIEMENS 7.880-2</text:p>
              </table:table-cell>
              <table:table-cell office:value-type="float" office:value="6686.33333333333">
                <text:p>6686.33333333333</text:p>
              </table:table-cell>
            </table:table-row>
            <table:table-row>
              <table:table-cell office:value-type="string">
                <text:p>AMDAHL 470V/8</text:p>
              </table:table-cell>
              <table:table-cell office:value-type="float" office:value="6688.33333333333">
                <text:p>6688.33333333333</text:p>
              </table:table-cell>
            </table:table-row>
            <table:table-row>
              <table:table-cell office:value-type="string">
                <text:p>NAS AS/8060</text:p>
              </table:table-cell>
              <table:table-cell office:value-type="float" office:value="6688.5">
                <text:p>6688.5</text:p>
              </table:table-cell>
            </table:table-row>
            <table:table-row>
              <table:table-cell office:value-type="string">
                <text:p>NAS AS/9040</text:p>
              </table:table-cell>
              <table:table-cell office:value-type="float" office:value="6689">
                <text:p>6689</text:p>
              </table:table-cell>
            </table:table-row>
            <table:table-row>
              <table:table-cell office:value-type="string">
                <text:p>NAS AS/8050</text:p>
              </table:table-cell>
              <table:table-cell office:value-type="float" office:value="6689.33333333333">
                <text:p>6689.33333333333</text:p>
              </table:table-cell>
            </table:table-row>
            <table:table-row>
              <table:table-cell office:value-type="string">
                <text:p>SIEMENS 7.881-2</text:p>
              </table:table-cell>
              <table:table-cell office:value-type="float" office:value="6701.66666666667">
                <text:p>6701.66666666667</text:p>
              </table:table-cell>
            </table:table-row>
            <table:table-row>
              <table:table-cell office:value-type="string">
                <text:p>IBM 3081 D</text:p>
              </table:table-cell>
              <table:table-cell office:value-type="float" office:value="8020.33333333333">
                <text:p>8020.33333333333</text:p>
              </table:table-cell>
            </table:table-row>
            <table:table-row>
              <table:table-cell office:value-type="string">
                <text:p>IBM 3081</text:p>
              </table:table-cell>
              <table:table-cell office:value-type="float" office:value="8021.66666666667">
                <text:p>8021.66666666667</text:p>
              </table:table-cell>
            </table:table-row>
            <table:table-row>
              <table:table-cell office:value-type="string">
                <text:p>AMDAHL 580-5840</text:p>
              </table:table-cell>
              <table:table-cell office:value-type="float" office:value="8022.5">
                <text:p>8022.5</text:p>
              </table:table-cell>
            </table:table-row>
            <table:table-row>
              <table:table-cell office:value-type="string">
                <text:p>AMDAHL 580-5850</text:p>
              </table:table-cell>
              <table:table-cell office:value-type="float" office:value="8022.5">
                <text:p>8022.5</text:p>
              </table:table-cell>
            </table:table-row>
            <table:table-row>
              <table:table-cell office:value-type="string">
                <text:p>NAS AS/9000 DPC</text:p>
              </table:table-cell>
              <table:table-cell office:value-type="float" office:value="8035.66666666667">
                <text:p>8035.66666666667</text:p>
              </table:table-cell>
            </table:table-row>
            <table:table-row>
              <table:table-cell office:value-type="string">
                <text:p>NAS AS/9060</text:p>
              </table:table-cell>
              <table:table-cell office:value-type="float" office:value="8054.33333333333">
                <text:p>8054.33333333333</text:p>
              </table:table-cell>
            </table:table-row>
            <table:table-row>
              <table:table-cell office:value-type="string">
                <text:p>SPERRY 1100/93</text:p>
              </table:table-cell>
              <table:table-cell office:value-type="float" office:value="12052.3333333333">
                <text:p>12052.3333333333</text:p>
              </table:table-cell>
            </table:table-row>
            <table:table-row>
              <table:table-cell office:value-type="string">
                <text:p>SPERRY 1100/94</text:p>
              </table:table-cell>
              <table:table-cell office:value-type="float" office:value="12057.6666666667">
                <text:p>12057.6666666667</text:p>
              </table:table-cell>
            </table:table-row>
            <table:table-row>
              <table:table-cell office:value-type="string">
                <text:p>AMDAHL 580-5860</text:p>
              </table:table-cell>
              <table:table-cell office:value-type="float" office:value="13355.8333333333">
                <text:p>13355.8333333333</text:p>
              </table:table-cell>
            </table:table-row>
            <table:table-row>
              <table:table-cell office:value-type="string">
                <text:p>AMDAHL 580 5880</text:p>
              </table:table-cell>
              <table:table-cell office:value-type="float" office:value="16041.1666666667">
                <text:p>16041.1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